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31882404222157" calcext:value-type="float">
            <text:p>-0.331882404222157</text:p>
          </table:table-cell>
          <table:table-cell office:value-type="float" office:value="0" calcext:value-type="float">
            <text:p>0</text:p>
          </table:table-cell>
          <table:table-cell office:value-type="float" office:value="-0.993506493506493" calcext:value-type="float">
            <text:p>-0.993506493506493</text:p>
          </table:table-cell>
          <table:table-cell office:value-type="float" office:value="2.1102349405433E-019" calcext:value-type="float">
            <text:p>2.1102349405433E-19</text:p>
          </table:table-cell>
          <table:table-cell office:value-type="float" office:value="-0.416857255135699" calcext:value-type="float">
            <text:p>-0.416857255135699</text:p>
          </table:table-cell>
          <table:table-cell office:value-type="float" office:value="0.00000120098036849417" calcext:value-type="float">
            <text:p>1.20098036849417E-06</text:p>
          </table:table-cell>
          <table:table-cell office:value-type="float" office:value="-0.664051570726355" calcext:value-type="float">
            <text:p>-0.664051570726355</text:p>
          </table:table-cell>
          <table:table-cell office:value-type="float" office:value="2.33952519108853E-017" calcext:value-type="float">
            <text:p>2.33952519108853E-17</text:p>
          </table:table-cell>
          <table:table-cell office:value-type="float" office:value="0.525278240575395" calcext:value-type="float">
            <text:p>0.525278240575395</text:p>
          </table:table-cell>
          <table:table-cell office:value-type="float" office:value="0.000000000270526588448539" calcext:value-type="float">
            <text:p>2.70526588448539E-10</text:p>
          </table:table-cell>
          <table:table-cell office:value-type="float" office:value="3.71405375957427" calcext:value-type="float">
            <text:p>3.71405375957427</text:p>
          </table:table-cell>
          <table:table-cell office:value-type="float" office:value="0.000307935352563354" calcext:value-type="float">
            <text:p>0.000307935352563</text:p>
          </table:table-cell>
          <table:table-cell office:value-type="float" office:value="-0.822074882320653" calcext:value-type="float">
            <text:p>-0.822074882320653</text:p>
          </table:table-cell>
          <table:table-cell office:value-type="float" office:value="0.000000144989704145579" calcext:value-type="float">
            <text:p>1.44989704145579E-07</text:p>
          </table:table-cell>
          <table:table-cell office:value-type="float" office:value="-0.736607956770609" calcext:value-type="float">
            <text:p>-0.736607956770609</text:p>
          </table:table-cell>
          <table:table-cell office:value-type="float" office:value="4.37511315649882E-047" calcext:value-type="float">
            <text:p>4.37511315649882E-47</text:p>
          </table:table-cell>
          <table:table-cell office:value-type="float" office:value="-0.593322427633325" calcext:value-type="float">
            <text:p>-0.593322427633325</text:p>
          </table:table-cell>
          <table:table-cell office:value-type="float" office:value="7.07186996655986E-027" calcext:value-type="float">
            <text:p>7.07186996655986E-27</text:p>
          </table:table-cell>
          <table:table-cell office:value-type="float" office:value="0.483468673376323" calcext:value-type="float">
            <text:p>0.483468673376323</text:p>
          </table:table-cell>
          <table:table-cell office:value-type="float" office:value="4.18257372741931E-017" calcext:value-type="float">
            <text:p>4.18257372741931E-17</text:p>
          </table:table-cell>
          <table:table-cell office:value-type="float" office:value="-3.526637072661" calcext:value-type="float">
            <text:p>-3.526637072661</text:p>
          </table:table-cell>
          <table:table-cell office:value-type="float" office:value="0.000495822018501236" calcext:value-type="float">
            <text:p>0.000495822018501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226630071187332" calcext:value-type="float">
            <text:p>-0.226630071187332</text:p>
          </table:table-cell>
          <table:table-cell office:value-type="float" office:value="2.57932639986941E-107" calcext:value-type="float">
            <text:p>2.57932639986941E-107</text:p>
          </table:table-cell>
          <table:table-cell office:value-type="float" office:value="-0.965413533834586" calcext:value-type="float">
            <text:p>-0.965413533834586</text:p>
          </table:table-cell>
          <table:table-cell office:value-type="float" office:value="0.00000000000593241837286471" calcext:value-type="float">
            <text:p>5.93241837286471E-12</text:p>
          </table:table-cell>
          <table:table-cell office:value-type="float" office:value="-0.381286118868575" calcext:value-type="float">
            <text:p>-0.381286118868575</text:p>
          </table:table-cell>
          <table:table-cell office:value-type="float" office:value="0.00000548650614915738" calcext:value-type="float">
            <text:p>5.48650614915738E-06</text:p>
          </table:table-cell>
          <table:table-cell office:value-type="float" office:value="-0.529578191713507" calcext:value-type="float">
            <text:p>-0.529578191713507</text:p>
          </table:table-cell>
          <table:table-cell office:value-type="float" office:value="0.0000000000472984625040247" calcext:value-type="float">
            <text:p>4.72984625040247E-11</text:p>
          </table:table-cell>
          <table:table-cell office:value-type="float" office:value="0.40433187526865" calcext:value-type="float">
            <text:p>0.40433187526865</text:p>
          </table:table-cell>
          <table:table-cell office:value-type="float" office:value="0.00000126511016872244" calcext:value-type="float">
            <text:p>1.26511016872244E-06</text:p>
          </table:table-cell>
          <table:table-cell office:value-type="float" office:value="1.84293869769222" calcext:value-type="float">
            <text:p>1.84293869769222</text:p>
          </table:table-cell>
          <table:table-cell office:value-type="float" office:value="0.0675984289880559" calcext:value-type="float">
            <text:p>0.067598428988056</text:p>
          </table:table-cell>
          <table:table-cell office:value-type="float" office:value="-0.768629275136788" calcext:value-type="float">
            <text:p>-0.768629275136788</text:p>
          </table:table-cell>
          <table:table-cell office:value-type="float" office:value="0.0000114730184847622" calcext:value-type="float">
            <text:p>1.14730184847622E-05</text:p>
          </table:table-cell>
          <table:table-cell office:value-type="float" office:value="-0.754828126802357" calcext:value-type="float">
            <text:p>-0.754828126802357</text:p>
          </table:table-cell>
          <table:table-cell office:value-type="float" office:value="4.5290774478854E-057" calcext:value-type="float">
            <text:p>4.5290774478854E-57</text:p>
          </table:table-cell>
          <table:table-cell office:value-type="float" office:value="-0.51568555114854" calcext:value-type="float">
            <text:p>-0.51568555114854</text:p>
          </table:table-cell>
          <table:table-cell office:value-type="float" office:value="5.48768362562249E-022" calcext:value-type="float">
            <text:p>5.48768362562249E-22</text:p>
          </table:table-cell>
          <table:table-cell office:value-type="float" office:value="0.407341606124715" calcext:value-type="float">
            <text:p>0.407341606124715</text:p>
          </table:table-cell>
          <table:table-cell office:value-type="float" office:value="0.000000000000153675428663413" calcext:value-type="float">
            <text:p>1.53675428663413E-13</text:p>
          </table:table-cell>
          <table:table-cell office:value-type="float" office:value="-5.81346125533383" calcext:value-type="float">
            <text:p>-5.81346125533383</text:p>
          </table:table-cell>
          <table:table-cell office:value-type="float" office:value="0.0000000156434306905226" calcext:value-type="float">
            <text:p>1.56434306905226E-08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307200072596756" calcext:value-type="float">
            <text:p>-0.307200072596756</text:p>
          </table:table-cell>
          <table:table-cell office:value-type="float" office:value="3.37671877829795E-147" calcext:value-type="float">
            <text:p>3.37671877829795E-147</text:p>
          </table:table-cell>
          <table:table-cell office:value-type="float" office:value="-0.96660957714228" calcext:value-type="float">
            <text:p>-0.96660957714228</text:p>
          </table:table-cell>
          <table:table-cell office:value-type="float" office:value="0.0000000000174132000256836" calcext:value-type="float">
            <text:p>1.74132000256836E-11</text:p>
          </table:table-cell>
          <table:table-cell office:value-type="float" office:value="-0.506766565400951" calcext:value-type="float">
            <text:p>-0.506766565400951</text:p>
          </table:table-cell>
          <table:table-cell office:value-type="float" office:value="0.00000000190747295773237" calcext:value-type="float">
            <text:p>1.90747295773237E-09</text:p>
          </table:table-cell>
          <table:table-cell office:value-type="float" office:value="-0.552235816606977" calcext:value-type="float">
            <text:p>-0.552235816606977</text:p>
          </table:table-cell>
          <table:table-cell office:value-type="float" office:value="0.0000000000295478120603477" calcext:value-type="float">
            <text:p>2.95478120603477E-11</text:p>
          </table:table-cell>
          <table:table-cell office:value-type="float" office:value="0.457659684891269" calcext:value-type="float">
            <text:p>0.457659684891269</text:p>
          </table:table-cell>
          <table:table-cell office:value-type="float" office:value="0.0000000909045500456211" calcext:value-type="float">
            <text:p>9.09045500456211E-08</text:p>
          </table:table-cell>
          <table:table-cell office:value-type="float" office:value="0.599723740252537" calcext:value-type="float">
            <text:p>0.599723740252537</text:p>
          </table:table-cell>
          <table:table-cell office:value-type="float" office:value="0.549811767962675" calcext:value-type="float">
            <text:p>0.549811767962675</text:p>
          </table:table-cell>
          <table:table-cell office:value-type="float" office:value="-0.783644243310643" calcext:value-type="float">
            <text:p>-0.783644243310643</text:p>
          </table:table-cell>
          <table:table-cell office:value-type="float" office:value="0.00000973516903110163" calcext:value-type="float">
            <text:p>9.73516903110163E-06</text:p>
          </table:table-cell>
          <table:table-cell office:value-type="float" office:value="-0.762328240267389" calcext:value-type="float">
            <text:p>-0.762328240267389</text:p>
          </table:table-cell>
          <table:table-cell office:value-type="float" office:value="7.39392915510428E-051" calcext:value-type="float">
            <text:p>7.39392915510428E-51</text:p>
          </table:table-cell>
          <table:table-cell office:value-type="float" office:value="-0.690844261845811" calcext:value-type="float">
            <text:p>-0.690844261845811</text:p>
          </table:table-cell>
          <table:table-cell office:value-type="float" office:value="2.34998997760585E-038" calcext:value-type="float">
            <text:p>2.34998997760585E-38</text:p>
          </table:table-cell>
          <table:table-cell office:value-type="float" office:value="0.589111900075741" calcext:value-type="float">
            <text:p>0.589111900075741</text:p>
          </table:table-cell>
          <table:table-cell office:value-type="float" office:value="8.87775685090872E-026" calcext:value-type="float">
            <text:p>8.87775685090872E-26</text:p>
          </table:table-cell>
          <table:table-cell office:value-type="float" office:value="-2.11933140008363" calcext:value-type="float">
            <text:p>-2.11933140008363</text:p>
          </table:table-cell>
          <table:table-cell office:value-type="float" office:value="0.035017791472229" calcext:value-type="float">
            <text:p>0.035017791472229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50069272508653" calcext:value-type="float">
            <text:p>-0.350069272508653</text:p>
          </table:table-cell>
          <table:table-cell office:value-type="float" office:value="0" calcext:value-type="float">
            <text:p>0</text:p>
          </table:table-cell>
          <table:table-cell office:value-type="float" office:value="-0.936990391836812" calcext:value-type="float">
            <text:p>-0.936990391836812</text:p>
          </table:table-cell>
          <table:table-cell office:value-type="float" office:value="0.0000000000467677712038255" calcext:value-type="float">
            <text:p>4.67677712038255E-11</text:p>
          </table:table-cell>
          <table:table-cell office:value-type="float" office:value="-0.495447615152723" calcext:value-type="float">
            <text:p>-0.495447615152723</text:p>
          </table:table-cell>
          <table:table-cell office:value-type="float" office:value="0.00000033147595569392" calcext:value-type="float">
            <text:p>3.3147595569392E-07</text:p>
          </table:table-cell>
          <table:table-cell office:value-type="float" office:value="-0.547132848026234" calcext:value-type="float">
            <text:p>-0.547132848026234</text:p>
          </table:table-cell>
          <table:table-cell office:value-type="float" office:value="0.00000000963815373411669" calcext:value-type="float">
            <text:p>9.63815373411669E-09</text:p>
          </table:table-cell>
          <table:table-cell office:value-type="float" office:value="0.549485138764709" calcext:value-type="float">
            <text:p>0.549485138764709</text:p>
          </table:table-cell>
          <table:table-cell office:value-type="float" office:value="0.00000000808648667049643" calcext:value-type="float">
            <text:p>8.08648667049643E-09</text:p>
          </table:table-cell>
          <table:table-cell office:value-type="float" office:value="0.641068835665035" calcext:value-type="float">
            <text:p>0.641068835665035</text:p>
          </table:table-cell>
          <table:table-cell office:value-type="float" office:value="0.5230717353231" calcext:value-type="float">
            <text:p>0.5230717353231</text:p>
          </table:table-cell>
          <table:table-cell office:value-type="float" office:value="-0.638487987291918" calcext:value-type="float">
            <text:p>-0.638487987291918</text:p>
          </table:table-cell>
          <table:table-cell office:value-type="float" office:value="0.000193669061693236" calcext:value-type="float">
            <text:p>0.000193669061693</text:p>
          </table:table-cell>
          <table:table-cell office:value-type="float" office:value="-0.815602846574969" calcext:value-type="float">
            <text:p>-0.815602846574969</text:p>
          </table:table-cell>
          <table:table-cell office:value-type="float" office:value="7.11179766450211E-045" calcext:value-type="float">
            <text:p>7.11179766450211E-45</text:p>
          </table:table-cell>
          <table:table-cell office:value-type="float" office:value="-0.472483140416581" calcext:value-type="float">
            <text:p>-0.472483140416581</text:p>
          </table:table-cell>
          <table:table-cell office:value-type="float" office:value="0.0000000000144929632143915" calcext:value-type="float">
            <text:p>1.44929632143915E-11</text:p>
          </table:table-cell>
          <table:table-cell office:value-type="float" office:value="0.435351892097216" calcext:value-type="float">
            <text:p>0.435351892097216</text:p>
          </table:table-cell>
          <table:table-cell office:value-type="float" office:value="0.000000000732271746352578" calcext:value-type="float">
            <text:p>7.32271746352578E-10</text:p>
          </table:table-cell>
          <table:table-cell office:value-type="float" office:value="-7.18651550783739" calcext:value-type="float">
            <text:p>-7.18651550783739</text:p>
          </table:table-cell>
          <table:table-cell office:value-type="float" office:value="0.0000000000170581120320716" calcext:value-type="float">
            <text:p>1.70581120320716E-11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62170990960999" calcext:value-type="float">
            <text:p>-0.262170990960999</text:p>
          </table:table-cell>
          <table:table-cell office:value-type="float" office:value="0" calcext:value-type="float">
            <text:p>0</text:p>
          </table:table-cell>
          <table:table-cell office:value-type="float" office:value="-0.980518811183982" calcext:value-type="float">
            <text:p>-0.980518811183982</text:p>
          </table:table-cell>
          <table:table-cell office:value-type="float" office:value="6.65194990320579E-025" calcext:value-type="float">
            <text:p>6.65194990320579E-25</text:p>
          </table:table-cell>
          <table:table-cell office:value-type="float" office:value="-0.470931831929797" calcext:value-type="float">
            <text:p>-0.470931831929797</text:p>
          </table:table-cell>
          <table:table-cell office:value-type="float" office:value="0.00000473909688320229" calcext:value-type="float">
            <text:p>4.73909688320229E-06</text:p>
          </table:table-cell>
          <table:table-cell office:value-type="float" office:value="-0.618081805448975" calcext:value-type="float">
            <text:p>-0.618081805448975</text:p>
          </table:table-cell>
          <table:table-cell office:value-type="float" office:value="0.000000000229304120813574" calcext:value-type="float">
            <text:p>2.29304120813574E-10</text:p>
          </table:table-cell>
          <table:table-cell office:value-type="float" office:value="0.501597308857916" calcext:value-type="float">
            <text:p>0.501597308857916</text:p>
          </table:table-cell>
          <table:table-cell office:value-type="float" office:value="0.000000866660166036317" calcext:value-type="float">
            <text:p>8.66660166036317E-07</text:p>
          </table:table-cell>
          <table:table-cell office:value-type="float" office:value="1.72298904567903" calcext:value-type="float">
            <text:p>1.72298904567903</text:p>
          </table:table-cell>
          <table:table-cell office:value-type="float" office:value="0.0886143738279149" calcext:value-type="float">
            <text:p>0.088614373827915</text:p>
          </table:table-cell>
          <table:table-cell office:value-type="float" office:value="-0.83762956148195" calcext:value-type="float">
            <text:p>-0.83762956148195</text:p>
          </table:table-cell>
          <table:table-cell office:value-type="float" office:value="0.000000000188783633136569" calcext:value-type="float">
            <text:p>1.88783633136569E-10</text:p>
          </table:table-cell>
          <table:table-cell office:value-type="float" office:value="-0.791696050127502" calcext:value-type="float">
            <text:p>-0.791696050127502</text:p>
          </table:table-cell>
          <table:table-cell office:value-type="float" office:value="2.17725876520146E-043" calcext:value-type="float">
            <text:p>2.17725876520146E-43</text:p>
          </table:table-cell>
          <table:table-cell office:value-type="float" office:value="-0.594977410413226" calcext:value-type="float">
            <text:p>-0.594977410413226</text:p>
          </table:table-cell>
          <table:table-cell office:value-type="float" office:value="3.72993699355819E-020" calcext:value-type="float">
            <text:p>3.72993699355819E-20</text:p>
          </table:table-cell>
          <table:table-cell office:value-type="float" office:value="0.545227107259678" calcext:value-type="float">
            <text:p>0.545227107259678</text:p>
          </table:table-cell>
          <table:table-cell office:value-type="float" office:value="1.42606710736533E-016" calcext:value-type="float">
            <text:p>1.42606710736533E-16</text:p>
          </table:table-cell>
          <table:table-cell office:value-type="float" office:value="-4.72955369869215" calcext:value-type="float">
            <text:p>-4.72955369869215</text:p>
          </table:table-cell>
          <table:table-cell office:value-type="float" office:value="0.00000433581300938933" calcext:value-type="float">
            <text:p>4.33581300938933E-06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335056960860367" calcext:value-type="float">
            <text:p>-0.335056960860367</text:p>
          </table:table-cell>
          <table:table-cell office:value-type="float" office:value="3.87451538639056E-190" calcext:value-type="float">
            <text:p>3.87451538639056E-190</text:p>
          </table:table-cell>
          <table:table-cell office:value-type="float" office:value="-0.814705882352941" calcext:value-type="float">
            <text:p>-0.814705882352941</text:p>
          </table:table-cell>
          <table:table-cell office:value-type="float" office:value="0.000121309505722356" calcext:value-type="float">
            <text:p>0.000121309505722</text:p>
          </table:table-cell>
          <table:table-cell office:value-type="float" office:value="-0.288987592448499" calcext:value-type="float">
            <text:p>-0.288987592448499</text:p>
          </table:table-cell>
          <table:table-cell office:value-type="float" office:value="0.00081503921037312" calcext:value-type="float">
            <text:p>0.000815039210373</text:p>
          </table:table-cell>
          <table:table-cell office:value-type="float" office:value="-0.477874529119745" calcext:value-type="float">
            <text:p>-0.477874529119745</text:p>
          </table:table-cell>
          <table:table-cell office:value-type="float" office:value="0.00000000783474587235493" calcext:value-type="float">
            <text:p>7.83474587235493E-09</text:p>
          </table:table-cell>
          <table:table-cell office:value-type="float" office:value="0.39266888669741" calcext:value-type="float">
            <text:p>0.39266888669741</text:p>
          </table:table-cell>
          <table:table-cell office:value-type="float" office:value="0.00000350187763520869" calcext:value-type="float">
            <text:p>3.50187763520869E-06</text:p>
          </table:table-cell>
          <table:table-cell office:value-type="float" office:value="2.19737546839307" calcext:value-type="float">
            <text:p>2.19737546839307</text:p>
          </table:table-cell>
          <table:table-cell office:value-type="float" office:value="0.0297930274118306" calcext:value-type="float">
            <text:p>0.029793027411831</text:p>
          </table:table-cell>
          <table:table-cell office:value-type="float" office:value="-0.6203876013295" calcext:value-type="float">
            <text:p>-0.6203876013295</text:p>
          </table:table-cell>
          <table:table-cell office:value-type="float" office:value="0.0045971826699806" calcext:value-type="float">
            <text:p>0.004597182669981</text:p>
          </table:table-cell>
          <table:table-cell office:value-type="float" office:value="-0.732734826968861" calcext:value-type="float">
            <text:p>-0.732734826968861</text:p>
          </table:table-cell>
          <table:table-cell office:value-type="float" office:value="2.08715488589023E-051" calcext:value-type="float">
            <text:p>2.08715488589023E-51</text:p>
          </table:table-cell>
          <table:table-cell office:value-type="float" office:value="-0.583384242698427" calcext:value-type="float">
            <text:p>-0.583384242698427</text:p>
          </table:table-cell>
          <table:table-cell office:value-type="float" office:value="1.43499273338432E-028" calcext:value-type="float">
            <text:p>1.43499273338432E-28</text:p>
          </table:table-cell>
          <table:table-cell office:value-type="float" office:value="0.469998906202105" calcext:value-type="float">
            <text:p>0.469998906202105</text:p>
          </table:table-cell>
          <table:table-cell office:value-type="float" office:value="8.80465627701748E-018" calcext:value-type="float">
            <text:p>8.80465627701748E-18</text:p>
          </table:table-cell>
          <table:table-cell office:value-type="float" office:value="-3.79565375070618" calcext:value-type="float">
            <text:p>-3.79565375070618</text:p>
          </table:table-cell>
          <table:table-cell office:value-type="float" office:value="0.000178723987825194" calcext:value-type="float">
            <text:p>0.000178723987825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292061310428694" calcext:value-type="float">
            <text:p>-0.292061310428694</text:p>
          </table:table-cell>
          <table:table-cell office:value-type="float" office:value="1.12633098467124E-189" calcext:value-type="float">
            <text:p>1.12633098467124E-189</text:p>
          </table:table-cell>
          <table:table-cell office:value-type="float" office:value="-0.925889328063241" calcext:value-type="float">
            <text:p>-0.925889328063241</text:p>
          </table:table-cell>
          <table:table-cell office:value-type="float" office:value="0.000000000244560386469798" calcext:value-type="float">
            <text:p>2.44560386469798E-10</text:p>
          </table:table-cell>
          <table:table-cell office:value-type="float" office:value="-0.452727457637676" calcext:value-type="float">
            <text:p>-0.452727457637676</text:p>
          </table:table-cell>
          <table:table-cell office:value-type="float" office:value="0.0000000637304481869937" calcext:value-type="float">
            <text:p>6.37304481869937E-08</text:p>
          </table:table-cell>
          <table:table-cell office:value-type="float" office:value="-0.571275716127149" calcext:value-type="float">
            <text:p>-0.571275716127149</text:p>
          </table:table-cell>
          <table:table-cell office:value-type="float" office:value="0.00000000000126924820812482" calcext:value-type="float">
            <text:p>1.26924820812482E-12</text:p>
          </table:table-cell>
          <table:table-cell office:value-type="float" office:value="0.720095369605483" calcext:value-type="float">
            <text:p>0.720095369605483</text:p>
          </table:table-cell>
          <table:table-cell office:value-type="float" office:value="4.68872324586383E-022" calcext:value-type="float">
            <text:p>4.68872324586383E-22</text:p>
          </table:table-cell>
          <table:table-cell office:value-type="float" office:value="2.17176809173923" calcext:value-type="float">
            <text:p>2.17176809173923</text:p>
          </table:table-cell>
          <table:table-cell office:value-type="float" office:value="0.031731177158448" calcext:value-type="float">
            <text:p>0.031731177158448</text:p>
          </table:table-cell>
          <table:table-cell office:value-type="float" office:value="-0.720907880233006" calcext:value-type="float">
            <text:p>-0.720907880233006</text:p>
          </table:table-cell>
          <table:table-cell office:value-type="float" office:value="0.0000479634900367804" calcext:value-type="float">
            <text:p>4.79634900367804E-05</text:p>
          </table:table-cell>
          <table:table-cell office:value-type="float" office:value="-0.770225790828728" calcext:value-type="float">
            <text:p>-0.770225790828728</text:p>
          </table:table-cell>
          <table:table-cell office:value-type="float" office:value="1.19415214898508E-055" calcext:value-type="float">
            <text:p>1.19415214898508E-55</text:p>
          </table:table-cell>
          <table:table-cell office:value-type="float" office:value="-0.670623117111076" calcext:value-type="float">
            <text:p>-0.670623117111076</text:p>
          </table:table-cell>
          <table:table-cell office:value-type="float" office:value="1.52089029364806E-037" calcext:value-type="float">
            <text:p>1.52089029364806E-37</text:p>
          </table:table-cell>
          <table:table-cell office:value-type="float" office:value="0.620008814106052" calcext:value-type="float">
            <text:p>0.620008814106052</text:p>
          </table:table-cell>
          <table:table-cell office:value-type="float" office:value="8.21304364474633E-031" calcext:value-type="float">
            <text:p>8.21304364474633E-31</text:p>
          </table:table-cell>
          <table:table-cell office:value-type="float" office:value="-3.11271102338433" calcext:value-type="float">
            <text:p>-3.11271102338433</text:p>
          </table:table-cell>
          <table:table-cell office:value-type="float" office:value="0.00204992245166654" calcext:value-type="float">
            <text:p>0.002049922451667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251368561524806" calcext:value-type="float">
            <text:p>-0.251368561524806</text:p>
          </table:table-cell>
          <table:table-cell office:value-type="float" office:value="1.34942750476919E-223" calcext:value-type="float">
            <text:p>1.34942750476919E-223</text:p>
          </table:table-cell>
          <table:table-cell office:value-type="float" office:value="-0.968421052631579" calcext:value-type="float">
            <text:p>-0.968421052631579</text:p>
          </table:table-cell>
          <table:table-cell office:value-type="float" office:value="0.0000000000109055586677185" calcext:value-type="float">
            <text:p>1.09055586677185E-11</text:p>
          </table:table-cell>
          <table:table-cell office:value-type="float" office:value="-0.41179711073115" calcext:value-type="float">
            <text:p>-0.41179711073115</text:p>
          </table:table-cell>
          <table:table-cell office:value-type="float" office:value="0.00000327268698097799" calcext:value-type="float">
            <text:p>3.27268698097799E-06</text:p>
          </table:table-cell>
          <table:table-cell office:value-type="float" office:value="-0.699718472010541" calcext:value-type="float">
            <text:p>-0.699718472010541</text:p>
          </table:table-cell>
          <table:table-cell office:value-type="float" office:value="8.52605343842777E-019" calcext:value-type="float">
            <text:p>8.52605343842777E-19</text:p>
          </table:table-cell>
          <table:table-cell office:value-type="float" office:value="0.61610510178812" calcext:value-type="float">
            <text:p>0.61610510178812</text:p>
          </table:table-cell>
          <table:table-cell office:value-type="float" office:value="0.0000000000000877771963898403" calcext:value-type="float">
            <text:p>8.77771963898403E-14</text:p>
          </table:table-cell>
          <table:table-cell office:value-type="float" office:value="4.89064579042526" calcext:value-type="float">
            <text:p>4.89064579042526</text:p>
          </table:table-cell>
          <table:table-cell office:value-type="float" office:value="0.00000326464864072073" calcext:value-type="float">
            <text:p>3.26464864072073E-06</text:p>
          </table:table-cell>
          <table:table-cell office:value-type="float" office:value="-0.717115984557566" calcext:value-type="float">
            <text:p>-0.717115984557566</text:p>
          </table:table-cell>
          <table:table-cell office:value-type="float" office:value="0.000253676892863188" calcext:value-type="float">
            <text:p>0.000253676892863</text:p>
          </table:table-cell>
          <table:table-cell office:value-type="float" office:value="-0.777259972614144" calcext:value-type="float">
            <text:p>-0.777259972614144</text:p>
          </table:table-cell>
          <table:table-cell office:value-type="float" office:value="1.38887915894825E-048" calcext:value-type="float">
            <text:p>1.38887915894825E-48</text:p>
          </table:table-cell>
          <table:table-cell office:value-type="float" office:value="-0.703263654056825" calcext:value-type="float">
            <text:p>-0.703263654056825</text:p>
          </table:table-cell>
          <table:table-cell office:value-type="float" office:value="3.11485384358799E-036" calcext:value-type="float">
            <text:p>3.11485384358799E-36</text:p>
          </table:table-cell>
          <table:table-cell office:value-type="float" office:value="0.621078250255723" calcext:value-type="float">
            <text:p>0.621078250255723</text:p>
          </table:table-cell>
          <table:table-cell office:value-type="float" office:value="2.35332543213397E-026" calcext:value-type="float">
            <text:p>2.35332543213397E-26</text:p>
          </table:table-cell>
          <table:table-cell office:value-type="float" office:value="-2.21311517393949" calcext:value-type="float">
            <text:p>-2.21311517393949</text:p>
          </table:table-cell>
          <table:table-cell office:value-type="float" office:value="0.0278679869460785" calcext:value-type="float">
            <text:p>0.027867986946079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328963896433078" calcext:value-type="float">
            <text:p>-0.328963896433078</text:p>
          </table:table-cell>
          <table:table-cell office:value-type="float" office:value="2.1116749650842E-232" calcext:value-type="float">
            <text:p>2.1116749650842E-232</text:p>
          </table:table-cell>
          <table:table-cell office:value-type="float" office:value="-0.957894736842105" calcext:value-type="float">
            <text:p>-0.957894736842105</text:p>
          </table:table-cell>
          <table:table-cell office:value-type="float" office:value="0.00000000012135311926058" calcext:value-type="float">
            <text:p>1.2135311926058E-10</text:p>
          </table:table-cell>
          <table:table-cell office:value-type="float" office:value="-0.395609803505517" calcext:value-type="float">
            <text:p>-0.395609803505517</text:p>
          </table:table-cell>
          <table:table-cell office:value-type="float" office:value="0.00000266642861357105" calcext:value-type="float">
            <text:p>2.66642861357105E-06</text:p>
          </table:table-cell>
          <table:table-cell office:value-type="float" office:value="-0.547723105120545" calcext:value-type="float">
            <text:p>-0.547723105120545</text:p>
          </table:table-cell>
          <table:table-cell office:value-type="float" office:value="0.0000000000107041374372535" calcext:value-type="float">
            <text:p>1.07041374372535E-11</text:p>
          </table:table-cell>
          <table:table-cell office:value-type="float" office:value="0.499091593420817" calcext:value-type="float">
            <text:p>0.499091593420817</text:p>
          </table:table-cell>
          <table:table-cell office:value-type="float" office:value="0.00000000112114015084815" calcext:value-type="float">
            <text:p>1.12114015084815E-09</text:p>
          </table:table-cell>
          <table:table-cell office:value-type="float" office:value="2.06540835818351" calcext:value-type="float">
            <text:p>2.06540835818351</text:p>
          </table:table-cell>
          <table:table-cell office:value-type="float" office:value="0.0408867387680466" calcext:value-type="float">
            <text:p>0.040886738768047</text:p>
          </table:table-cell>
          <table:table-cell office:value-type="float" office:value="-0.735444223561589" calcext:value-type="float">
            <text:p>-0.735444223561589</text:p>
          </table:table-cell>
          <table:table-cell office:value-type="float" office:value="0.0000962133359317431" calcext:value-type="float">
            <text:p>9.62133359317431E-05</text:p>
          </table:table-cell>
          <table:table-cell office:value-type="float" office:value="-0.765520818784873" calcext:value-type="float">
            <text:p>-0.765520818784873</text:p>
          </table:table-cell>
          <table:table-cell office:value-type="float" office:value="3.59514372195579E-060" calcext:value-type="float">
            <text:p>3.59514372195579E-60</text:p>
          </table:table-cell>
          <table:table-cell office:value-type="float" office:value="-0.602941018248875" calcext:value-type="float">
            <text:p>-0.602941018248875</text:p>
          </table:table-cell>
          <table:table-cell office:value-type="float" office:value="1.12421922609724E-031" calcext:value-type="float">
            <text:p>1.12421922609724E-31</text:p>
          </table:table-cell>
          <table:table-cell office:value-type="float" office:value="0.513658857414877" calcext:value-type="float">
            <text:p>0.513658857414877</text:p>
          </table:table-cell>
          <table:table-cell office:value-type="float" office:value="5.30747451060406E-022" calcext:value-type="float">
            <text:p>5.30747451060406E-22</text:p>
          </table:table-cell>
          <table:table-cell office:value-type="float" office:value="-4.59149443723212" calcext:value-type="float">
            <text:p>-4.59149443723212</text:p>
          </table:table-cell>
          <table:table-cell office:value-type="float" office:value="0.00000645828644714823" calcext:value-type="float">
            <text:p>6.45828644714823E-06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312362878930451" calcext:value-type="float">
            <text:p>-0.312362878930451</text:p>
          </table:table-cell>
          <table:table-cell office:value-type="float" office:value="2.00041665696334E-267" calcext:value-type="float">
            <text:p>2.00041665696334E-267</text:p>
          </table:table-cell>
          <table:table-cell office:value-type="float" office:value="-0.964912280701754" calcext:value-type="float">
            <text:p>-0.964912280701754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48128524062036" calcext:value-type="float">
            <text:p>-0.348128524062036</text:p>
          </table:table-cell>
          <table:table-cell office:value-type="float" office:value="0.0000328086034798373" calcext:value-type="float">
            <text:p>3.28086034798373E-05</text:p>
          </table:table-cell>
          <table:table-cell office:value-type="float" office:value="-0.505402583930827" calcext:value-type="float">
            <text:p>-0.505402583930827</text:p>
          </table:table-cell>
          <table:table-cell office:value-type="float" office:value="0.000000000348882527129397" calcext:value-type="float">
            <text:p>3.48882527129397E-10</text:p>
          </table:table-cell>
          <table:table-cell office:value-type="float" office:value="0.555894799590021" calcext:value-type="float">
            <text:p>0.555894799590021</text:p>
          </table:table-cell>
          <table:table-cell office:value-type="float" office:value="0.0000000000021376677924623" calcext:value-type="float">
            <text:p>2.1376677924623E-12</text:p>
          </table:table-cell>
          <table:table-cell office:value-type="float" office:value="2.22313246079846" calcext:value-type="float">
            <text:p>2.22313246079846</text:p>
          </table:table-cell>
          <table:table-cell office:value-type="float" office:value="0.0278949366792584" calcext:value-type="float">
            <text:p>0.027894936679258</text:p>
          </table:table-cell>
          <table:table-cell office:value-type="float" office:value="-0.703271956466227" calcext:value-type="float">
            <text:p>-0.703271956466227</text:p>
          </table:table-cell>
          <table:table-cell office:value-type="float" office:value="0.000541825856974925" calcext:value-type="float">
            <text:p>0.000541825856975</text:p>
          </table:table-cell>
          <table:table-cell office:value-type="float" office:value="-0.7355770170563" calcext:value-type="float">
            <text:p>-0.7355770170563</text:p>
          </table:table-cell>
          <table:table-cell office:value-type="float" office:value="1.05335051818882E-045" calcext:value-type="float">
            <text:p>1.05335051818882E-45</text:p>
          </table:table-cell>
          <table:table-cell office:value-type="float" office:value="-0.534455319172777" calcext:value-type="float">
            <text:p>-0.534455319172777</text:p>
          </table:table-cell>
          <table:table-cell office:value-type="float" office:value="1.109085244409E-020" calcext:value-type="float">
            <text:p>1.109085244409E-20</text:p>
          </table:table-cell>
          <table:table-cell office:value-type="float" office:value="0.557228565467423" calcext:value-type="float">
            <text:p>0.557228565467423</text:p>
          </table:table-cell>
          <table:table-cell office:value-type="float" office:value="1.08419106728808E-022" calcext:value-type="float">
            <text:p>1.08419106728808E-22</text:p>
          </table:table-cell>
          <table:table-cell office:value-type="float" office:value="-5.05274274592388" calcext:value-type="float">
            <text:p>-5.05274274592388</text:p>
          </table:table-cell>
          <table:table-cell office:value-type="float" office:value="0.000000825297326383864" calcext:value-type="float">
            <text:p>8.25297326383864E-07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196000639622632" calcext:value-type="float">
            <text:p>-0.196000639622632</text:p>
          </table:table-cell>
          <table:table-cell office:value-type="float" office:value="2.39375954867505E-028" calcext:value-type="float">
            <text:p>2.39375954867505E-28</text:p>
          </table:table-cell>
          <table:table-cell office:value-type="float" office:value="-0.854545454545455" calcext:value-type="float">
            <text:p>-0.854545454545455</text:p>
          </table:table-cell>
          <table:table-cell office:value-type="float" office:value="0.000806674152164899" calcext:value-type="float">
            <text:p>0.000806674152165</text:p>
          </table:table-cell>
          <table:table-cell office:value-type="float" office:value="-0.368866521734674" calcext:value-type="float">
            <text:p>-0.368866521734674</text:p>
          </table:table-cell>
          <table:table-cell office:value-type="float" office:value="0.00000215558453084101" calcext:value-type="float">
            <text:p>2.15558453084101E-06</text:p>
          </table:table-cell>
          <table:table-cell office:value-type="float" office:value="-0.277750163202951" calcext:value-type="float">
            <text:p>-0.277750163202951</text:p>
          </table:table-cell>
          <table:table-cell office:value-type="float" office:value="0.000447213737004302" calcext:value-type="float">
            <text:p>0.000447213737004</text:p>
          </table:table-cell>
          <table:table-cell office:value-type="float" office:value="0.354763857625696" calcext:value-type="float">
            <text:p>0.354763857625696</text:p>
          </table:table-cell>
          <table:table-cell office:value-type="float" office:value="0.00000551827841223202" calcext:value-type="float">
            <text:p>5.51827841223202E-06</text:p>
          </table:table-cell>
          <table:table-cell office:value-type="float" office:value="-1.07289486319797" calcext:value-type="float">
            <text:p>-1.07289486319797</text:p>
          </table:table-cell>
          <table:table-cell office:value-type="float" office:value="0.285007592590482" calcext:value-type="float">
            <text:p>0.285007592590482</text:p>
          </table:table-cell>
          <table:table-cell office:value-type="float" office:value="-0.674702020449981" calcext:value-type="float">
            <text:p>-0.674702020449981</text:p>
          </table:table-cell>
          <table:table-cell office:value-type="float" office:value="0.00414206043386447" calcext:value-type="float">
            <text:p>0.004142060433864</text:p>
          </table:table-cell>
          <table:table-cell office:value-type="float" office:value="-0.722543397277552" calcext:value-type="float">
            <text:p>-0.722543397277552</text:p>
          </table:table-cell>
          <table:table-cell office:value-type="float" office:value="1.7127617418541E-055" calcext:value-type="float">
            <text:p>1.7127617418541E-55</text:p>
          </table:table-cell>
          <table:table-cell office:value-type="float" office:value="-0.199784954904114" calcext:value-type="float">
            <text:p>-0.199784954904114</text:p>
          </table:table-cell>
          <table:table-cell office:value-type="float" office:value="0.000228078514342103" calcext:value-type="float">
            <text:p>0.000228078514342</text:p>
          </table:table-cell>
          <table:table-cell office:value-type="float" office:value="0.178296185320344" calcext:value-type="float">
            <text:p>0.178296185320344</text:p>
          </table:table-cell>
          <table:table-cell office:value-type="float" office:value="0.00102933829994754" calcext:value-type="float">
            <text:p>0.001029338299948</text:p>
          </table:table-cell>
          <table:table-cell office:value-type="float" office:value="-10.1897731462999" calcext:value-type="float">
            <text:p>-10.1897731462999</text:p>
          </table:table-cell>
          <table:table-cell office:value-type="float" office:value="2.10386327445433E-021" calcext:value-type="float">
            <text:p>2.10386327445433E-21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237192319669817" calcext:value-type="float">
            <text:p>-0.237192319669817</text:p>
          </table:table-cell>
          <table:table-cell office:value-type="float" office:value="1.23178548658114E-290" calcext:value-type="float">
            <text:p>1.23178548658114E-290</text:p>
          </table:table-cell>
          <table:table-cell office:value-type="float" office:value="-0.891965811965812" calcext:value-type="float">
            <text:p>-0.891965811965812</text:p>
          </table:table-cell>
          <table:table-cell office:value-type="float" office:value="0.00000000095161088062575" calcext:value-type="float">
            <text:p>9.5161088062575E-10</text:p>
          </table:table-cell>
          <table:table-cell office:value-type="float" office:value="-0.495211235246576" calcext:value-type="float">
            <text:p>-0.495211235246576</text:p>
          </table:table-cell>
          <table:table-cell office:value-type="float" office:value="0.00000010502423474657" calcext:value-type="float">
            <text:p>1.0502423474657E-07</text:p>
          </table:table-cell>
          <table:table-cell office:value-type="float" office:value="-0.568599188259813" calcext:value-type="float">
            <text:p>-0.568599188259813</text:p>
          </table:table-cell>
          <table:table-cell office:value-type="float" office:value="0.000000000371806943524953" calcext:value-type="float">
            <text:p>3.71806943524953E-10</text:p>
          </table:table-cell>
          <table:table-cell office:value-type="float" office:value="0.453903422713877" calcext:value-type="float">
            <text:p>0.453903422713877</text:p>
          </table:table-cell>
          <table:table-cell office:value-type="float" office:value="0.00000146864979664124" calcext:value-type="float">
            <text:p>1.46864979664124E-06</text:p>
          </table:table-cell>
          <table:table-cell office:value-type="float" office:value="0.881696506170462" calcext:value-type="float">
            <text:p>0.881696506170462</text:p>
          </table:table-cell>
          <table:table-cell office:value-type="float" office:value="0.38005532361047" calcext:value-type="float">
            <text:p>0.38005532361047</text:p>
          </table:table-cell>
          <table:table-cell office:value-type="float" office:value="-0.714109764453917" calcext:value-type="float">
            <text:p>-0.714109764453917</text:p>
          </table:table-cell>
          <table:table-cell office:value-type="float" office:value="0.0000197576082341695" calcext:value-type="float">
            <text:p>1.97576082341695E-05</text:p>
          </table:table-cell>
          <table:table-cell office:value-type="float" office:value="-0.802288250334985" calcext:value-type="float">
            <text:p>-0.802288250334985</text:p>
          </table:table-cell>
          <table:table-cell office:value-type="float" office:value="5.67704837704336E-051" calcext:value-type="float">
            <text:p>5.67704837704336E-51</text:p>
          </table:table-cell>
          <table:table-cell office:value-type="float" office:value="-0.575087129750994" calcext:value-type="float">
            <text:p>-0.575087129750994</text:p>
          </table:table-cell>
          <table:table-cell office:value-type="float" office:value="7.43511066675223E-021" calcext:value-type="float">
            <text:p>7.43511066675223E-21</text:p>
          </table:table-cell>
          <table:table-cell office:value-type="float" office:value="0.498157663661158" calcext:value-type="float">
            <text:p>0.498157663661158</text:p>
          </table:table-cell>
          <table:table-cell office:value-type="float" office:value="2.90910096124111E-015" calcext:value-type="float">
            <text:p>2.90910096124111E-15</text:p>
          </table:table-cell>
          <table:table-cell office:value-type="float" office:value="-5.6206059286218" calcext:value-type="float">
            <text:p>-5.6206059286218</text:p>
          </table:table-cell>
          <table:table-cell office:value-type="float" office:value="0.0000000578245532223673" calcext:value-type="float">
            <text:p>5.78245532223673E-08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285775997277951" calcext:value-type="float">
            <text:p>-0.285775997277951</text:p>
          </table:table-cell>
          <table:table-cell office:value-type="float" office:value="0" calcext:value-type="float">
            <text:p>0</text:p>
          </table:table-cell>
          <table:table-cell office:value-type="float" office:value="-0.973386022606421" calcext:value-type="float">
            <text:p>-0.973386022606421</text:p>
          </table:table-cell>
          <table:table-cell office:value-type="float" office:value="8.26934262417054E-019" calcext:value-type="float">
            <text:p>8.26934262417054E-19</text:p>
          </table:table-cell>
          <table:table-cell office:value-type="float" office:value="-0.371378417942017" calcext:value-type="float">
            <text:p>-0.371378417942017</text:p>
          </table:table-cell>
          <table:table-cell office:value-type="float" office:value="0.0000234736254808113" calcext:value-type="float">
            <text:p>2.34736254808113E-05</text:p>
          </table:table-cell>
          <table:table-cell office:value-type="float" office:value="-0.539221967594413" calcext:value-type="float">
            <text:p>-0.539221967594413</text:p>
          </table:table-cell>
          <table:table-cell office:value-type="float" office:value="0.000000000123774539440036" calcext:value-type="float">
            <text:p>1.23774539440036E-10</text:p>
          </table:table-cell>
          <table:table-cell office:value-type="float" office:value="0.351884899277626" calcext:value-type="float">
            <text:p>0.351884899277626</text:p>
          </table:table-cell>
          <table:table-cell office:value-type="float" office:value="0.0000657489401162791" calcext:value-type="float">
            <text:p>6.57489401162791E-05</text:p>
          </table:table-cell>
          <table:table-cell office:value-type="float" office:value="1.92572855072449" calcext:value-type="float">
            <text:p>1.92572855072449</text:p>
          </table:table-cell>
          <table:table-cell office:value-type="float" office:value="0.0565040895161854" calcext:value-type="float">
            <text:p>0.056504089516185</text:p>
          </table:table-cell>
          <table:table-cell office:value-type="float" office:value="-0.812930951804472" calcext:value-type="float">
            <text:p>-0.812930951804472</text:p>
          </table:table-cell>
          <table:table-cell office:value-type="float" office:value="0.0000000275784004099663" calcext:value-type="float">
            <text:p>2.75784004099663E-08</text:p>
          </table:table-cell>
          <table:table-cell office:value-type="float" office:value="-0.74797913804311" calcext:value-type="float">
            <text:p>-0.74797913804311</text:p>
          </table:table-cell>
          <table:table-cell office:value-type="float" office:value="1.17990712084799E-047" calcext:value-type="float">
            <text:p>1.17990712084799E-47</text:p>
          </table:table-cell>
          <table:table-cell office:value-type="float" office:value="-0.614838304334637" calcext:value-type="float">
            <text:p>-0.614838304334637</text:p>
          </table:table-cell>
          <table:table-cell office:value-type="float" office:value="2.53975822239101E-028" calcext:value-type="float">
            <text:p>2.53975822239101E-28</text:p>
          </table:table-cell>
          <table:table-cell office:value-type="float" office:value="0.472688851928913" calcext:value-type="float">
            <text:p>0.472688851928913</text:p>
          </table:table-cell>
          <table:table-cell office:value-type="float" office:value="8.02041448202561E-016" calcext:value-type="float">
            <text:p>8.02041448202561E-16</text:p>
          </table:table-cell>
          <table:table-cell office:value-type="float" office:value="-3.29588981291612" calcext:value-type="float">
            <text:p>-3.29588981291612</text:p>
          </table:table-cell>
          <table:table-cell office:value-type="float" office:value="0.00111989148501214" calcext:value-type="float">
            <text:p>0.001119891485012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325079369185598" calcext:value-type="float">
            <text:p>-0.325079369185598</text:p>
          </table:table-cell>
          <table:table-cell office:value-type="float" office:value="1.17741518988907E-307" calcext:value-type="float">
            <text:p>1.17741518988907E-307</text:p>
          </table:table-cell>
          <table:table-cell office:value-type="float" office:value="-0.947368421052632" calcext:value-type="float">
            <text:p>-0.947368421052632</text:p>
          </table:table-cell>
          <table:table-cell office:value-type="float" office:value="0.000000000780082922045897" calcext:value-type="float">
            <text:p>7.80082922045897E-10</text:p>
          </table:table-cell>
          <table:table-cell office:value-type="float" office:value="-0.287576297442688" calcext:value-type="float">
            <text:p>-0.287576297442688</text:p>
          </table:table-cell>
          <table:table-cell office:value-type="float" office:value="0.000827308835756846" calcext:value-type="float">
            <text:p>0.000827308835757</text:p>
          </table:table-cell>
          <table:table-cell office:value-type="float" office:value="-0.549136317002" calcext:value-type="float">
            <text:p>-0.549136317002</text:p>
          </table:table-cell>
          <table:table-cell office:value-type="float" office:value="0.00000000000924493852638634" calcext:value-type="float">
            <text:p>9.24493852638634E-12</text:p>
          </table:table-cell>
          <table:table-cell office:value-type="float" office:value="0.41876861894642" calcext:value-type="float">
            <text:p>0.41876861894642</text:p>
          </table:table-cell>
          <table:table-cell office:value-type="float" office:value="0.000000581828516213152" calcext:value-type="float">
            <text:p>5.81828516213152E-07</text:p>
          </table:table-cell>
          <table:table-cell office:value-type="float" office:value="3.25867359608588" calcext:value-type="float">
            <text:p>3.25867359608588</text:p>
          </table:table-cell>
          <table:table-cell office:value-type="float" office:value="0.00143110799540627" calcext:value-type="float">
            <text:p>0.001431107995406</text:p>
          </table:table-cell>
          <table:table-cell office:value-type="float" office:value="-0.790871127797535" calcext:value-type="float">
            <text:p>-0.790871127797535</text:p>
          </table:table-cell>
          <table:table-cell office:value-type="float" office:value="0.00000253143942362264" calcext:value-type="float">
            <text:p>2.53143942362264E-06</text:p>
          </table:table-cell>
          <table:table-cell office:value-type="float" office:value="-0.770845952836351" calcext:value-type="float">
            <text:p>-0.770845952836351</text:p>
          </table:table-cell>
          <table:table-cell office:value-type="float" office:value="2.40037880610695E-058" calcext:value-type="float">
            <text:p>2.40037880610695E-58</text:p>
          </table:table-cell>
          <table:table-cell office:value-type="float" office:value="-0.599469989439231" calcext:value-type="float">
            <text:p>-0.599469989439231</text:p>
          </table:table-cell>
          <table:table-cell office:value-type="float" office:value="1.10528927046627E-029" calcext:value-type="float">
            <text:p>1.10528927046627E-29</text:p>
          </table:table-cell>
          <table:table-cell office:value-type="float" office:value="0.536436471747926" calcext:value-type="float">
            <text:p>0.536436471747926</text:p>
          </table:table-cell>
          <table:table-cell office:value-type="float" office:value="5.20660026898481E-023" calcext:value-type="float">
            <text:p>5.20660026898481E-23</text:p>
          </table:table-cell>
          <table:table-cell office:value-type="float" office:value="-4.82919939389942" calcext:value-type="float">
            <text:p>-4.82919939389942</text:p>
          </table:table-cell>
          <table:table-cell office:value-type="float" office:value="0.00000223311568417008" calcext:value-type="float">
            <text:p>2.23311568417008E-06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08880682944549" calcext:value-type="float">
            <text:p>-0.308880682944549</text:p>
          </table:table-cell>
          <table:table-cell office:value-type="float" office:value="0" calcext:value-type="float">
            <text:p>0</text:p>
          </table:table-cell>
          <table:table-cell office:value-type="float" office:value="-0.951142748745635" calcext:value-type="float">
            <text:p>-0.951142748745635</text:p>
          </table:table-cell>
          <table:table-cell office:value-type="float" office:value="8.71459704422026E-015" calcext:value-type="float">
            <text:p>8.71459704422026E-15</text:p>
          </table:table-cell>
          <table:table-cell office:value-type="float" office:value="-0.534257194470089" calcext:value-type="float">
            <text:p>-0.534257194470089</text:p>
          </table:table-cell>
          <table:table-cell office:value-type="float" office:value="0.0000000000831409493580359" calcext:value-type="float">
            <text:p>8.31409493580359E-11</text:p>
          </table:table-cell>
          <table:table-cell office:value-type="float" office:value="-0.536053028662076" calcext:value-type="float">
            <text:p>-0.536053028662076</text:p>
          </table:table-cell>
          <table:table-cell office:value-type="float" office:value="0.0000000000699414905529124" calcext:value-type="float">
            <text:p>6.99414905529124E-11</text:p>
          </table:table-cell>
          <table:table-cell office:value-type="float" office:value="0.621684526475513" calcext:value-type="float">
            <text:p>0.621684526475513</text:p>
          </table:table-cell>
          <table:table-cell office:value-type="float" office:value="4.8392964386906E-015" calcext:value-type="float">
            <text:p>4.8392964386906E-15</text:p>
          </table:table-cell>
          <table:table-cell office:value-type="float" office:value="0.0284288857060035" calcext:value-type="float">
            <text:p>0.028428885706004</text:p>
          </table:table-cell>
          <table:table-cell office:value-type="float" office:value="0.977365424443683" calcext:value-type="float">
            <text:p>0.977365424443683</text:p>
          </table:table-cell>
          <table:table-cell office:value-type="float" office:value="-0.785523872354376" calcext:value-type="float">
            <text:p>-0.785523872354376</text:p>
          </table:table-cell>
          <table:table-cell office:value-type="float" office:value="0.000000272120238690315" calcext:value-type="float">
            <text:p>2.72120238690315E-07</text:p>
          </table:table-cell>
          <table:table-cell office:value-type="float" office:value="-0.768836231321218" calcext:value-type="float">
            <text:p>-0.768836231321218</text:p>
          </table:table-cell>
          <table:table-cell office:value-type="float" office:value="7.61679399421975E-059" calcext:value-type="float">
            <text:p>7.61679399421975E-59</text:p>
          </table:table-cell>
          <table:table-cell office:value-type="float" office:value="-0.573139581278686" calcext:value-type="float">
            <text:p>-0.573139581278686</text:p>
          </table:table-cell>
          <table:table-cell office:value-type="float" office:value="3.71707648727026E-027" calcext:value-type="float">
            <text:p>3.71707648727026E-27</text:p>
          </table:table-cell>
          <table:table-cell office:value-type="float" office:value="0.523200648290338" calcext:value-type="float">
            <text:p>0.523200648290338</text:p>
          </table:table-cell>
          <table:table-cell office:value-type="float" office:value="3.94217757332705E-022" calcext:value-type="float">
            <text:p>3.94217757332705E-22</text:p>
          </table:table-cell>
          <table:table-cell office:value-type="float" office:value="-5.40070658453495" calcext:value-type="float">
            <text:p>-5.40070658453495</text:p>
          </table:table-cell>
          <table:table-cell office:value-type="float" office:value="0.000000137765985838834" calcext:value-type="float">
            <text:p>1.37765985838834E-07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279616881978063" calcext:value-type="float">
            <text:p>-0.279616881978063</text:p>
          </table:table-cell>
          <table:table-cell office:value-type="float" office:value="0" calcext:value-type="float">
            <text:p>0</text:p>
          </table:table-cell>
          <table:table-cell office:value-type="float" office:value="-0.969508752117448" calcext:value-type="float">
            <text:p>-0.969508752117448</text:p>
          </table:table-cell>
          <table:table-cell office:value-type="float" office:value="0.000000000000110541400913396" calcext:value-type="float">
            <text:p>1.10541400913396E-13</text:p>
          </table:table-cell>
          <table:table-cell office:value-type="float" office:value="-0.444056748519335" calcext:value-type="float">
            <text:p>-0.444056748519335</text:p>
          </table:table-cell>
          <table:table-cell office:value-type="float" office:value="0.00000414445025886589" calcext:value-type="float">
            <text:p>4.14445025886589E-06</text:p>
          </table:table-cell>
          <table:table-cell office:value-type="float" office:value="-0.635388714339479" calcext:value-type="float">
            <text:p>-0.635388714339479</text:p>
          </table:table-cell>
          <table:table-cell office:value-type="float" office:value="0.00000000000161255857524577" calcext:value-type="float">
            <text:p>1.61255857524577E-12</text:p>
          </table:table-cell>
          <table:table-cell office:value-type="float" office:value="0.586660814534024" calcext:value-type="float">
            <text:p>0.586660814534024</text:p>
          </table:table-cell>
          <table:table-cell office:value-type="float" office:value="0.000000000175953267630575" calcext:value-type="float">
            <text:p>1.75953267630575E-10</text:p>
          </table:table-cell>
          <table:table-cell office:value-type="float" office:value="2.65322941022443" calcext:value-type="float">
            <text:p>2.65322941022443</text:p>
          </table:table-cell>
          <table:table-cell office:value-type="float" office:value="0.00933073254228246" calcext:value-type="float">
            <text:p>0.009330732542282</text:p>
          </table:table-cell>
          <table:table-cell office:value-type="float" office:value="-0.766743876157472" calcext:value-type="float">
            <text:p>-0.766743876157472</text:p>
          </table:table-cell>
          <table:table-cell office:value-type="float" office:value="0.00000781276301206531" calcext:value-type="float">
            <text:p>7.81276301206531E-06</text:p>
          </table:table-cell>
          <table:table-cell office:value-type="float" office:value="-0.768326492151452" calcext:value-type="float">
            <text:p>-0.768326492151452</text:p>
          </table:table-cell>
          <table:table-cell office:value-type="float" office:value="4.92416790383826E-040" calcext:value-type="float">
            <text:p>4.92416790383826E-40</text:p>
          </table:table-cell>
          <table:table-cell office:value-type="float" office:value="-0.634741547188192" calcext:value-type="float">
            <text:p>-0.634741547188192</text:p>
          </table:table-cell>
          <table:table-cell office:value-type="float" office:value="7.74899715070843E-024" calcext:value-type="float">
            <text:p>7.74899715070843E-24</text:p>
          </table:table-cell>
          <table:table-cell office:value-type="float" office:value="0.511863297155634" calcext:value-type="float">
            <text:p>0.511863297155634</text:p>
          </table:table-cell>
          <table:table-cell office:value-type="float" office:value="0.000000000000011024880970197" calcext:value-type="float">
            <text:p>1.1024880970197E-14</text:p>
          </table:table-cell>
          <table:table-cell office:value-type="float" office:value="-3.11566317826183" calcext:value-type="float">
            <text:p>-3.11566317826183</text:p>
          </table:table-cell>
          <table:table-cell office:value-type="float" office:value="0.00211082429154933" calcext:value-type="float">
            <text:p>0.002110824291549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317335094281491" calcext:value-type="float">
            <text:p>-0.317335094281491</text:p>
          </table:table-cell>
          <table:table-cell office:value-type="float" office:value="6.79382692950914E-099" calcext:value-type="float">
            <text:p>6.79382692950914E-99</text:p>
          </table:table-cell>
          <table:table-cell office:value-type="float" office:value="-0.909313725490196" calcext:value-type="float">
            <text:p>-0.909313725490196</text:p>
          </table:table-cell>
          <table:table-cell office:value-type="float" office:value="0.000000427441771444782" calcext:value-type="float">
            <text:p>4.27441771444782E-07</text:p>
          </table:table-cell>
          <table:table-cell office:value-type="float" office:value="-0.413438268931135" calcext:value-type="float">
            <text:p>-0.413438268931135</text:p>
          </table:table-cell>
          <table:table-cell office:value-type="float" office:value="0.000000757055680285661" calcext:value-type="float">
            <text:p>7.57055680285661E-07</text:p>
          </table:table-cell>
          <table:table-cell office:value-type="float" office:value="-0.592096562891289" calcext:value-type="float">
            <text:p>-0.592096562891289</text:p>
          </table:table-cell>
          <table:table-cell office:value-type="float" office:value="0.0000000000000609160735755423" calcext:value-type="float">
            <text:p>6.09160735755423E-14</text:p>
          </table:table-cell>
          <table:table-cell office:value-type="float" office:value="0.381010738837616" calcext:value-type="float">
            <text:p>0.381010738837616</text:p>
          </table:table-cell>
          <table:table-cell office:value-type="float" office:value="0.000006056305868716" calcext:value-type="float">
            <text:p>6.056305868716E-06</text:p>
          </table:table-cell>
          <table:table-cell office:value-type="float" office:value="2.28371311421882" calcext:value-type="float">
            <text:p>2.28371311421882</text:p>
          </table:table-cell>
          <table:table-cell office:value-type="float" office:value="0.0240103787287404" calcext:value-type="float">
            <text:p>0.02401037872874</text:p>
          </table:table-cell>
          <table:table-cell office:value-type="float" office:value="-0.747114481698152" calcext:value-type="float">
            <text:p>-0.747114481698152</text:p>
          </table:table-cell>
          <table:table-cell office:value-type="float" office:value="0.0000646469194425755" calcext:value-type="float">
            <text:p>6.46469194425755E-05</text:p>
          </table:table-cell>
          <table:table-cell office:value-type="float" office:value="-0.735906593760995" calcext:value-type="float">
            <text:p>-0.735906593760995</text:p>
          </table:table-cell>
          <table:table-cell office:value-type="float" office:value="5.11817448632858E-050" calcext:value-type="float">
            <text:p>5.11817448632858E-50</text:p>
          </table:table-cell>
          <table:table-cell office:value-type="float" office:value="-0.693533169611051" calcext:value-type="float">
            <text:p>-0.693533169611051</text:p>
          </table:table-cell>
          <table:table-cell office:value-type="float" office:value="2.43987716607748E-042" calcext:value-type="float">
            <text:p>2.43987716607748E-42</text:p>
          </table:table-cell>
          <table:table-cell office:value-type="float" office:value="0.481714720862508" calcext:value-type="float">
            <text:p>0.481714720862508</text:p>
          </table:table-cell>
          <table:table-cell office:value-type="float" office:value="5.06491972045735E-018" calcext:value-type="float">
            <text:p>5.06491972045735E-18</text:p>
          </table:table-cell>
          <table:table-cell office:value-type="float" office:value="-1.17552278178107" calcext:value-type="float">
            <text:p>-1.17552278178107</text:p>
          </table:table-cell>
          <table:table-cell office:value-type="float" office:value="0.240773638299393" calcext:value-type="float">
            <text:p>0.240773638299393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299261913644498" calcext:value-type="float">
            <text:p>-0.299261913644498</text:p>
          </table:table-cell>
          <table:table-cell office:value-type="float" office:value="0" calcext:value-type="float">
            <text:p>0</text:p>
          </table:table-cell>
          <table:table-cell office:value-type="float" office:value="-0.968137254901961" calcext:value-type="float">
            <text:p>-0.968137254901961</text:p>
          </table:table-cell>
          <table:table-cell office:value-type="float" office:value="0.000000000199099019260221" calcext:value-type="float">
            <text:p>1.99099019260221E-10</text:p>
          </table:table-cell>
          <table:table-cell office:value-type="float" office:value="-0.274414967341489" calcext:value-type="float">
            <text:p>-0.274414967341489</text:p>
          </table:table-cell>
          <table:table-cell office:value-type="float" office:value="0.00212969526966602" calcext:value-type="float">
            <text:p>0.002129695269666</text:p>
          </table:table-cell>
          <table:table-cell office:value-type="float" office:value="-0.683927964015723" calcext:value-type="float">
            <text:p>-0.683927964015723</text:p>
          </table:table-cell>
          <table:table-cell office:value-type="float" office:value="2.8205852845449E-018" calcext:value-type="float">
            <text:p>2.8205852845449E-18</text:p>
          </table:table-cell>
          <table:table-cell office:value-type="float" office:value="0.571646963462653" calcext:value-type="float">
            <text:p>0.571646963462653</text:p>
          </table:table-cell>
          <table:table-cell office:value-type="float" office:value="0.00000000000500051397423205" calcext:value-type="float">
            <text:p>5.00051397423205E-12</text:p>
          </table:table-cell>
          <table:table-cell office:value-type="float" office:value="6.68744360509993" calcext:value-type="float">
            <text:p>6.68744360509993</text:p>
          </table:table-cell>
          <table:table-cell office:value-type="float" office:value="0.000000000760799456065909" calcext:value-type="float">
            <text:p>7.60799456065909E-10</text:p>
          </table:table-cell>
          <table:table-cell office:value-type="float" office:value="-0.657378740970072" calcext:value-type="float">
            <text:p>-0.657378740970072</text:p>
          </table:table-cell>
          <table:table-cell office:value-type="float" office:value="0.00303028954279417" calcext:value-type="float">
            <text:p>0.003030289542794</text:p>
          </table:table-cell>
          <table:table-cell office:value-type="float" office:value="-0.696651780636711" calcext:value-type="float">
            <text:p>-0.696651780636711</text:p>
          </table:table-cell>
          <table:table-cell office:value-type="float" office:value="1.78067000962508E-036" calcext:value-type="float">
            <text:p>1.78067000962508E-36</text:p>
          </table:table-cell>
          <table:table-cell office:value-type="float" office:value="-0.675690211454533" calcext:value-type="float">
            <text:p>-0.675690211454533</text:p>
          </table:table-cell>
          <table:table-cell office:value-type="float" office:value="1.25307907870913E-033" calcext:value-type="float">
            <text:p>1.25307907870913E-33</text:p>
          </table:table-cell>
          <table:table-cell office:value-type="float" office:value="0.579357069696509" calcext:value-type="float">
            <text:p>0.579357069696509</text:p>
          </table:table-cell>
          <table:table-cell office:value-type="float" office:value="4.28769349988698E-023" calcext:value-type="float">
            <text:p>4.28769349988698E-23</text:p>
          </table:table-cell>
          <table:table-cell office:value-type="float" office:value="-0.539161288397448" calcext:value-type="float">
            <text:p>-0.539161288397448</text:p>
          </table:table-cell>
          <table:table-cell office:value-type="float" office:value="0.590277458712019" calcext:value-type="float">
            <text:p>0.590277458712019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03494046061854" calcext:value-type="float">
            <text:p>-0.303494046061854</text:p>
          </table:table-cell>
          <table:table-cell office:value-type="float" office:value="0" calcext:value-type="float">
            <text:p>0</text:p>
          </table:table-cell>
          <table:table-cell office:value-type="float" office:value="-0.983162995023326" calcext:value-type="float">
            <text:p>-0.983162995023326</text:p>
          </table:table-cell>
          <table:table-cell office:value-type="float" office:value="5.50086166688544E-017" calcext:value-type="float">
            <text:p>5.50086166688544E-17</text:p>
          </table:table-cell>
          <table:table-cell office:value-type="float" office:value="-0.374462473263203" calcext:value-type="float">
            <text:p>-0.374462473263203</text:p>
          </table:table-cell>
          <table:table-cell office:value-type="float" office:value="0.000134298159797672" calcext:value-type="float">
            <text:p>0.000134298159798</text:p>
          </table:table-cell>
          <table:table-cell office:value-type="float" office:value="-0.614595887054566" calcext:value-type="float">
            <text:p>-0.614595887054566</text:p>
          </table:table-cell>
          <table:table-cell office:value-type="float" office:value="0.0000000000131804474101036" calcext:value-type="float">
            <text:p>1.31804474101036E-11</text:p>
          </table:table-cell>
          <table:table-cell office:value-type="float" office:value="0.465661807807158" calcext:value-type="float">
            <text:p>0.465661807807158</text:p>
          </table:table-cell>
          <table:table-cell office:value-type="float" office:value="0.0000011925004513599" calcext:value-type="float">
            <text:p>1.1925004513599E-06</text:p>
          </table:table-cell>
          <table:table-cell office:value-type="float" office:value="2.85465375103501" calcext:value-type="float">
            <text:p>2.85465375103501</text:p>
          </table:table-cell>
          <table:table-cell office:value-type="float" office:value="0.00527918411347008" calcext:value-type="float">
            <text:p>0.00527918411347</text:p>
          </table:table-cell>
          <table:table-cell office:value-type="float" office:value="-0.808805469091747" calcext:value-type="float">
            <text:p>-0.808805469091747</text:p>
          </table:table-cell>
          <table:table-cell office:value-type="float" office:value="0.000000572036827490613" calcext:value-type="float">
            <text:p>5.72036827490613E-07</text:p>
          </table:table-cell>
          <table:table-cell office:value-type="float" office:value="-0.754838624056904" calcext:value-type="float">
            <text:p>-0.754838624056904</text:p>
          </table:table-cell>
          <table:table-cell office:value-type="float" office:value="1.0713850534923E-040" calcext:value-type="float">
            <text:p>1.0713850534923E-40</text:p>
          </table:table-cell>
          <table:table-cell office:value-type="float" office:value="-0.735540655162787" calcext:value-type="float">
            <text:p>-0.735540655162787</text:p>
          </table:table-cell>
          <table:table-cell office:value-type="float" office:value="1.04732476048977E-037" calcext:value-type="float">
            <text:p>1.04732476048977E-37</text:p>
          </table:table-cell>
          <table:table-cell office:value-type="float" office:value="0.655522161409585" calcext:value-type="float">
            <text:p>0.655522161409585</text:p>
          </table:table-cell>
          <table:table-cell office:value-type="float" office:value="1.16205242458966E-027" calcext:value-type="float">
            <text:p>1.16205242458966E-27</text:p>
          </table:table-cell>
          <table:table-cell office:value-type="float" office:value="-0.572227010337771" calcext:value-type="float">
            <text:p>-0.572227010337771</text:p>
          </table:table-cell>
          <table:table-cell office:value-type="float" office:value="0.567777357449432" calcext:value-type="float">
            <text:p>0.567777357449432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14094894727695" calcext:value-type="float">
            <text:p>-0.314094894727695</text:p>
          </table:table-cell>
          <table:table-cell office:value-type="float" office:value="5.76737086344244E-196" calcext:value-type="float">
            <text:p>5.76737086344244E-196</text:p>
          </table:table-cell>
          <table:table-cell office:value-type="float" office:value="-0.981424148606811" calcext:value-type="float">
            <text:p>-0.981424148606811</text:p>
          </table:table-cell>
          <table:table-cell office:value-type="float" office:value="0.00000000000067256397024705" calcext:value-type="float">
            <text:p>6.7256397024705E-13</text:p>
          </table:table-cell>
          <table:table-cell office:value-type="float" office:value="-0.286499536828079" calcext:value-type="float">
            <text:p>-0.286499536828079</text:p>
          </table:table-cell>
          <table:table-cell office:value-type="float" office:value="0.000547011763169335" calcext:value-type="float">
            <text:p>0.000547011763169</text:p>
          </table:table-cell>
          <table:table-cell office:value-type="float" office:value="-0.471117859585565" calcext:value-type="float">
            <text:p>-0.471117859585565</text:p>
          </table:table-cell>
          <table:table-cell office:value-type="float" office:value="0.00000000327551950643358" calcext:value-type="float">
            <text:p>3.27551950643358E-09</text:p>
          </table:table-cell>
          <table:table-cell office:value-type="float" office:value="0.28238862195501" calcext:value-type="float">
            <text:p>0.28238862195501</text:p>
          </table:table-cell>
          <table:table-cell office:value-type="float" office:value="0.000661939942302394" calcext:value-type="float">
            <text:p>0.000661939942302</text:p>
          </table:table-cell>
          <table:table-cell office:value-type="float" office:value="2.05606091953446" calcext:value-type="float">
            <text:p>2.05606091953446</text:p>
          </table:table-cell>
          <table:table-cell office:value-type="float" office:value="0.0416477529397611" calcext:value-type="float">
            <text:p>0.041647752939761</text:p>
          </table:table-cell>
          <table:table-cell office:value-type="float" office:value="-0.800236828465285" calcext:value-type="float">
            <text:p>-0.800236828465285</text:p>
          </table:table-cell>
          <table:table-cell office:value-type="float" office:value="0.0000026742592006852" calcext:value-type="float">
            <text:p>2.6742592006852E-06</text:p>
          </table:table-cell>
          <table:table-cell office:value-type="float" office:value="-0.756653602922562" calcext:value-type="float">
            <text:p>-0.756653602922562</text:p>
          </table:table-cell>
          <table:table-cell office:value-type="float" office:value="1.57295033107227E-059" calcext:value-type="float">
            <text:p>1.57295033107227E-59</text:p>
          </table:table-cell>
          <table:table-cell office:value-type="float" office:value="-0.456964394132756" calcext:value-type="float">
            <text:p>-0.456964394132756</text:p>
          </table:table-cell>
          <table:table-cell office:value-type="float" office:value="1.3206585778367E-017" calcext:value-type="float">
            <text:p>1.3206585778367E-17</text:p>
          </table:table-cell>
          <table:table-cell office:value-type="float" office:value="0.387990957959306" calcext:value-type="float">
            <text:p>0.387990957959306</text:p>
          </table:table-cell>
          <table:table-cell office:value-type="float" office:value="0.00000000000101099155906201" calcext:value-type="float">
            <text:p>1.01099155906201E-12</text:p>
          </table:table-cell>
          <table:table-cell office:value-type="float" office:value="-7.15773866788473" calcext:value-type="float">
            <text:p>-7.15773866788473</text:p>
          </table:table-cell>
          <table:table-cell office:value-type="float" office:value="0.0000000000059352751225993" calcext:value-type="float">
            <text:p>5.9352751225993E-12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339476632654405" calcext:value-type="float">
            <text:p>-0.339476632654405</text:p>
          </table:table-cell>
          <table:table-cell office:value-type="float" office:value="0" calcext:value-type="float">
            <text:p>0</text:p>
          </table:table-cell>
          <table:table-cell office:value-type="float" office:value="-0.991223673652919" calcext:value-type="float">
            <text:p>-0.991223673652919</text:p>
          </table:table-cell>
          <table:table-cell office:value-type="float" office:value="1.72171485158722E-015" calcext:value-type="float">
            <text:p>1.72171485158722E-15</text:p>
          </table:table-cell>
          <table:table-cell office:value-type="float" office:value="-0.31765486538431" calcext:value-type="float">
            <text:p>-0.31765486538431</text:p>
          </table:table-cell>
          <table:table-cell office:value-type="float" office:value="0.000431121391131442" calcext:value-type="float">
            <text:p>0.000431121391131</text:p>
          </table:table-cell>
          <table:table-cell office:value-type="float" office:value="-0.663970433300789" calcext:value-type="float">
            <text:p>-0.663970433300789</text:p>
          </table:table-cell>
          <table:table-cell office:value-type="float" office:value="1.86362284399786E-016" calcext:value-type="float">
            <text:p>1.86362284399786E-16</text:p>
          </table:table-cell>
          <table:table-cell office:value-type="float" office:value="0.400335151750847" calcext:value-type="float">
            <text:p>0.400335151750847</text:p>
          </table:table-cell>
          <table:table-cell office:value-type="float" office:value="0.00000644649442568306" calcext:value-type="float">
            <text:p>6.44649442568306E-06</text:p>
          </table:table-cell>
          <table:table-cell office:value-type="float" office:value="4.44788688282816" calcext:value-type="float">
            <text:p>4.44788688282816</text:p>
          </table:table-cell>
          <table:table-cell office:value-type="float" office:value="0.0000199996015147876" calcext:value-type="float">
            <text:p>1.99996015147876E-05</text:p>
          </table:table-cell>
          <table:table-cell office:value-type="float" office:value="-0.748684575914854" calcext:value-type="float">
            <text:p>-0.748684575914854</text:p>
          </table:table-cell>
          <table:table-cell office:value-type="float" office:value="0.000146089320942986" calcext:value-type="float">
            <text:p>0.000146089320943</text:p>
          </table:table-cell>
          <table:table-cell office:value-type="float" office:value="-0.761302489323905" calcext:value-type="float">
            <text:p>-0.761302489323905</text:p>
          </table:table-cell>
          <table:table-cell office:value-type="float" office:value="1.34404939751078E-044" calcext:value-type="float">
            <text:p>1.34404939751078E-44</text:p>
          </table:table-cell>
          <table:table-cell office:value-type="float" office:value="-0.724105634495417" calcext:value-type="float">
            <text:p>-0.724105634495417</text:p>
          </table:table-cell>
          <table:table-cell office:value-type="float" office:value="1.7228746405456E-038" calcext:value-type="float">
            <text:p>1.7228746405456E-38</text:p>
          </table:table-cell>
          <table:table-cell office:value-type="float" office:value="0.581877833166056" calcext:value-type="float">
            <text:p>0.581877833166056</text:p>
          </table:table-cell>
          <table:table-cell office:value-type="float" office:value="3.79339837169667E-022" calcext:value-type="float">
            <text:p>3.79339837169667E-22</text:p>
          </table:table-cell>
          <table:table-cell office:value-type="float" office:value="-1.06263059198903" calcext:value-type="float">
            <text:p>-1.06263059198903</text:p>
          </table:table-cell>
          <table:table-cell office:value-type="float" office:value="0.289083654309548" calcext:value-type="float">
            <text:p>0.289083654309548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294972982186099" calcext:value-type="float">
            <text:p>-0.294972982186099</text:p>
          </table:table-cell>
          <table:table-cell office:value-type="float" office:value="5.29517915185182E-121" calcext:value-type="float">
            <text:p>5.29517915185182E-121</text:p>
          </table:table-cell>
          <table:table-cell office:value-type="float" office:value="-0.944117647058823" calcext:value-type="float">
            <text:p>-0.944117647058823</text:p>
          </table:table-cell>
          <table:table-cell office:value-type="float" office:value="0.0000000393392919510723" calcext:value-type="float">
            <text:p>3.93392919510723E-08</text:p>
          </table:table-cell>
          <table:table-cell office:value-type="float" office:value="-0.418167804969176" calcext:value-type="float">
            <text:p>-0.418167804969176</text:p>
          </table:table-cell>
          <table:table-cell office:value-type="float" office:value="0.00000134697134195636" calcext:value-type="float">
            <text:p>1.34697134195636E-06</text:p>
          </table:table-cell>
          <table:table-cell office:value-type="float" office:value="-0.617529848171575" calcext:value-type="float">
            <text:p>-0.617529848171575</text:p>
          </table:table-cell>
          <table:table-cell office:value-type="float" office:value="0.0000000000000218848271429584" calcext:value-type="float">
            <text:p>2.18848271429584E-14</text:p>
          </table:table-cell>
          <table:table-cell office:value-type="float" office:value="0.57509901753083" calcext:value-type="float">
            <text:p>0.57509901753083</text:p>
          </table:table-cell>
          <table:table-cell office:value-type="float" office:value="0.00000000000283553814163551" calcext:value-type="float">
            <text:p>2.83553814163551E-12</text:p>
          </table:table-cell>
          <table:table-cell office:value-type="float" office:value="3.00228324861946" calcext:value-type="float">
            <text:p>3.00228324861946</text:p>
          </table:table-cell>
          <table:table-cell office:value-type="float" office:value="0.0032560480080233" calcext:value-type="float">
            <text:p>0.003256048008023</text:p>
          </table:table-cell>
          <table:table-cell office:value-type="float" office:value="-0.640098219637511" calcext:value-type="float">
            <text:p>-0.640098219637511</text:p>
          </table:table-cell>
          <table:table-cell office:value-type="float" office:value="0.00564593361464975" calcext:value-type="float">
            <text:p>0.00564593361465</text:p>
          </table:table-cell>
          <table:table-cell office:value-type="float" office:value="-0.739744770559287" calcext:value-type="float">
            <text:p>-0.739744770559287</text:p>
          </table:table-cell>
          <table:table-cell office:value-type="float" office:value="1.93142548377905E-050" calcext:value-type="float">
            <text:p>1.93142548377905E-50</text:p>
          </table:table-cell>
          <table:table-cell office:value-type="float" office:value="-0.699299903634337" calcext:value-type="float">
            <text:p>-0.699299903634337</text:p>
          </table:table-cell>
          <table:table-cell office:value-type="float" office:value="5.18908854432059E-043" calcext:value-type="float">
            <text:p>5.18908854432059E-43</text:p>
          </table:table-cell>
          <table:table-cell office:value-type="float" office:value="0.563427776424088" calcext:value-type="float">
            <text:p>0.563427776424088</text:p>
          </table:table-cell>
          <table:table-cell office:value-type="float" office:value="3.42962928593491E-025" calcext:value-type="float">
            <text:p>3.42962928593491E-25</text:p>
          </table:table-cell>
          <table:table-cell office:value-type="float" office:value="-1.19738274713628" calcext:value-type="float">
            <text:p>-1.19738274713628</text:p>
          </table:table-cell>
          <table:table-cell office:value-type="float" office:value="0.232166501459579" calcext:value-type="float">
            <text:p>0.232166501459579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317829179149505" calcext:value-type="float">
            <text:p>-0.317829179149505</text:p>
          </table:table-cell>
          <table:table-cell office:value-type="float" office:value="1.04323282932697E-177" calcext:value-type="float">
            <text:p>1.04323282932697E-177</text:p>
          </table:table-cell>
          <table:table-cell office:value-type="float" office:value="-0.933834586466165" calcext:value-type="float">
            <text:p>-0.933834586466165</text:p>
          </table:table-cell>
          <table:table-cell office:value-type="float" office:value="0.00000000181268654235871" calcext:value-type="float">
            <text:p>1.81268654235871E-09</text:p>
          </table:table-cell>
          <table:table-cell office:value-type="float" office:value="-0.464342654618167" calcext:value-type="float">
            <text:p>-0.464342654618167</text:p>
          </table:table-cell>
          <table:table-cell office:value-type="float" office:value="0.0000000262507273614217" calcext:value-type="float">
            <text:p>2.62507273614217E-08</text:p>
          </table:table-cell>
          <table:table-cell office:value-type="float" office:value="-0.602863845943991" calcext:value-type="float">
            <text:p>-0.602863845943991</text:p>
          </table:table-cell>
          <table:table-cell office:value-type="float" office:value="0.0000000000000321444755612057" calcext:value-type="float">
            <text:p>3.21444755612057E-14</text:p>
          </table:table-cell>
          <table:table-cell office:value-type="float" office:value="0.628536355189985" calcext:value-type="float">
            <text:p>0.628536355189985</text:p>
          </table:table-cell>
          <table:table-cell office:value-type="float" office:value="1.18539367762801E-015" calcext:value-type="float">
            <text:p>1.18539367762801E-15</text:p>
          </table:table-cell>
          <table:table-cell office:value-type="float" office:value="2.27033753635173" calcext:value-type="float">
            <text:p>2.27033753635173</text:p>
          </table:table-cell>
          <table:table-cell office:value-type="float" office:value="0.0248717527579609" calcext:value-type="float">
            <text:p>0.024871752757961</text:p>
          </table:table-cell>
          <table:table-cell office:value-type="float" office:value="-0.711701981140692" calcext:value-type="float">
            <text:p>-0.711701981140692</text:p>
          </table:table-cell>
          <table:table-cell office:value-type="float" office:value="0.000203610893708712" calcext:value-type="float">
            <text:p>0.000203610893709</text:p>
          </table:table-cell>
          <table:table-cell office:value-type="float" office:value="-0.782423224991203" calcext:value-type="float">
            <text:p>-0.782423224991203</text:p>
          </table:table-cell>
          <table:table-cell office:value-type="float" office:value="1.94105329859557E-056" calcext:value-type="float">
            <text:p>1.94105329859557E-56</text:p>
          </table:table-cell>
          <table:table-cell office:value-type="float" office:value="-0.690268897705852" calcext:value-type="float">
            <text:p>-0.690268897705852</text:p>
          </table:table-cell>
          <table:table-cell office:value-type="float" office:value="4.0621100705062E-039" calcext:value-type="float">
            <text:p>4.0621100705062E-39</text:p>
          </table:table-cell>
          <table:table-cell office:value-type="float" office:value="0.590199429480988" calcext:value-type="float">
            <text:p>0.590199429480988</text:p>
          </table:table-cell>
          <table:table-cell office:value-type="float" office:value="1.87982273657522E-026" calcext:value-type="float">
            <text:p>1.87982273657522E-26</text:p>
          </table:table-cell>
          <table:table-cell office:value-type="float" office:value="-2.85278845157441" calcext:value-type="float">
            <text:p>-2.85278845157441</text:p>
          </table:table-cell>
          <table:table-cell office:value-type="float" office:value="0.00467682729777994" calcext:value-type="float">
            <text:p>0.00467682729778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313161887739134" calcext:value-type="float">
            <text:p>-0.313161887739134</text:p>
          </table:table-cell>
          <table:table-cell office:value-type="float" office:value="8.25001221794841E-162" calcext:value-type="float">
            <text:p>8.25001221794841E-162</text:p>
          </table:table-cell>
          <table:table-cell office:value-type="float" office:value="-0.994117647058823" calcext:value-type="float">
            <text:p>-0.994117647058823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341638387403386" calcext:value-type="float">
            <text:p>-0.341638387403386</text:p>
          </table:table-cell>
          <table:table-cell office:value-type="float" office:value="0.0000385457355821527" calcext:value-type="float">
            <text:p>3.85457355821527E-05</text:p>
          </table:table-cell>
          <table:table-cell office:value-type="float" office:value="-0.570033302976835" calcext:value-type="float">
            <text:p>-0.570033302976835</text:p>
          </table:table-cell>
          <table:table-cell office:value-type="float" office:value="0.000000000000240248816038256" calcext:value-type="float">
            <text:p>2.40248816038256E-13</text:p>
          </table:table-cell>
          <table:table-cell office:value-type="float" office:value="0.434674464599661" calcext:value-type="float">
            <text:p>0.434674464599661</text:p>
          </table:table-cell>
          <table:table-cell office:value-type="float" office:value="0.0000000895702915630931" calcext:value-type="float">
            <text:p>8.95702915630931E-08</text:p>
          </table:table-cell>
          <table:table-cell office:value-type="float" office:value="3.02211215781583" calcext:value-type="float">
            <text:p>3.02211215781583</text:p>
          </table:table-cell>
          <table:table-cell office:value-type="float" office:value="0.00300027452826609" calcext:value-type="float">
            <text:p>0.003000274528266</text:p>
          </table:table-cell>
          <table:table-cell office:value-type="float" office:value="-0.762143082932119" calcext:value-type="float">
            <text:p>-0.762143082932119</text:p>
          </table:table-cell>
          <table:table-cell office:value-type="float" office:value="0.0000939479857911789" calcext:value-type="float">
            <text:p>9.39479857911789E-05</text:p>
          </table:table-cell>
          <table:table-cell office:value-type="float" office:value="-0.735075067965745" calcext:value-type="float">
            <text:p>-0.735075067965745</text:p>
          </table:table-cell>
          <table:table-cell office:value-type="float" office:value="2.22936777175651E-051" calcext:value-type="float">
            <text:p>2.22936777175651E-51</text:p>
          </table:table-cell>
          <table:table-cell office:value-type="float" office:value="-0.615535788251786" calcext:value-type="float">
            <text:p>-0.615535788251786</text:p>
          </table:table-cell>
          <table:table-cell office:value-type="float" office:value="3.76940666320019E-032" calcext:value-type="float">
            <text:p>3.76940666320019E-32</text:p>
          </table:table-cell>
          <table:table-cell office:value-type="float" office:value="0.490051540510722" calcext:value-type="float">
            <text:p>0.490051540510722</text:p>
          </table:table-cell>
          <table:table-cell office:value-type="float" office:value="3.16186607214117E-019" calcext:value-type="float">
            <text:p>3.16186607214117E-19</text:p>
          </table:table-cell>
          <table:table-cell office:value-type="float" office:value="-3.14584265697745" calcext:value-type="float">
            <text:p>-3.14584265697745</text:p>
          </table:table-cell>
          <table:table-cell office:value-type="float" office:value="0.00182698869920973" calcext:value-type="float">
            <text:p>0.00182698869921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275254755730317" calcext:value-type="float">
            <text:p>-0.275254755730317</text:p>
          </table:table-cell>
          <table:table-cell office:value-type="float" office:value="1.36669117804822E-176" calcext:value-type="float">
            <text:p>1.36669117804822E-176</text:p>
          </table:table-cell>
          <table:table-cell office:value-type="float" office:value="-0.950375939849624" calcext:value-type="float">
            <text:p>-0.950375939849624</text:p>
          </table:table-cell>
          <table:table-cell office:value-type="float" office:value="0.00000000014466901765703" calcext:value-type="float">
            <text:p>1.4466901765703E-10</text:p>
          </table:table-cell>
          <table:table-cell office:value-type="float" office:value="-0.488139863708438" calcext:value-type="float">
            <text:p>-0.488139863708438</text:p>
          </table:table-cell>
          <table:table-cell office:value-type="float" office:value="0.0000000025212980592579" calcext:value-type="float">
            <text:p>2.5212980592579E-09</text:p>
          </table:table-cell>
          <table:table-cell office:value-type="float" office:value="-0.583199633478484" calcext:value-type="float">
            <text:p>-0.583199633478484</text:p>
          </table:table-cell>
          <table:table-cell office:value-type="float" office:value="0.000000000000175959530917676" calcext:value-type="float">
            <text:p>1.75959530917676E-13</text:p>
          </table:table-cell>
          <table:table-cell office:value-type="float" office:value="0.596989196493429" calcext:value-type="float">
            <text:p>0.596989196493429</text:p>
          </table:table-cell>
          <table:table-cell office:value-type="float" office:value="0.0000000000000335212265498948" calcext:value-type="float">
            <text:p>3.35212265498948E-14</text:p>
          </table:table-cell>
          <table:table-cell office:value-type="float" office:value="1.50458866593954" calcext:value-type="float">
            <text:p>1.50458866593954</text:p>
          </table:table-cell>
          <table:table-cell office:value-type="float" office:value="0.134855576646982" calcext:value-type="float">
            <text:p>0.134855576646982</text:p>
          </table:table-cell>
          <table:table-cell office:value-type="float" office:value="-0.531948139372822" calcext:value-type="float">
            <text:p>-0.531948139372822</text:p>
          </table:table-cell>
          <table:table-cell office:value-type="float" office:value="0.00898573623864204" calcext:value-type="float">
            <text:p>0.008985736238642</text:p>
          </table:table-cell>
          <table:table-cell office:value-type="float" office:value="-0.808431770218421" calcext:value-type="float">
            <text:p>-0.808431770218421</text:p>
          </table:table-cell>
          <table:table-cell office:value-type="float" office:value="7.2601135203266E-061" calcext:value-type="float">
            <text:p>7.2601135203266E-61</text:p>
          </table:table-cell>
          <table:table-cell office:value-type="float" office:value="-0.594492466264719" calcext:value-type="float">
            <text:p>-0.594492466264719</text:p>
          </table:table-cell>
          <table:table-cell office:value-type="float" office:value="4.78367180926239E-026" calcext:value-type="float">
            <text:p>4.78367180926239E-26</text:p>
          </table:table-cell>
          <table:table-cell office:value-type="float" office:value="0.522788888590472" calcext:value-type="float">
            <text:p>0.522788888590472</text:p>
          </table:table-cell>
          <table:table-cell office:value-type="float" office:value="1.68862947847173E-019" calcext:value-type="float">
            <text:p>1.68862947847173E-19</text:p>
          </table:table-cell>
          <table:table-cell office:value-type="float" office:value="-5.97702303105971" calcext:value-type="float">
            <text:p>-5.97702303105971</text:p>
          </table:table-cell>
          <table:table-cell office:value-type="float" office:value="0.00000000762220574490393" calcext:value-type="float">
            <text:p>7.62220574490393E-09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311777884277463" calcext:value-type="float">
            <text:p>-0.311777884277463</text:p>
          </table:table-cell>
          <table:table-cell office:value-type="float" office:value="1.62999436892935E-293" calcext:value-type="float">
            <text:p>1.62999436892935E-293</text:p>
          </table:table-cell>
          <table:table-cell office:value-type="float" office:value="-0.928571428571428" calcext:value-type="float">
            <text:p>-0.928571428571428</text:p>
          </table:table-cell>
          <table:table-cell office:value-type="float" office:value="0.00000000128029441618332" calcext:value-type="float">
            <text:p>1.28029441618332E-09</text:p>
          </table:table-cell>
          <table:table-cell office:value-type="float" office:value="-0.540541453375336" calcext:value-type="float">
            <text:p>-0.540541453375336</text:p>
          </table:table-cell>
          <table:table-cell office:value-type="float" office:value="0.000000000377124092174544" calcext:value-type="float">
            <text:p>3.77124092174544E-10</text:p>
          </table:table-cell>
          <table:table-cell office:value-type="float" office:value="-0.637136297031274" calcext:value-type="float">
            <text:p>-0.637136297031274</text:p>
          </table:table-cell>
          <table:table-cell office:value-type="float" office:value="0.0000000000000148320369212068" calcext:value-type="float">
            <text:p>1.48320369212068E-14</text:p>
          </table:table-cell>
          <table:table-cell office:value-type="float" office:value="0.599890491784232" calcext:value-type="float">
            <text:p>0.599890491784232</text:p>
          </table:table-cell>
          <table:table-cell office:value-type="float" office:value="0.00000000000111013951959427" calcext:value-type="float">
            <text:p>1.11013951959427E-12</text:p>
          </table:table-cell>
          <table:table-cell office:value-type="float" office:value="1.51779387294368" calcext:value-type="float">
            <text:p>1.51779387294368</text:p>
          </table:table-cell>
          <table:table-cell office:value-type="float" office:value="0.131859165374511" calcext:value-type="float">
            <text:p>0.131859165374511</text:p>
          </table:table-cell>
          <table:table-cell office:value-type="float" office:value="-0.740742498714592" calcext:value-type="float">
            <text:p>-0.740742498714592</text:p>
          </table:table-cell>
          <table:table-cell office:value-type="float" office:value="0.0000347846434669475" calcext:value-type="float">
            <text:p>3.47846434669475E-05</text:p>
          </table:table-cell>
          <table:table-cell office:value-type="float" office:value="-0.784948481781054" calcext:value-type="float">
            <text:p>-0.784948481781054</text:p>
          </table:table-cell>
          <table:table-cell office:value-type="float" office:value="5.63508855984942E-051" calcext:value-type="float">
            <text:p>5.63508855984942E-51</text:p>
          </table:table-cell>
          <table:table-cell office:value-type="float" office:value="-0.698151531981942" calcext:value-type="float">
            <text:p>-0.698151531981942</text:p>
          </table:table-cell>
          <table:table-cell office:value-type="float" office:value="4.18306970741565E-036" calcext:value-type="float">
            <text:p>4.18306970741565E-36</text:p>
          </table:table-cell>
          <table:table-cell office:value-type="float" office:value="0.604118699865872" calcext:value-type="float">
            <text:p>0.604118699865872</text:p>
          </table:table-cell>
          <table:table-cell office:value-type="float" office:value="4.58519542011319E-025" calcext:value-type="float">
            <text:p>4.58519542011319E-25</text:p>
          </table:table-cell>
          <table:table-cell office:value-type="float" office:value="-2.59710407758378" calcext:value-type="float">
            <text:p>-2.59710407758378</text:p>
          </table:table-cell>
          <table:table-cell office:value-type="float" office:value="0.00999456033944683" calcext:value-type="float">
            <text:p>0.009994560339447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19436213094682" calcext:value-type="float">
            <text:p>-0.319436213094682</text:p>
          </table:table-cell>
          <table:table-cell office:value-type="float" office:value="0" calcext:value-type="float">
            <text:p>0</text:p>
          </table:table-cell>
          <table:table-cell office:value-type="float" office:value="-0.794858879582559" calcext:value-type="float">
            <text:p>-0.794858879582559</text:p>
          </table:table-cell>
          <table:table-cell office:value-type="float" office:value="0.0000012323685776044" calcext:value-type="float">
            <text:p>1.2323685776044E-06</text:p>
          </table:table-cell>
          <table:table-cell office:value-type="float" office:value="-0.432207399631419" calcext:value-type="float">
            <text:p>-0.432207399631419</text:p>
          </table:table-cell>
          <table:table-cell office:value-type="float" office:value="0.00000792229817912996" calcext:value-type="float">
            <text:p>7.92229817912996E-06</text:p>
          </table:table-cell>
          <table:table-cell office:value-type="float" office:value="-0.694424957629604" calcext:value-type="float">
            <text:p>-0.694424957629604</text:p>
          </table:table-cell>
          <table:table-cell office:value-type="float" office:value="1.5740509592957E-015" calcext:value-type="float">
            <text:p>1.5740509592957E-15</text:p>
          </table:table-cell>
          <table:table-cell office:value-type="float" office:value="0.610435117917493" calcext:value-type="float">
            <text:p>0.610435117917493</text:p>
          </table:table-cell>
          <table:table-cell office:value-type="float" office:value="0.0000000000197043051011881" calcext:value-type="float">
            <text:p>1.97043051011881E-11</text:p>
          </table:table-cell>
          <table:table-cell office:value-type="float" office:value="3.98942162203624" calcext:value-type="float">
            <text:p>3.98942162203624</text:p>
          </table:table-cell>
          <table:table-cell office:value-type="float" office:value="0.000129401729935398" calcext:value-type="float">
            <text:p>0.000129401729935</text:p>
          </table:table-cell>
          <table:table-cell office:value-type="float" office:value="-0.633736314579284" calcext:value-type="float">
            <text:p>-0.633736314579284</text:p>
          </table:table-cell>
          <table:table-cell office:value-type="float" office:value="0.000386759763380882" calcext:value-type="float">
            <text:p>0.000386759763381</text:p>
          </table:table-cell>
          <table:table-cell office:value-type="float" office:value="-0.780140437743211" calcext:value-type="float">
            <text:p>-0.780140437743211</text:p>
          </table:table-cell>
          <table:table-cell office:value-type="float" office:value="1.59988718500835E-047" calcext:value-type="float">
            <text:p>1.59988718500835E-47</text:p>
          </table:table-cell>
          <table:table-cell office:value-type="float" office:value="-0.624790963439963" calcext:value-type="float">
            <text:p>-0.624790963439963</text:p>
          </table:table-cell>
          <table:table-cell office:value-type="float" office:value="7.17088981556607E-026" calcext:value-type="float">
            <text:p>7.17088981556607E-26</text:p>
          </table:table-cell>
          <table:table-cell office:value-type="float" office:value="0.567855651560736" calcext:value-type="float">
            <text:p>0.567855651560736</text:p>
          </table:table-cell>
          <table:table-cell office:value-type="float" office:value="1.07858638877682E-020" calcext:value-type="float">
            <text:p>1.07858638877682E-20</text:p>
          </table:table-cell>
          <table:table-cell office:value-type="float" office:value="-4.09275676620461" calcext:value-type="float">
            <text:p>-4.09275676620461</text:p>
          </table:table-cell>
          <table:table-cell office:value-type="float" office:value="0.0000595968213834468" calcext:value-type="float">
            <text:p>5.95968213834468E-05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277654400355482" calcext:value-type="float">
            <text:p>-0.277654400355482</text:p>
          </table:table-cell>
          <table:table-cell office:value-type="float" office:value="6.9733772424752E-170" calcext:value-type="float">
            <text:p>6.9733772424752E-170</text:p>
          </table:table-cell>
          <table:table-cell office:value-type="float" office:value="-0.979411764705882" calcext:value-type="float">
            <text:p>-0.979411764705882</text:p>
          </table:table-cell>
          <table:table-cell office:value-type="float" office:value="0.0000000000398200978975526" calcext:value-type="float">
            <text:p>3.98200978975526E-11</text:p>
          </table:table-cell>
          <table:table-cell office:value-type="float" office:value="-0.348576634917511" calcext:value-type="float">
            <text:p>-0.348576634917511</text:p>
          </table:table-cell>
          <table:table-cell office:value-type="float" office:value="0.0000212655382042006" calcext:value-type="float">
            <text:p>2.12655382042006E-05</text:p>
          </table:table-cell>
          <table:table-cell office:value-type="float" office:value="-0.602763461861409" calcext:value-type="float">
            <text:p>-0.602763461861409</text:p>
          </table:table-cell>
          <table:table-cell office:value-type="float" office:value="2.07515907517582E-015" calcext:value-type="float">
            <text:p>2.07515907517582E-15</text:p>
          </table:table-cell>
          <table:table-cell office:value-type="float" office:value="0.481768250628088" calcext:value-type="float">
            <text:p>0.481768250628088</text:p>
          </table:table-cell>
          <table:table-cell office:value-type="float" office:value="0.00000000127928806811146" calcext:value-type="float">
            <text:p>1.27928806811146E-09</text:p>
          </table:table-cell>
          <table:table-cell office:value-type="float" office:value="3.64417674374229" calcext:value-type="float">
            <text:p>3.64417674374229</text:p>
          </table:table-cell>
          <table:table-cell office:value-type="float" office:value="0.000377951702866236" calcext:value-type="float">
            <text:p>0.000377951702866</text:p>
          </table:table-cell>
          <table:table-cell office:value-type="float" office:value="-0.704241423526908" calcext:value-type="float">
            <text:p>-0.704241423526908</text:p>
          </table:table-cell>
          <table:table-cell office:value-type="float" office:value="0.00110438747631501" calcext:value-type="float">
            <text:p>0.001104387476315</text:p>
          </table:table-cell>
          <table:table-cell office:value-type="float" office:value="-0.768682608616618" calcext:value-type="float">
            <text:p>-0.768682608616618</text:p>
          </table:table-cell>
          <table:table-cell office:value-type="float" office:value="5.80800499904019E-053" calcext:value-type="float">
            <text:p>5.80800499904019E-53</text:p>
          </table:table-cell>
          <table:table-cell office:value-type="float" office:value="-0.683698191259044" calcext:value-type="float">
            <text:p>-0.683698191259044</text:p>
          </table:table-cell>
          <table:table-cell office:value-type="float" office:value="7.44656282814726E-038" calcext:value-type="float">
            <text:p>7.44656282814726E-38</text:p>
          </table:table-cell>
          <table:table-cell office:value-type="float" office:value="0.55950348381078" calcext:value-type="float">
            <text:p>0.55950348381078</text:p>
          </table:table-cell>
          <table:table-cell office:value-type="float" office:value="3.1358983973012E-023" calcext:value-type="float">
            <text:p>3.1358983973012E-23</text:p>
          </table:table-cell>
          <table:table-cell office:value-type="float" office:value="-2.48417000566113" calcext:value-type="float">
            <text:p>-2.48417000566113</text:p>
          </table:table-cell>
          <table:table-cell office:value-type="float" office:value="0.0136107771346084" calcext:value-type="float">
            <text:p>0.013610777134608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303284811368637" calcext:value-type="float">
            <text:p>-0.303284811368637</text:p>
          </table:table-cell>
          <table:table-cell office:value-type="float" office:value="0" calcext:value-type="float">
            <text:p>0</text:p>
          </table:table-cell>
          <table:table-cell office:value-type="float" office:value="-0.974283364828432" calcext:value-type="float">
            <text:p>-0.974283364828432</text:p>
          </table:table-cell>
          <table:table-cell office:value-type="float" office:value="4.51877069311921E-015" calcext:value-type="float">
            <text:p>4.51877069311921E-15</text:p>
          </table:table-cell>
          <table:table-cell office:value-type="float" office:value="-0.470810272012825" calcext:value-type="float">
            <text:p>-0.470810272012825</text:p>
          </table:table-cell>
          <table:table-cell office:value-type="float" office:value="0.000000456760335670769" calcext:value-type="float">
            <text:p>4.56760335670769E-07</text:p>
          </table:table-cell>
          <table:table-cell office:value-type="float" office:value="-0.674603266883177" calcext:value-type="float">
            <text:p>-0.674603266883177</text:p>
          </table:table-cell>
          <table:table-cell office:value-type="float" office:value="4.12327013241872E-015" calcext:value-type="float">
            <text:p>4.12327013241872E-15</text:p>
          </table:table-cell>
          <table:table-cell office:value-type="float" office:value="0.684655723036773" calcext:value-type="float">
            <text:p>0.684655723036773</text:p>
          </table:table-cell>
          <table:table-cell office:value-type="float" office:value="1.11324948486452E-015" calcext:value-type="float">
            <text:p>1.11324948486452E-15</text:p>
          </table:table-cell>
          <table:table-cell office:value-type="float" office:value="3.46408592161652" calcext:value-type="float">
            <text:p>3.46408592161652</text:p>
          </table:table-cell>
          <table:table-cell office:value-type="float" office:value="0.000782018620284531" calcext:value-type="float">
            <text:p>0.000782018620285</text:p>
          </table:table-cell>
          <table:table-cell office:value-type="float" office:value="-0.618067945370483" calcext:value-type="float">
            <text:p>-0.618067945370483</text:p>
          </table:table-cell>
          <table:table-cell office:value-type="float" office:value="0.000765840621385872" calcext:value-type="float">
            <text:p>0.000765840621386</text:p>
          </table:table-cell>
          <table:table-cell office:value-type="float" office:value="-0.772183416418586" calcext:value-type="float">
            <text:p>-0.772183416418586</text:p>
          </table:table-cell>
          <table:table-cell office:value-type="float" office:value="6.89329103294456E-038" calcext:value-type="float">
            <text:p>6.89329103294456E-38</text:p>
          </table:table-cell>
          <table:table-cell office:value-type="float" office:value="-0.59591528344497" calcext:value-type="float">
            <text:p>-0.59591528344497</text:p>
          </table:table-cell>
          <table:table-cell office:value-type="float" office:value="3.61742008305054E-019" calcext:value-type="float">
            <text:p>3.61742008305054E-19</text:p>
          </table:table-cell>
          <table:table-cell office:value-type="float" office:value="0.545426188364414" calcext:value-type="float">
            <text:p>0.545426188364414</text:p>
          </table:table-cell>
          <table:table-cell office:value-type="float" office:value="9.92490905898098E-016" calcext:value-type="float">
            <text:p>9.92490905898098E-16</text:p>
          </table:table-cell>
          <table:table-cell office:value-type="float" office:value="-3.98738636475692" calcext:value-type="float">
            <text:p>-3.98738636475692</text:p>
          </table:table-cell>
          <table:table-cell office:value-type="float" office:value="0.0000966407285577096" calcext:value-type="float">
            <text:p>9.66407285577096E-05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291565320852163" calcext:value-type="float">
            <text:p>-0.291565320852163</text:p>
          </table:table-cell>
          <table:table-cell office:value-type="float" office:value="7.48337659344345E-287" calcext:value-type="float">
            <text:p>7.48337659344345E-287</text:p>
          </table:table-cell>
          <table:table-cell office:value-type="float" office:value="-0.969924812030075" calcext:value-type="float">
            <text:p>-0.969924812030075</text:p>
          </table:table-cell>
          <table:table-cell office:value-type="float" office:value="0.00000000000171435561083774" calcext:value-type="float">
            <text:p>1.71435561083774E-12</text:p>
          </table:table-cell>
          <table:table-cell office:value-type="float" office:value="-0.413021749095574" calcext:value-type="float">
            <text:p>-0.413021749095574</text:p>
          </table:table-cell>
          <table:table-cell office:value-type="float" office:value="0.00000335076187642012" calcext:value-type="float">
            <text:p>3.35076187642012E-06</text:p>
          </table:table-cell>
          <table:table-cell office:value-type="float" office:value="-0.525927192420107" calcext:value-type="float">
            <text:p>-0.525927192420107</text:p>
          </table:table-cell>
          <table:table-cell office:value-type="float" office:value="0.000000000960886653238619" calcext:value-type="float">
            <text:p>9.60886653238619E-10</text:p>
          </table:table-cell>
          <table:table-cell office:value-type="float" office:value="0.392143004113032" calcext:value-type="float">
            <text:p>0.392143004113032</text:p>
          </table:table-cell>
          <table:table-cell office:value-type="float" office:value="0.0000112497108027408" calcext:value-type="float">
            <text:p>1.12497108027408E-05</text:p>
          </table:table-cell>
          <table:table-cell office:value-type="float" office:value="1.31098291193398" calcext:value-type="float">
            <text:p>1.31098291193398</text:p>
          </table:table-cell>
          <table:table-cell office:value-type="float" office:value="0.192475349558582" calcext:value-type="float">
            <text:p>0.192475349558582</text:p>
          </table:table-cell>
          <table:table-cell office:value-type="float" office:value="-0.752850253116099" calcext:value-type="float">
            <text:p>-0.752850253116099</text:p>
          </table:table-cell>
          <table:table-cell office:value-type="float" office:value="0.000033953244901721" calcext:value-type="float">
            <text:p>3.3953244901721E-05</text:p>
          </table:table-cell>
          <table:table-cell office:value-type="float" office:value="-0.778125851523641" calcext:value-type="float">
            <text:p>-0.778125851523641</text:p>
          </table:table-cell>
          <table:table-cell office:value-type="float" office:value="3.67048697369452E-049" calcext:value-type="float">
            <text:p>3.67048697369452E-49</text:p>
          </table:table-cell>
          <table:table-cell office:value-type="float" office:value="-0.741085739342196" calcext:value-type="float">
            <text:p>-0.741085739342196</text:p>
          </table:table-cell>
          <table:table-cell office:value-type="float" office:value="2.29461166916114E-042" calcext:value-type="float">
            <text:p>2.29461166916114E-42</text:p>
          </table:table-cell>
          <table:table-cell office:value-type="float" office:value="0.620417757488313" calcext:value-type="float">
            <text:p>0.620417757488313</text:p>
          </table:table-cell>
          <table:table-cell office:value-type="float" office:value="1.6843724451406E-026" calcext:value-type="float">
            <text:p>1.6843724451406E-26</text:p>
          </table:table-cell>
          <table:table-cell office:value-type="float" office:value="-1.16272896642722" calcext:value-type="float">
            <text:p>-1.16272896642722</text:p>
          </table:table-cell>
          <table:table-cell office:value-type="float" office:value="0.246128968774676" calcext:value-type="float">
            <text:p>0.246128968774676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329192972571599" calcext:value-type="float">
            <text:p>-0.329192972571599</text:p>
          </table:table-cell>
          <table:table-cell office:value-type="float" office:value="0" calcext:value-type="float">
            <text:p>0</text:p>
          </table:table-cell>
          <table:table-cell office:value-type="float" office:value="-0.985552115583075" calcext:value-type="float">
            <text:p>-0.985552115583075</text:p>
          </table:table-cell>
          <table:table-cell office:value-type="float" office:value="0.0000000000000912417033406252" calcext:value-type="float">
            <text:p>9.12417033406252E-14</text:p>
          </table:table-cell>
          <table:table-cell office:value-type="float" office:value="-0.523530954311177" calcext:value-type="float">
            <text:p>-0.523530954311177</text:p>
          </table:table-cell>
          <table:table-cell office:value-type="float" office:value="0.00000000373041582031021" calcext:value-type="float">
            <text:p>3.73041582031021E-09</text:p>
          </table:table-cell>
          <table:table-cell office:value-type="float" office:value="-0.713203239775904" calcext:value-type="float">
            <text:p>-0.713203239775904</text:p>
          </table:table-cell>
          <table:table-cell office:value-type="float" office:value="1.60581640245197E-018" calcext:value-type="float">
            <text:p>1.60581640245197E-18</text:p>
          </table:table-cell>
          <table:table-cell office:value-type="float" office:value="0.554633358812486" calcext:value-type="float">
            <text:p>0.554633358812486</text:p>
          </table:table-cell>
          <table:table-cell office:value-type="float" office:value="0.000000000268322507312637" calcext:value-type="float">
            <text:p>2.68322507312637E-10</text:p>
          </table:table-cell>
          <table:table-cell office:value-type="float" office:value="2.97863980332089" calcext:value-type="float">
            <text:p>2.97863980332089</text:p>
          </table:table-cell>
          <table:table-cell office:value-type="float" office:value="0.00357586446273497" calcext:value-type="float">
            <text:p>0.003575864462735</text:p>
          </table:table-cell>
          <table:table-cell office:value-type="float" office:value="-0.594590269977066" calcext:value-type="float">
            <text:p>-0.594590269977066</text:p>
          </table:table-cell>
          <table:table-cell office:value-type="float" office:value="0.00276941508397339" calcext:value-type="float">
            <text:p>0.002769415083973</text:p>
          </table:table-cell>
          <table:table-cell office:value-type="float" office:value="-0.769798321492906" calcext:value-type="float">
            <text:p>-0.769798321492906</text:p>
          </table:table-cell>
          <table:table-cell office:value-type="float" office:value="3.93393336524097E-047" calcext:value-type="float">
            <text:p>3.93393336524097E-47</text:p>
          </table:table-cell>
          <table:table-cell office:value-type="float" office:value="-0.717970645428513" calcext:value-type="float">
            <text:p>-0.717970645428513</text:p>
          </table:table-cell>
          <table:table-cell office:value-type="float" office:value="2.27436416556059E-038" calcext:value-type="float">
            <text:p>2.27436416556059E-38</text:p>
          </table:table-cell>
          <table:table-cell office:value-type="float" office:value="0.5973651490298" calcext:value-type="float">
            <text:p>0.5973651490298</text:p>
          </table:table-cell>
          <table:table-cell office:value-type="float" office:value="5.05604075928464E-024" calcext:value-type="float">
            <text:p>5.05604075928464E-24</text:p>
          </table:table-cell>
          <table:table-cell office:value-type="float" office:value="-1.52423608567999" calcext:value-type="float">
            <text:p>-1.52423608567999</text:p>
          </table:table-cell>
          <table:table-cell office:value-type="float" office:value="0.128817607377232" calcext:value-type="float">
            <text:p>0.128817607377232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287774150506692" calcext:value-type="float">
            <text:p>-0.287774150506692</text:p>
          </table:table-cell>
          <table:table-cell office:value-type="float" office:value="1.57677716679548E-239" calcext:value-type="float">
            <text:p>1.57677716679548E-239</text:p>
          </table:table-cell>
          <table:table-cell office:value-type="float" office:value="-0.992982456140351" calcext:value-type="float">
            <text:p>-0.992982456140351</text:p>
          </table:table-cell>
          <table:table-cell office:value-type="float" office:value="3.32215983584513E-017" calcext:value-type="float">
            <text:p>3.32215983584513E-17</text:p>
          </table:table-cell>
          <table:table-cell office:value-type="float" office:value="-0.416613144284414" calcext:value-type="float">
            <text:p>-0.416613144284414</text:p>
          </table:table-cell>
          <table:table-cell office:value-type="float" office:value="0.000000113994262919888" calcext:value-type="float">
            <text:p>1.13994262919888E-07</text:p>
          </table:table-cell>
          <table:table-cell office:value-type="float" office:value="-0.550846102820162" calcext:value-type="float">
            <text:p>-0.550846102820162</text:p>
          </table:table-cell>
          <table:table-cell office:value-type="float" office:value="0.000000000000280516996207446" calcext:value-type="float">
            <text:p>2.80516996207446E-13</text:p>
          </table:table-cell>
          <table:table-cell office:value-type="float" office:value="0.486694976350291" calcext:value-type="float">
            <text:p>0.486694976350291</text:p>
          </table:table-cell>
          <table:table-cell office:value-type="float" office:value="0.000000000270486929901596" calcext:value-type="float">
            <text:p>2.70486929901596E-10</text:p>
          </table:table-cell>
          <table:table-cell office:value-type="float" office:value="1.93634518237953" calcext:value-type="float">
            <text:p>1.93634518237953</text:p>
          </table:table-cell>
          <table:table-cell office:value-type="float" office:value="0.0547439474358083" calcext:value-type="float">
            <text:p>0.054743947435808</text:p>
          </table:table-cell>
          <table:table-cell office:value-type="float" office:value="-0.74642455828578" calcext:value-type="float">
            <text:p>-0.74642455828578</text:p>
          </table:table-cell>
          <table:table-cell office:value-type="float" office:value="0.000101878803095188" calcext:value-type="float">
            <text:p>0.000101878803095</text:p>
          </table:table-cell>
          <table:table-cell office:value-type="float" office:value="-0.714590881871327" calcext:value-type="float">
            <text:p>-0.714590881871327</text:p>
          </table:table-cell>
          <table:table-cell office:value-type="float" office:value="2.62961427215741E-053" calcext:value-type="float">
            <text:p>2.62961427215741E-53</text:p>
          </table:table-cell>
          <table:table-cell office:value-type="float" office:value="-0.481827959702489" calcext:value-type="float">
            <text:p>-0.481827959702489</text:p>
          </table:table-cell>
          <table:table-cell office:value-type="float" office:value="9.26980176608102E-021" calcext:value-type="float">
            <text:p>9.26980176608102E-21</text:p>
          </table:table-cell>
          <table:table-cell office:value-type="float" office:value="0.445817920461321" calcext:value-type="float">
            <text:p>0.445817920461321</text:p>
          </table:table-cell>
          <table:table-cell office:value-type="float" office:value="1.15005534102534E-017" calcext:value-type="float">
            <text:p>1.15005534102534E-17</text:p>
          </table:table-cell>
          <table:table-cell office:value-type="float" office:value="-5.71505313962425" calcext:value-type="float">
            <text:p>-5.71505313962425</text:p>
          </table:table-cell>
          <table:table-cell office:value-type="float" office:value="0.0000000245322925344029" calcext:value-type="float">
            <text:p>2.45322925344029E-08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297409308595282" calcext:value-type="float">
            <text:p>-0.297409308595282</text:p>
          </table:table-cell>
          <table:table-cell office:value-type="float" office:value="1.09406462206878E-219" calcext:value-type="float">
            <text:p>1.09406462206878E-219</text:p>
          </table:table-cell>
          <table:table-cell office:value-type="float" office:value="-0.874657909140668" calcext:value-type="float">
            <text:p>-0.874657909140668</text:p>
          </table:table-cell>
          <table:table-cell office:value-type="float" office:value="0.00000000116691105608776" calcext:value-type="float">
            <text:p>1.16691105608776E-09</text:p>
          </table:table-cell>
          <table:table-cell office:value-type="float" office:value="-0.284769152730923" calcext:value-type="float">
            <text:p>-0.284769152730923</text:p>
          </table:table-cell>
          <table:table-cell office:value-type="float" office:value="0.00213459069709889" calcext:value-type="float">
            <text:p>0.002134590697099</text:p>
          </table:table-cell>
          <table:table-cell office:value-type="float" office:value="-0.382542156271114" calcext:value-type="float">
            <text:p>-0.382542156271114</text:p>
          </table:table-cell>
          <table:table-cell office:value-type="float" office:value="0.0000266520944858845" calcext:value-type="float">
            <text:p>2.66520944858845E-05</text:p>
          </table:table-cell>
          <table:table-cell office:value-type="float" office:value="0.450285701903033" calcext:value-type="float">
            <text:p>0.450285701903033</text:p>
          </table:table-cell>
          <table:table-cell office:value-type="float" office:value="0.000000498956953372298" calcext:value-type="float">
            <text:p>4.98956953372298E-07</text:p>
          </table:table-cell>
          <table:table-cell office:value-type="float" office:value="1.06610106108485" calcext:value-type="float">
            <text:p>1.06610106108485</text:p>
          </table:table-cell>
          <table:table-cell office:value-type="float" office:value="0.288691360486294" calcext:value-type="float">
            <text:p>0.288691360486294</text:p>
          </table:table-cell>
          <table:table-cell office:value-type="float" office:value="-0.717338152529197" calcext:value-type="float">
            <text:p>-0.717338152529197</text:p>
          </table:table-cell>
          <table:table-cell office:value-type="float" office:value="0.00000816028555535168" calcext:value-type="float">
            <text:p>8.16028555535168E-06</text:p>
          </table:table-cell>
          <table:table-cell office:value-type="float" office:value="-0.766002266133741" calcext:value-type="float">
            <text:p>-0.766002266133741</text:p>
          </table:table-cell>
          <table:table-cell office:value-type="float" office:value="7.56315082419597E-051" calcext:value-type="float">
            <text:p>7.56315082419597E-51</text:p>
          </table:table-cell>
          <table:table-cell office:value-type="float" office:value="-0.671314699631766" calcext:value-type="float">
            <text:p>-0.671314699631766</text:p>
          </table:table-cell>
          <table:table-cell office:value-type="float" office:value="4.99680569539133E-035" calcext:value-type="float">
            <text:p>4.99680569539133E-35</text:p>
          </table:table-cell>
          <table:table-cell office:value-type="float" office:value="0.633706117422901" calcext:value-type="float">
            <text:p>0.633706117422901</text:p>
          </table:table-cell>
          <table:table-cell office:value-type="float" office:value="2.89622607839347E-030" calcext:value-type="float">
            <text:p>2.89622607839347E-30</text:p>
          </table:table-cell>
          <table:table-cell office:value-type="float" office:value="-2.87327212947142" calcext:value-type="float">
            <text:p>-2.87327212947142</text:p>
          </table:table-cell>
          <table:table-cell office:value-type="float" office:value="0.00440598676999061" calcext:value-type="float">
            <text:p>0.004405986769991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317328363813167" calcext:value-type="float">
            <text:p>-0.317328363813167</text:p>
          </table:table-cell>
          <table:table-cell office:value-type="float" office:value="3.70057757490689E-208" calcext:value-type="float">
            <text:p>3.70057757490689E-208</text:p>
          </table:table-cell>
          <table:table-cell office:value-type="float" office:value="-0.907792207792208" calcext:value-type="float">
            <text:p>-0.907792207792208</text:p>
          </table:table-cell>
          <table:table-cell office:value-type="float" office:value="0.0000000133316709163655" calcext:value-type="float">
            <text:p>1.33316709163655E-08</text:p>
          </table:table-cell>
          <table:table-cell office:value-type="float" office:value="-0.463278989046242" calcext:value-type="float">
            <text:p>-0.463278989046242</text:p>
          </table:table-cell>
          <table:table-cell office:value-type="float" office:value="0.0000000772615419130373" calcext:value-type="float">
            <text:p>7.72615419130373E-08</text:p>
          </table:table-cell>
          <table:table-cell office:value-type="float" office:value="-0.5562278744525" calcext:value-type="float">
            <text:p>-0.5562278744525</text:p>
          </table:table-cell>
          <table:table-cell office:value-type="float" office:value="0.0000000000290112977168533" calcext:value-type="float">
            <text:p>2.90112977168533E-11</text:p>
          </table:table-cell>
          <table:table-cell office:value-type="float" office:value="0.567073526149658" calcext:value-type="float">
            <text:p>0.567073526149658</text:p>
          </table:table-cell>
          <table:table-cell office:value-type="float" office:value="0.00000000000979041459525337" calcext:value-type="float">
            <text:p>9.79041459525337E-12</text:p>
          </table:table-cell>
          <table:table-cell office:value-type="float" office:value="1.3276155883777" calcext:value-type="float">
            <text:p>1.3276155883777</text:p>
          </table:table-cell>
          <table:table-cell office:value-type="float" office:value="0.186846316964878" calcext:value-type="float">
            <text:p>0.186846316964878</text:p>
          </table:table-cell>
          <table:table-cell office:value-type="float" office:value="-0.837211942731696" calcext:value-type="float">
            <text:p>-0.837211942731696</text:p>
          </table:table-cell>
          <table:table-cell office:value-type="float" office:value="0.000000000676623853326374" calcext:value-type="float">
            <text:p>6.76623853326374E-10</text:p>
          </table:table-cell>
          <table:table-cell office:value-type="float" office:value="-0.771174064354329" calcext:value-type="float">
            <text:p>-0.771174064354329</text:p>
          </table:table-cell>
          <table:table-cell office:value-type="float" office:value="4.01064881221964E-052" calcext:value-type="float">
            <text:p>4.01064881221964E-52</text:p>
          </table:table-cell>
          <table:table-cell office:value-type="float" office:value="-0.693424152682573" calcext:value-type="float">
            <text:p>-0.693424152682573</text:p>
          </table:table-cell>
          <table:table-cell office:value-type="float" office:value="2.59101488771087E-038" calcext:value-type="float">
            <text:p>2.59101488771087E-38</text:p>
          </table:table-cell>
          <table:table-cell office:value-type="float" office:value="0.600561210547613" calcext:value-type="float">
            <text:p>0.600561210547613</text:p>
          </table:table-cell>
          <table:table-cell office:value-type="float" office:value="1.11785934071902E-026" calcext:value-type="float">
            <text:p>1.11785934071902E-26</text:p>
          </table:table-cell>
          <table:table-cell office:value-type="float" office:value="-2.35181721429177" calcext:value-type="float">
            <text:p>-2.35181721429177</text:p>
          </table:table-cell>
          <table:table-cell office:value-type="float" office:value="0.0194431445571896" calcext:value-type="float">
            <text:p>0.01944314455719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315144343603441" calcext:value-type="float">
            <text:p>-0.315144343603441</text:p>
          </table:table-cell>
          <table:table-cell office:value-type="float" office:value="5.5344761130544E-181" calcext:value-type="float">
            <text:p>5.5344761130544E-181</text:p>
          </table:table-cell>
          <table:table-cell office:value-type="float" office:value="-0.803921568627451" calcext:value-type="float">
            <text:p>-0.803921568627451</text:p>
          </table:table-cell>
          <table:table-cell office:value-type="float" office:value="0.000100739403001067" calcext:value-type="float">
            <text:p>0.000100739403001</text:p>
          </table:table-cell>
          <table:table-cell office:value-type="float" office:value="-0.41368220296525" calcext:value-type="float">
            <text:p>-0.41368220296525</text:p>
          </table:table-cell>
          <table:table-cell office:value-type="float" office:value="0.00000322047752148453" calcext:value-type="float">
            <text:p>3.22047752148453E-06</text:p>
          </table:table-cell>
          <table:table-cell office:value-type="float" office:value="-0.545395297241966" calcext:value-type="float">
            <text:p>-0.545395297241966</text:p>
          </table:table-cell>
          <table:table-cell office:value-type="float" office:value="0.00000000017014730295291" calcext:value-type="float">
            <text:p>1.7014730295291E-10</text:p>
          </table:table-cell>
          <table:table-cell office:value-type="float" office:value="0.584976190559262" calcext:value-type="float">
            <text:p>0.584976190559262</text:p>
          </table:table-cell>
          <table:table-cell office:value-type="float" office:value="0.00000000000350250213147735" calcext:value-type="float">
            <text:p>3.50250213147735E-12</text:p>
          </table:table-cell>
          <table:table-cell office:value-type="float" office:value="1.85140919914513" calcext:value-type="float">
            <text:p>1.85140919914513</text:p>
          </table:table-cell>
          <table:table-cell office:value-type="float" office:value="0.0666761764112785" calcext:value-type="float">
            <text:p>0.066676176411279</text:p>
          </table:table-cell>
          <table:table-cell office:value-type="float" office:value="-0.588753106077571" calcext:value-type="float">
            <text:p>-0.588753106077571</text:p>
          </table:table-cell>
          <table:table-cell office:value-type="float" office:value="0.0080006467646037" calcext:value-type="float">
            <text:p>0.008000646764604</text:p>
          </table:table-cell>
          <table:table-cell office:value-type="float" office:value="-0.774563436109444" calcext:value-type="float">
            <text:p>-0.774563436109444</text:p>
          </table:table-cell>
          <table:table-cell office:value-type="float" office:value="1.21372205979703E-057" calcext:value-type="float">
            <text:p>1.21372205979703E-57</text:p>
          </table:table-cell>
          <table:table-cell office:value-type="float" office:value="-0.627474405524554" calcext:value-type="float">
            <text:p>-0.627474405524554</text:p>
          </table:table-cell>
          <table:table-cell office:value-type="float" office:value="2.83058910797129E-032" calcext:value-type="float">
            <text:p>2.83058910797129E-32</text:p>
          </table:table-cell>
          <table:table-cell office:value-type="float" office:value="0.557478541041623" calcext:value-type="float">
            <text:p>0.557478541041623</text:p>
          </table:table-cell>
          <table:table-cell office:value-type="float" office:value="1.98742594654042E-024" calcext:value-type="float">
            <text:p>1.98742594654042E-24</text:p>
          </table:table-cell>
          <table:table-cell office:value-type="float" office:value="-4.26367480154092" calcext:value-type="float">
            <text:p>-4.26367480154092</text:p>
          </table:table-cell>
          <table:table-cell office:value-type="float" office:value="0.0000275493344311506" calcext:value-type="float">
            <text:p>2.75493344311506E-05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243243901416772" calcext:value-type="float">
            <text:p>-0.243243901416772</text:p>
          </table:table-cell>
          <table:table-cell office:value-type="float" office:value="1.53421836526448E-150" calcext:value-type="float">
            <text:p>1.53421836526448E-150</text:p>
          </table:table-cell>
          <table:table-cell office:value-type="float" office:value="-0.975438596491228" calcext:value-type="float">
            <text:p>-0.975438596491228</text:p>
          </table:table-cell>
          <table:table-cell office:value-type="float" office:value="0.00000000000131906435577432" calcext:value-type="float">
            <text:p>1.31906435577432E-12</text:p>
          </table:table-cell>
          <table:table-cell office:value-type="float" office:value="-0.484127925056034" calcext:value-type="float">
            <text:p>-0.484127925056034</text:p>
          </table:table-cell>
          <table:table-cell office:value-type="float" office:value="0.000000055502533324645" calcext:value-type="float">
            <text:p>5.5502533324645E-08</text:p>
          </table:table-cell>
          <table:table-cell office:value-type="float" office:value="-0.594012795555364" calcext:value-type="float">
            <text:p>-0.594012795555364</text:p>
          </table:table-cell>
          <table:table-cell office:value-type="float" office:value="0.00000000000405925784155051" calcext:value-type="float">
            <text:p>4.05925784155051E-12</text:p>
          </table:table-cell>
          <table:table-cell office:value-type="float" office:value="0.422837477047431" calcext:value-type="float">
            <text:p>0.422837477047431</text:p>
          </table:table-cell>
          <table:table-cell office:value-type="float" office:value="0.00000307699261106069" calcext:value-type="float">
            <text:p>3.07699261106069E-06</text:p>
          </table:table-cell>
          <table:table-cell office:value-type="float" office:value="1.36841633995095" calcext:value-type="float">
            <text:p>1.36841633995095</text:p>
          </table:table-cell>
          <table:table-cell office:value-type="float" office:value="0.173970249986737" calcext:value-type="float">
            <text:p>0.173970249986737</text:p>
          </table:table-cell>
          <table:table-cell office:value-type="float" office:value="-0.842576216755417" calcext:value-type="float">
            <text:p>-0.842576216755417</text:p>
          </table:table-cell>
          <table:table-cell office:value-type="float" office:value="0.00000000011615104949723" calcext:value-type="float">
            <text:p>1.1615104949723E-10</text:p>
          </table:table-cell>
          <table:table-cell office:value-type="float" office:value="-0.767037523412215" calcext:value-type="float">
            <text:p>-0.767037523412215</text:p>
          </table:table-cell>
          <table:table-cell office:value-type="float" office:value="4.97959490210646E-052" calcext:value-type="float">
            <text:p>4.97959490210646E-52</text:p>
          </table:table-cell>
          <table:table-cell office:value-type="float" office:value="-0.648359561611145" calcext:value-type="float">
            <text:p>-0.648359561611145</text:p>
          </table:table-cell>
          <table:table-cell office:value-type="float" office:value="1.2290306506748E-032" calcext:value-type="float">
            <text:p>1.2290306506748E-32</text:p>
          </table:table-cell>
          <table:table-cell office:value-type="float" office:value="0.523518944689324" calcext:value-type="float">
            <text:p>0.523518944689324</text:p>
          </table:table-cell>
          <table:table-cell office:value-type="float" office:value="7.70854530012237E-020" calcext:value-type="float">
            <text:p>7.70854530012237E-20</text:p>
          </table:table-cell>
          <table:table-cell office:value-type="float" office:value="-3.23942675977761" calcext:value-type="float">
            <text:p>-3.23942675977761</text:p>
          </table:table-cell>
          <table:table-cell office:value-type="float" office:value="0.00135423860792808" calcext:value-type="float">
            <text:p>0.001354238607928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295483547025506" calcext:value-type="float">
            <text:p>-0.295483547025506</text:p>
          </table:table-cell>
          <table:table-cell office:value-type="float" office:value="0" calcext:value-type="float">
            <text:p>0</text:p>
          </table:table-cell>
          <table:table-cell office:value-type="float" office:value="-0.975490196078431" calcext:value-type="float">
            <text:p>-0.975490196078431</text:p>
          </table:table-cell>
          <table:table-cell office:value-type="float" office:value="0.000000000028428732666901" calcext:value-type="float">
            <text:p>2.8428732666901E-11</text:p>
          </table:table-cell>
          <table:table-cell office:value-type="float" office:value="-0.393845315030954" calcext:value-type="float">
            <text:p>-0.393845315030954</text:p>
          </table:table-cell>
          <table:table-cell office:value-type="float" office:value="0.0000173689344638459" calcext:value-type="float">
            <text:p>1.73689344638459E-05</text:p>
          </table:table-cell>
          <table:table-cell office:value-type="float" office:value="-0.630097613457936" calcext:value-type="float">
            <text:p>-0.630097613457936</text:p>
          </table:table-cell>
          <table:table-cell office:value-type="float" office:value="0.0000000000000981035227669234" calcext:value-type="float">
            <text:p>9.81035227669234E-14</text:p>
          </table:table-cell>
          <table:table-cell office:value-type="float" office:value="0.648704129735593" calcext:value-type="float">
            <text:p>0.648704129735593</text:p>
          </table:table-cell>
          <table:table-cell office:value-type="float" office:value="0.0000000000000104205910125534" calcext:value-type="float">
            <text:p>1.04205910125534E-14</text:p>
          </table:table-cell>
          <table:table-cell office:value-type="float" office:value="3.76081196975151" calcext:value-type="float">
            <text:p>3.76081196975151</text:p>
          </table:table-cell>
          <table:table-cell office:value-type="float" office:value="0.000274299785473294" calcext:value-type="float">
            <text:p>0.000274299785473</text:p>
          </table:table-cell>
          <table:table-cell office:value-type="float" office:value="-0.739627907657819" calcext:value-type="float">
            <text:p>-0.739627907657819</text:p>
          </table:table-cell>
          <table:table-cell office:value-type="float" office:value="0.000193717984877113" calcext:value-type="float">
            <text:p>0.000193717984877</text:p>
          </table:table-cell>
          <table:table-cell office:value-type="float" office:value="-0.753252109099314" calcext:value-type="float">
            <text:p>-0.753252109099314</text:p>
          </table:table-cell>
          <table:table-cell office:value-type="float" office:value="3.48479063210136E-043" calcext:value-type="float">
            <text:p>3.48479063210136E-43</text:p>
          </table:table-cell>
          <table:table-cell office:value-type="float" office:value="-0.802003401225691" calcext:value-type="float">
            <text:p>-0.802003401225691</text:p>
          </table:table-cell>
          <table:table-cell office:value-type="float" office:value="1.04025674717401E-052" calcext:value-type="float">
            <text:p>1.04025674717401E-52</text:p>
          </table:table-cell>
          <table:table-cell office:value-type="float" office:value="0.688852726570837" calcext:value-type="float">
            <text:p>0.688852726570837</text:p>
          </table:table-cell>
          <table:table-cell office:value-type="float" office:value="1.4674210944414E-033" calcext:value-type="float">
            <text:p>1.4674210944414E-33</text:p>
          </table:table-cell>
          <table:table-cell office:value-type="float" office:value="1.70405312968073" calcext:value-type="float">
            <text:p>1.70405312968073</text:p>
          </table:table-cell>
          <table:table-cell office:value-type="float" office:value="0.0897455914562762" calcext:value-type="float">
            <text:p>0.089745591456276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258592490989174" calcext:value-type="float">
            <text:p>-0.258592490989174</text:p>
          </table:table-cell>
          <table:table-cell office:value-type="float" office:value="7.26136173378923E-052" calcext:value-type="float">
            <text:p>7.26136173378923E-52</text:p>
          </table:table-cell>
          <table:table-cell office:value-type="float" office:value="-0.962848297213622" calcext:value-type="float">
            <text:p>-0.962848297213622</text:p>
          </table:table-cell>
          <table:table-cell office:value-type="float" office:value="0.000000000162399434830459" calcext:value-type="float">
            <text:p>1.62399434830459E-10</text:p>
          </table:table-cell>
          <table:table-cell office:value-type="float" office:value="-0.508069287527648" calcext:value-type="float">
            <text:p>-0.508069287527648</text:p>
          </table:table-cell>
          <table:table-cell office:value-type="float" office:value="0.00000000231920154494428" calcext:value-type="float">
            <text:p>2.31920154494428E-09</text:p>
          </table:table-cell>
          <table:table-cell office:value-type="float" office:value="-0.633924757282224" calcext:value-type="float">
            <text:p>-0.633924757282224</text:p>
          </table:table-cell>
          <table:table-cell office:value-type="float" office:value="4.59624505548518E-015" calcext:value-type="float">
            <text:p>4.59624505548518E-15</text:p>
          </table:table-cell>
          <table:table-cell office:value-type="float" office:value="0.516018137245612" calcext:value-type="float">
            <text:p>0.516018137245612</text:p>
          </table:table-cell>
          <table:table-cell office:value-type="float" office:value="0.00000000117888639098561" calcext:value-type="float">
            <text:p>1.17888639098561E-09</text:p>
          </table:table-cell>
          <table:table-cell office:value-type="float" office:value="1.83503947444774" calcext:value-type="float">
            <text:p>1.83503947444774</text:p>
          </table:table-cell>
          <table:table-cell office:value-type="float" office:value="0.0689972407248855" calcext:value-type="float">
            <text:p>0.068997240724886</text:p>
          </table:table-cell>
          <table:table-cell office:value-type="float" office:value="-0.759239953005281" calcext:value-type="float">
            <text:p>-0.759239953005281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44265949181624" calcext:value-type="float">
            <text:p>-0.744265949181624</text:p>
          </table:table-cell>
          <table:table-cell office:value-type="float" office:value="1.55953380330474E-051" calcext:value-type="float">
            <text:p>1.55953380330474E-51</text:p>
          </table:table-cell>
          <table:table-cell office:value-type="float" office:value="-0.651673157681045" calcext:value-type="float">
            <text:p>-0.651673157681045</text:p>
          </table:table-cell>
          <table:table-cell office:value-type="float" office:value="7.70915628408483E-036" calcext:value-type="float">
            <text:p>7.70915628408483E-36</text:p>
          </table:table-cell>
          <table:table-cell office:value-type="float" office:value="0.527312168273519" calcext:value-type="float">
            <text:p>0.527312168273519</text:p>
          </table:table-cell>
          <table:table-cell office:value-type="float" office:value="8.46819289960579E-022" calcext:value-type="float">
            <text:p>8.46819289960579E-22</text:p>
          </table:table-cell>
          <table:table-cell office:value-type="float" office:value="-2.56608169313365" calcext:value-type="float">
            <text:p>-2.56608169313365</text:p>
          </table:table-cell>
          <table:table-cell office:value-type="float" office:value="0.0108022345169217" calcext:value-type="float">
            <text:p>0.010802234516922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348550828515317" calcext:value-type="float">
            <text:p>-0.348550828515317</text:p>
          </table:table-cell>
          <table:table-cell office:value-type="float" office:value="4.78044751370483E-269" calcext:value-type="float">
            <text:p>4.78044751370483E-269</text:p>
          </table:table-cell>
          <table:table-cell office:value-type="float" office:value="-0.943471490487542" calcext:value-type="float">
            <text:p>-0.943471490487542</text:p>
          </table:table-cell>
          <table:table-cell office:value-type="float" office:value="0.0000000000475686258097978" calcext:value-type="float">
            <text:p>4.75686258097978E-11</text:p>
          </table:table-cell>
          <table:table-cell office:value-type="float" office:value="-0.520393497039399" calcext:value-type="float">
            <text:p>-0.520393497039399</text:p>
          </table:table-cell>
          <table:table-cell office:value-type="float" office:value="0.000000000806236830111927" calcext:value-type="float">
            <text:p>8.06236830111927E-10</text:p>
          </table:table-cell>
          <table:table-cell office:value-type="float" office:value="-0.617673686613636" calcext:value-type="float">
            <text:p>-0.617673686613636</text:p>
          </table:table-cell>
          <table:table-cell office:value-type="float" office:value="0.0000000000000350427768458538" calcext:value-type="float">
            <text:p>3.50427768458538E-14</text:p>
          </table:table-cell>
          <table:table-cell office:value-type="float" office:value="0.545157619513069" calcext:value-type="float">
            <text:p>0.545157619513069</text:p>
          </table:table-cell>
          <table:table-cell office:value-type="float" office:value="0.0000000000845073503780758" calcext:value-type="float">
            <text:p>8.45073503780758E-11</text:p>
          </table:table-cell>
          <table:table-cell office:value-type="float" office:value="1.44632101413365" calcext:value-type="float">
            <text:p>1.44632101413365</text:p>
          </table:table-cell>
          <table:table-cell office:value-type="float" office:value="0.150715967233818" calcext:value-type="float">
            <text:p>0.150715967233818</text:p>
          </table:table-cell>
          <table:table-cell office:value-type="float" office:value="-0.7832606100594" calcext:value-type="float">
            <text:p>-0.7832606100594</text:p>
          </table:table-cell>
          <table:table-cell office:value-type="float" office:value="0.00000223483120996618" calcext:value-type="float">
            <text:p>2.23483120996618E-06</text:p>
          </table:table-cell>
          <table:table-cell office:value-type="float" office:value="-0.745621036253028" calcext:value-type="float">
            <text:p>-0.745621036253028</text:p>
          </table:table-cell>
          <table:table-cell office:value-type="float" office:value="3.71064553217029E-049" calcext:value-type="float">
            <text:p>3.71064553217029E-49</text:p>
          </table:table-cell>
          <table:table-cell office:value-type="float" office:value="-0.577642634522858" calcext:value-type="float">
            <text:p>-0.577642634522858</text:p>
          </table:table-cell>
          <table:table-cell office:value-type="float" office:value="1.98125196152516E-025" calcext:value-type="float">
            <text:p>1.98125196152516E-25</text:p>
          </table:table-cell>
          <table:table-cell office:value-type="float" office:value="0.460406400857473" calcext:value-type="float">
            <text:p>0.460406400857473</text:p>
          </table:table-cell>
          <table:table-cell office:value-type="float" office:value="1.42878649231891E-015" calcext:value-type="float">
            <text:p>1.42878649231891E-15</text:p>
          </table:table-cell>
          <table:table-cell office:value-type="float" office:value="-4.08832567575126" calcext:value-type="float">
            <text:p>-4.08832567575126</text:p>
          </table:table-cell>
          <table:table-cell office:value-type="float" office:value="0.00005754071601582" calcext:value-type="float">
            <text:p>5.754071601582E-05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259562047095209" calcext:value-type="float">
            <text:p>-0.259562047095209</text:p>
          </table:table-cell>
          <table:table-cell office:value-type="float" office:value="1.25341074723092E-111" calcext:value-type="float">
            <text:p>1.25341074723092E-111</text:p>
          </table:table-cell>
          <table:table-cell office:value-type="float" office:value="-0.925152656736676" calcext:value-type="float">
            <text:p>-0.925152656736676</text:p>
          </table:table-cell>
          <table:table-cell office:value-type="float" office:value="0.000000000100378283300812" calcext:value-type="float">
            <text:p>1.00378283300812E-10</text:p>
          </table:table-cell>
          <table:table-cell office:value-type="float" office:value="-0.508737266580865" calcext:value-type="float">
            <text:p>-0.508737266580865</text:p>
          </table:table-cell>
          <table:table-cell office:value-type="float" office:value="0.00000000101691762095374" calcext:value-type="float">
            <text:p>1.01691762095374E-09</text:p>
          </table:table-cell>
          <table:table-cell office:value-type="float" office:value="-0.646990644856814" calcext:value-type="float">
            <text:p>-0.646990644856814</text:p>
          </table:table-cell>
          <table:table-cell office:value-type="float" office:value="2.07455174257959E-016" calcext:value-type="float">
            <text:p>2.07455174257959E-16</text:p>
          </table:table-cell>
          <table:table-cell office:value-type="float" office:value="0.610197128772777" calcext:value-type="float">
            <text:p>0.610197128772777</text:p>
          </table:table-cell>
          <table:table-cell office:value-type="float" office:value="0.0000000000000262611473192992" calcext:value-type="float">
            <text:p>2.62611473192992E-14</text:p>
          </table:table-cell>
          <table:table-cell office:value-type="float" office:value="2.29696218372022" calcext:value-type="float">
            <text:p>2.29696218372022</text:p>
          </table:table-cell>
          <table:table-cell office:value-type="float" office:value="0.0232978789639159" calcext:value-type="float">
            <text:p>0.023297878963916</text:p>
          </table:table-cell>
          <table:table-cell office:value-type="float" office:value="-0.563639680256428" calcext:value-type="float">
            <text:p>-0.563639680256428</text:p>
          </table:table-cell>
          <table:table-cell office:value-type="float" office:value="0.00271243582831742" calcext:value-type="float">
            <text:p>0.002712435828317</text:p>
          </table:table-cell>
          <table:table-cell office:value-type="float" office:value="-0.78482717578649" calcext:value-type="float">
            <text:p>-0.78482717578649</text:p>
          </table:table-cell>
          <table:table-cell office:value-type="float" office:value="1.66608125646181E-059" calcext:value-type="float">
            <text:p>1.66608125646181E-59</text:p>
          </table:table-cell>
          <table:table-cell office:value-type="float" office:value="-0.551637682463448" calcext:value-type="float">
            <text:p>-0.551637682463448</text:p>
          </table:table-cell>
          <table:table-cell office:value-type="float" office:value="1.28900706108641E-023" calcext:value-type="float">
            <text:p>1.28900706108641E-23</text:p>
          </table:table-cell>
          <table:table-cell office:value-type="float" office:value="0.448657692261435" calcext:value-type="float">
            <text:p>0.448657692261435</text:p>
          </table:table-cell>
          <table:table-cell office:value-type="float" office:value="3.18444361770325E-015" calcext:value-type="float">
            <text:p>3.18444361770325E-15</text:p>
          </table:table-cell>
          <table:table-cell office:value-type="float" office:value="-5.97910404391546" calcext:value-type="float">
            <text:p>-5.97910404391546</text:p>
          </table:table-cell>
          <table:table-cell office:value-type="float" office:value="0.00000000692239013670968" calcext:value-type="float">
            <text:p>6.92239013670968E-09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297992364142768" calcext:value-type="float">
            <text:p>-0.297992364142768</text:p>
          </table:table-cell>
          <table:table-cell office:value-type="float" office:value="1.22707102211853E-229" calcext:value-type="float">
            <text:p>1.22707102211853E-229</text:p>
          </table:table-cell>
          <table:table-cell office:value-type="float" office:value="-0.975232198142415" calcext:value-type="float">
            <text:p>-0.975232198142415</text:p>
          </table:table-cell>
          <table:table-cell office:value-type="float" office:value="0.00000000000658873718708259" calcext:value-type="float">
            <text:p>6.58873718708259E-12</text:p>
          </table:table-cell>
          <table:table-cell office:value-type="float" office:value="-0.302873008337857" calcext:value-type="float">
            <text:p>-0.302873008337857</text:p>
          </table:table-cell>
          <table:table-cell office:value-type="float" office:value="0.000628128911712832" calcext:value-type="float">
            <text:p>0.000628128911713</text:p>
          </table:table-cell>
          <table:table-cell office:value-type="float" office:value="-0.671917349050793" calcext:value-type="float">
            <text:p>-0.671917349050793</text:p>
          </table:table-cell>
          <table:table-cell office:value-type="float" office:value="1.31062695231996E-017" calcext:value-type="float">
            <text:p>1.31062695231996E-17</text:p>
          </table:table-cell>
          <table:table-cell office:value-type="float" office:value="0.413065283545535" calcext:value-type="float">
            <text:p>0.413065283545535</text:p>
          </table:table-cell>
          <table:table-cell office:value-type="float" office:value="0.00000186248630724794" calcext:value-type="float">
            <text:p>1.86248630724794E-06</text:p>
          </table:table-cell>
          <table:table-cell office:value-type="float" office:value="4.93582561296071" calcext:value-type="float">
            <text:p>4.93582561296071</text:p>
          </table:table-cell>
          <table:table-cell office:value-type="float" office:value="0.00000257999791329446" calcext:value-type="float">
            <text:p>2.57999791329446E-06</text:p>
          </table:table-cell>
          <table:table-cell office:value-type="float" office:value="-0.678947368421053" calcext:value-type="float">
            <text:p>-0.678947368421053</text:p>
          </table:table-cell>
          <table:table-cell office:value-type="float" office:value="0.00139137090796468" calcext:value-type="float">
            <text:p>0.001391370907965</text:p>
          </table:table-cell>
          <table:table-cell office:value-type="float" office:value="-0.723411508731848" calcext:value-type="float">
            <text:p>-0.723411508731848</text:p>
          </table:table-cell>
          <table:table-cell office:value-type="float" office:value="4.45703986120466E-043" calcext:value-type="float">
            <text:p>4.45703986120466E-43</text:p>
          </table:table-cell>
          <table:table-cell office:value-type="float" office:value="-0.642546358217002" calcext:value-type="float">
            <text:p>-0.642546358217002</text:p>
          </table:table-cell>
          <table:table-cell office:value-type="float" office:value="1.92979782358016E-031" calcext:value-type="float">
            <text:p>1.92979782358016E-31</text:p>
          </table:table-cell>
          <table:table-cell office:value-type="float" office:value="0.487677893885471" calcext:value-type="float">
            <text:p>0.487677893885471</text:p>
          </table:table-cell>
          <table:table-cell office:value-type="float" office:value="8.06643855349866E-017" calcext:value-type="float">
            <text:p>8.06643855349866E-17</text:p>
          </table:table-cell>
          <table:table-cell office:value-type="float" office:value="-1.99876515955233" calcext:value-type="float">
            <text:p>-1.99876515955233</text:p>
          </table:table-cell>
          <table:table-cell office:value-type="float" office:value="0.0466952634923299" calcext:value-type="float">
            <text:p>0.04669526349233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309981133627314" calcext:value-type="float">
            <text:p>-0.309981133627314</text:p>
          </table:table-cell>
          <table:table-cell office:value-type="float" office:value="2.50060640977073E-240" calcext:value-type="float">
            <text:p>2.50060640977073E-240</text:p>
          </table:table-cell>
          <table:table-cell office:value-type="float" office:value="-0.972932330827068" calcext:value-type="float">
            <text:p>-0.972932330827068</text:p>
          </table:table-cell>
          <table:table-cell office:value-type="float" office:value="0.000000000000671494420223351" calcext:value-type="float">
            <text:p>6.71494420223351E-13</text:p>
          </table:table-cell>
          <table:table-cell office:value-type="float" office:value="-0.290260146815404" calcext:value-type="float">
            <text:p>-0.290260146815404</text:p>
          </table:table-cell>
          <table:table-cell office:value-type="float" office:value="0.000237247837503281" calcext:value-type="float">
            <text:p>0.000237247837503</text:p>
          </table:table-cell>
          <table:table-cell office:value-type="float" office:value="-0.491455490865895" calcext:value-type="float">
            <text:p>-0.491455490865895</text:p>
          </table:table-cell>
          <table:table-cell office:value-type="float" office:value="0.000000000072940380045946" calcext:value-type="float">
            <text:p>7.2940380045946E-11</text:p>
          </table:table-cell>
          <table:table-cell office:value-type="float" office:value="0.433288115019455" calcext:value-type="float">
            <text:p>0.433288115019455</text:p>
          </table:table-cell>
          <table:table-cell office:value-type="float" office:value="0.0000000160679747353107" calcext:value-type="float">
            <text:p>1.60679747353107E-08</text:p>
          </table:table-cell>
          <table:table-cell office:value-type="float" office:value="2.66738061288954" calcext:value-type="float">
            <text:p>2.66738061288954</text:p>
          </table:table-cell>
          <table:table-cell office:value-type="float" office:value="0.00846745165791072" calcext:value-type="float">
            <text:p>0.008467451657911</text:p>
          </table:table-cell>
          <table:table-cell office:value-type="float" office:value="-0.737705389506436" calcext:value-type="float">
            <text:p>-0.737705389506436</text:p>
          </table:table-cell>
          <table:table-cell office:value-type="float" office:value="0.0000892216205371554" calcext:value-type="float">
            <text:p>8.92216205371554E-05</text:p>
          </table:table-cell>
          <table:table-cell office:value-type="float" office:value="-0.712866877829793" calcext:value-type="float">
            <text:p>-0.712866877829793</text:p>
          </table:table-cell>
          <table:table-cell office:value-type="float" office:value="1.76088712393796E-052" calcext:value-type="float">
            <text:p>1.76088712393796E-52</text:p>
          </table:table-cell>
          <table:table-cell office:value-type="float" office:value="-0.51739334009539" calcext:value-type="float">
            <text:p>-0.51739334009539</text:p>
          </table:table-cell>
          <table:table-cell office:value-type="float" office:value="5.44159015974203E-024" calcext:value-type="float">
            <text:p>5.44159015974203E-24</text:p>
          </table:table-cell>
          <table:table-cell office:value-type="float" office:value="0.415967376271106" calcext:value-type="float">
            <text:p>0.415967376271106</text:p>
          </table:table-cell>
          <table:table-cell office:value-type="float" office:value="3.06868789734244E-015" calcext:value-type="float">
            <text:p>3.06868789734244E-15</text:p>
          </table:table-cell>
          <table:table-cell office:value-type="float" office:value="-4.72993065931456" calcext:value-type="float">
            <text:p>-4.72993065931456</text:p>
          </table:table-cell>
          <table:table-cell office:value-type="float" office:value="0.00000334583925385997" calcext:value-type="float">
            <text:p>3.34583925385997E-06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283928214958216" calcext:value-type="float">
            <text:p>-0.283928214958216</text:p>
          </table:table-cell>
          <table:table-cell office:value-type="float" office:value="0" calcext:value-type="float">
            <text:p>0</text:p>
          </table:table-cell>
          <table:table-cell office:value-type="float" office:value="-0.936018237090084" calcext:value-type="float">
            <text:p>-0.936018237090084</text:p>
          </table:table-cell>
          <table:table-cell office:value-type="float" office:value="0.000000000463297370429056" calcext:value-type="float">
            <text:p>4.63297370429056E-10</text:p>
          </table:table-cell>
          <table:table-cell office:value-type="float" office:value="-0.389540715380228" calcext:value-type="float">
            <text:p>-0.389540715380228</text:p>
          </table:table-cell>
          <table:table-cell office:value-type="float" office:value="0.0000109486546841055" calcext:value-type="float">
            <text:p>1.09486546841055E-05</text:p>
          </table:table-cell>
          <table:table-cell office:value-type="float" office:value="-0.666158339725452" calcext:value-type="float">
            <text:p>-0.666158339725452</text:p>
          </table:table-cell>
          <table:table-cell office:value-type="float" office:value="1.01678059816145E-016" calcext:value-type="float">
            <text:p>1.01678059816145E-16</text:p>
          </table:table-cell>
          <table:table-cell office:value-type="float" office:value="0.419197722302935" calcext:value-type="float">
            <text:p>0.419197722302935</text:p>
          </table:table-cell>
          <table:table-cell office:value-type="float" office:value="0.00000188482215060008" calcext:value-type="float">
            <text:p>1.88482215060008E-06</text:p>
          </table:table-cell>
          <table:table-cell office:value-type="float" office:value="3.66416577741587" calcext:value-type="float">
            <text:p>3.66416577741587</text:p>
          </table:table-cell>
          <table:table-cell office:value-type="float" office:value="0.000374293295720678" calcext:value-type="float">
            <text:p>0.000374293295721</text:p>
          </table:table-cell>
          <table:table-cell office:value-type="float" office:value="-0.73254310813073" calcext:value-type="float">
            <text:p>-0.73254310813073</text:p>
          </table:table-cell>
          <table:table-cell office:value-type="float" office:value="0.0000704816862332089" calcext:value-type="float">
            <text:p>7.04816862332089E-05</text:p>
          </table:table-cell>
          <table:table-cell office:value-type="float" office:value="-0.743149770209533" calcext:value-type="float">
            <text:p>-0.743149770209533</text:p>
          </table:table-cell>
          <table:table-cell office:value-type="float" office:value="1.96667004100277E-040" calcext:value-type="float">
            <text:p>1.96667004100277E-40</text:p>
          </table:table-cell>
          <table:table-cell office:value-type="float" office:value="-0.605643478844354" calcext:value-type="float">
            <text:p>-0.605643478844354</text:p>
          </table:table-cell>
          <table:table-cell office:value-type="float" office:value="1.03205058633148E-023" calcext:value-type="float">
            <text:p>1.03205058633148E-23</text:p>
          </table:table-cell>
          <table:table-cell office:value-type="float" office:value="0.512606622724241" calcext:value-type="float">
            <text:p>0.512606622724241</text:p>
          </table:table-cell>
          <table:table-cell office:value-type="float" office:value="2.42429799033449E-016" calcext:value-type="float">
            <text:p>2.42429799033449E-16</text:p>
          </table:table-cell>
          <table:table-cell office:value-type="float" office:value="-3.20808873828925" calcext:value-type="float">
            <text:p>-3.20808873828925</text:p>
          </table:table-cell>
          <table:table-cell office:value-type="float" office:value="0.00153542775753776" calcext:value-type="float">
            <text:p>0.001535427757538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28320192748387" calcext:value-type="float">
            <text:p>-0.28320192748387</text:p>
          </table:table-cell>
          <table:table-cell office:value-type="float" office:value="8.76891367036113E-301" calcext:value-type="float">
            <text:p>8.76891367036113E-301</text:p>
          </table:table-cell>
          <table:table-cell office:value-type="float" office:value="-0.994117647058823" calcext:value-type="float">
            <text:p>-0.994117647058823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42418486597836" calcext:value-type="float">
            <text:p>-0.42418486597836</text:p>
          </table:table-cell>
          <table:table-cell office:value-type="float" office:value="0.00000208320504634077" calcext:value-type="float">
            <text:p>2.08320504634077E-06</text:p>
          </table:table-cell>
          <table:table-cell office:value-type="float" office:value="-0.508870242122436" calcext:value-type="float">
            <text:p>-0.508870242122436</text:p>
          </table:table-cell>
          <table:table-cell office:value-type="float" office:value="0.00000000545933968037622" calcext:value-type="float">
            <text:p>5.45933968037622E-09</text:p>
          </table:table-cell>
          <table:table-cell office:value-type="float" office:value="0.490240388743622" calcext:value-type="float">
            <text:p>0.490240388743622</text:p>
          </table:table-cell>
          <table:table-cell office:value-type="float" office:value="0.0000000232506446453642" calcext:value-type="float">
            <text:p>2.32506446453642E-08</text:p>
          </table:table-cell>
          <table:table-cell office:value-type="float" office:value="1.05106703311528" calcext:value-type="float">
            <text:p>1.05106703311528</text:p>
          </table:table-cell>
          <table:table-cell office:value-type="float" office:value="0.295470374698458" calcext:value-type="float">
            <text:p>0.295470374698458</text:p>
          </table:table-cell>
          <table:table-cell office:value-type="float" office:value="-0.680564199039882" calcext:value-type="float">
            <text:p>-0.680564199039882</text:p>
          </table:table-cell>
          <table:table-cell office:value-type="float" office:value="0.00263939990389098" calcext:value-type="float">
            <text:p>0.002639399903891</text:p>
          </table:table-cell>
          <table:table-cell office:value-type="float" office:value="-0.758220515483472" calcext:value-type="float">
            <text:p>-0.758220515483472</text:p>
          </table:table-cell>
          <table:table-cell office:value-type="float" office:value="2.00815782522422E-044" calcext:value-type="float">
            <text:p>2.00815782522422E-44</text:p>
          </table:table-cell>
          <table:table-cell office:value-type="float" office:value="-0.571278235424873" calcext:value-type="float">
            <text:p>-0.571278235424873</text:p>
          </table:table-cell>
          <table:table-cell office:value-type="float" office:value="2.07004550427622E-021" calcext:value-type="float">
            <text:p>2.07004550427622E-21</text:p>
          </table:table-cell>
          <table:table-cell office:value-type="float" office:value="0.45687719389859" calcext:value-type="float">
            <text:p>0.45687719389859</text:p>
          </table:table-cell>
          <table:table-cell office:value-type="float" office:value="0.000000000000258608808668825" calcext:value-type="float">
            <text:p>2.58608808668825E-13</text:p>
          </table:table-cell>
          <table:table-cell office:value-type="float" office:value="-4.25295667339259" calcext:value-type="float">
            <text:p>-4.25295667339259</text:p>
          </table:table-cell>
          <table:table-cell office:value-type="float" office:value="0.0000307949189951147" calcext:value-type="float">
            <text:p>3.07949189951147E-05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272492852394086" calcext:value-type="float">
            <text:p>-0.272492852394086</text:p>
          </table:table-cell>
          <table:table-cell office:value-type="float" office:value="0" calcext:value-type="float">
            <text:p>0</text:p>
          </table:table-cell>
          <table:table-cell office:value-type="float" office:value="-0.953298768909921" calcext:value-type="float">
            <text:p>-0.953298768909921</text:p>
          </table:table-cell>
          <table:table-cell office:value-type="float" office:value="0.0000000000021655823613852" calcext:value-type="float">
            <text:p>2.1655823613852E-12</text:p>
          </table:table-cell>
          <table:table-cell office:value-type="float" office:value="-0.473587565777459" calcext:value-type="float">
            <text:p>-0.473587565777459</text:p>
          </table:table-cell>
          <table:table-cell office:value-type="float" office:value="0.0000000277280509562638" calcext:value-type="float">
            <text:p>2.77280509562638E-08</text:p>
          </table:table-cell>
          <table:table-cell office:value-type="float" office:value="-0.525856611655402" calcext:value-type="float">
            <text:p>-0.525856611655402</text:p>
          </table:table-cell>
          <table:table-cell office:value-type="float" office:value="0.00000000035735566613066" calcext:value-type="float">
            <text:p>3.5735566613066E-10</text:p>
          </table:table-cell>
          <table:table-cell office:value-type="float" office:value="0.380376232873236" calcext:value-type="float">
            <text:p>0.380376232873236</text:p>
          </table:table-cell>
          <table:table-cell office:value-type="float" office:value="0.0000131404338060999" calcext:value-type="float">
            <text:p>1.31404338060999E-05</text:p>
          </table:table-cell>
          <table:table-cell office:value-type="float" office:value="0.630920913075968" calcext:value-type="float">
            <text:p>0.630920913075968</text:p>
          </table:table-cell>
          <table:table-cell office:value-type="float" office:value="0.529282168619155" calcext:value-type="float">
            <text:p>0.529282168619155</text:p>
          </table:table-cell>
          <table:table-cell office:value-type="float" office:value="-0.777020009604875" calcext:value-type="float">
            <text:p>-0.777020009604875</text:p>
          </table:table-cell>
          <table:table-cell office:value-type="float" office:value="0.00000303381705752213" calcext:value-type="float">
            <text:p>3.03381705752213E-06</text:p>
          </table:table-cell>
          <table:table-cell office:value-type="float" office:value="-0.774915727512855" calcext:value-type="float">
            <text:p>-0.774915727512855</text:p>
          </table:table-cell>
          <table:table-cell office:value-type="float" office:value="2.53101682738134E-050" calcext:value-type="float">
            <text:p>2.53101682738134E-50</text:p>
          </table:table-cell>
          <table:table-cell office:value-type="float" office:value="-0.542252087787837" calcext:value-type="float">
            <text:p>-0.542252087787837</text:p>
          </table:table-cell>
          <table:table-cell office:value-type="float" office:value="3.95651554270999E-020" calcext:value-type="float">
            <text:p>3.95651554270999E-20</text:p>
          </table:table-cell>
          <table:table-cell office:value-type="float" office:value="0.461703230346212" calcext:value-type="float">
            <text:p>0.461703230346212</text:p>
          </table:table-cell>
          <table:table-cell office:value-type="float" office:value="0.0000000000000244090710717693" calcext:value-type="float">
            <text:p>2.44090710717693E-14</text:p>
          </table:table-cell>
          <table:table-cell office:value-type="float" office:value="-5.52307446951724" calcext:value-type="float">
            <text:p>-5.52307446951724</text:p>
          </table:table-cell>
          <table:table-cell office:value-type="float" office:value="0.0000000857889214940256" calcext:value-type="float">
            <text:p>8.57889214940256E-0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336076397132469" calcext:value-type="float">
            <text:p>-0.336076397132469</text:p>
          </table:table-cell>
          <table:table-cell office:value-type="float" office:value="8.54164632036835E-234" calcext:value-type="float">
            <text:p>8.54164632036835E-234</text:p>
          </table:table-cell>
          <table:table-cell office:value-type="float" office:value="-0.894805194805195" calcext:value-type="float">
            <text:p>-0.894805194805195</text:p>
          </table:table-cell>
          <table:table-cell office:value-type="float" office:value="0.0000000442501045314377" calcext:value-type="float">
            <text:p>4.42501045314377E-08</text:p>
          </table:table-cell>
          <table:table-cell office:value-type="float" office:value="-0.436458222002159" calcext:value-type="float">
            <text:p>-0.436458222002159</text:p>
          </table:table-cell>
          <table:table-cell office:value-type="float" office:value="0.000000290317774037506" calcext:value-type="float">
            <text:p>2.90317774037506E-07</text:p>
          </table:table-cell>
          <table:table-cell office:value-type="float" office:value="-0.600232957516112" calcext:value-type="float">
            <text:p>-0.600232957516112</text:p>
          </table:table-cell>
          <table:table-cell office:value-type="float" office:value="0.0000000000000876612383097178" calcext:value-type="float">
            <text:p>8.76612383097178E-14</text:p>
          </table:table-cell>
          <table:table-cell office:value-type="float" office:value="0.62964573823934" calcext:value-type="float">
            <text:p>0.62964573823934</text:p>
          </table:table-cell>
          <table:table-cell office:value-type="float" office:value="2.20226089476601E-015" calcext:value-type="float">
            <text:p>2.20226089476601E-15</text:p>
          </table:table-cell>
          <table:table-cell office:value-type="float" office:value="2.63812856961802" calcext:value-type="float">
            <text:p>2.63812856961802</text:p>
          </table:table-cell>
          <table:table-cell office:value-type="float" office:value="0.00940477721967165" calcext:value-type="float">
            <text:p>0.009404777219672</text:p>
          </table:table-cell>
          <table:table-cell office:value-type="float" office:value="-0.769586583361216" calcext:value-type="float">
            <text:p>-0.769586583361216</text:p>
          </table:table-cell>
          <table:table-cell office:value-type="float" office:value="0.00000106245107594464" calcext:value-type="float">
            <text:p>1.06245107594464E-06</text:p>
          </table:table-cell>
          <table:table-cell office:value-type="float" office:value="-0.741000219357643" calcext:value-type="float">
            <text:p>-0.741000219357643</text:p>
          </table:table-cell>
          <table:table-cell office:value-type="float" office:value="2.92078667755068E-048" calcext:value-type="float">
            <text:p>2.92078667755068E-48</text:p>
          </table:table-cell>
          <table:table-cell office:value-type="float" office:value="-0.699024716723783" calcext:value-type="float">
            <text:p>-0.699024716723783</text:p>
          </table:table-cell>
          <table:table-cell office:value-type="float" office:value="6.47438337540032E-041" calcext:value-type="float">
            <text:p>6.47438337540032E-41</text:p>
          </table:table-cell>
          <table:table-cell office:value-type="float" office:value="0.551496842042283" calcext:value-type="float">
            <text:p>0.551496842042283</text:p>
          </table:table-cell>
          <table:table-cell office:value-type="float" office:value="6.91061213085834E-023" calcext:value-type="float">
            <text:p>6.91061213085834E-23</text:p>
          </table:table-cell>
          <table:table-cell office:value-type="float" office:value="-1.20180374343779" calcext:value-type="float">
            <text:p>-1.20180374343779</text:p>
          </table:table-cell>
          <table:table-cell office:value-type="float" office:value="0.230504432963958" calcext:value-type="float">
            <text:p>0.230504432963958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273331600205361" calcext:value-type="float">
            <text:p>-0.273331600205361</text:p>
          </table:table-cell>
          <table:table-cell office:value-type="float" office:value="5.27311577892521E-193" calcext:value-type="float">
            <text:p>5.27311577892521E-193</text:p>
          </table:table-cell>
          <table:table-cell office:value-type="float" office:value="-0.977443609022556" calcext:value-type="float">
            <text:p>-0.977443609022556</text:p>
          </table:table-cell>
          <table:table-cell office:value-type="float" office:value="0.000000000000132293422642106" calcext:value-type="float">
            <text:p>1.32293422642106E-13</text:p>
          </table:table-cell>
          <table:table-cell office:value-type="float" office:value="-0.347415768490334" calcext:value-type="float">
            <text:p>-0.347415768490334</text:p>
          </table:table-cell>
          <table:table-cell office:value-type="float" office:value="0.0000587213262878501" calcext:value-type="float">
            <text:p>5.87213262878501E-05</text:p>
          </table:table-cell>
          <table:table-cell office:value-type="float" office:value="-0.616151939102381" calcext:value-type="float">
            <text:p>-0.616151939102381</text:p>
          </table:table-cell>
          <table:table-cell office:value-type="float" office:value="9.82295002974343E-015" calcext:value-type="float">
            <text:p>9.82295002974343E-15</text:p>
          </table:table-cell>
          <table:table-cell office:value-type="float" office:value="0.540728648117308" calcext:value-type="float">
            <text:p>0.540728648117308</text:p>
          </table:table-cell>
          <table:table-cell office:value-type="float" office:value="0.0000000000443782585439473" calcext:value-type="float">
            <text:p>4.43782585439473E-11</text:p>
          </table:table-cell>
          <table:table-cell office:value-type="float" office:value="3.93189993817102" calcext:value-type="float">
            <text:p>3.93189993817102</text:p>
          </table:table-cell>
          <table:table-cell office:value-type="float" office:value="0.000138800084728044" calcext:value-type="float">
            <text:p>0.000138800084728</text:p>
          </table:table-cell>
          <table:table-cell office:value-type="float" office:value="-0.745619470313402" calcext:value-type="float">
            <text:p>-0.745619470313402</text:p>
          </table:table-cell>
          <table:table-cell office:value-type="float" office:value="0.0000681045321964614" calcext:value-type="float">
            <text:p>6.81045321964614E-05</text:p>
          </table:table-cell>
          <table:table-cell office:value-type="float" office:value="-0.751122578654035" calcext:value-type="float">
            <text:p>-0.751122578654035</text:p>
          </table:table-cell>
          <table:table-cell office:value-type="float" office:value="2.04748047338592E-054" calcext:value-type="float">
            <text:p>2.04748047338592E-54</text:p>
          </table:table-cell>
          <table:table-cell office:value-type="float" office:value="-0.544057362888159" calcext:value-type="float">
            <text:p>-0.544057362888159</text:p>
          </table:table-cell>
          <table:table-cell office:value-type="float" office:value="5.6556560636133E-024" calcext:value-type="float">
            <text:p>5.6556560636133E-24</text:p>
          </table:table-cell>
          <table:table-cell office:value-type="float" office:value="0.409697128270363" calcext:value-type="float">
            <text:p>0.409697128270363</text:p>
          </table:table-cell>
          <table:table-cell office:value-type="float" office:value="0.000000000000274978155426713" calcext:value-type="float">
            <text:p>2.74978155426713E-13</text:p>
          </table:table-cell>
          <table:table-cell office:value-type="float" office:value="-5.00653979586439" calcext:value-type="float">
            <text:p>-5.00653979586439</text:p>
          </table:table-cell>
          <table:table-cell office:value-type="float" office:value="0.000000963501742972592" calcext:value-type="float">
            <text:p>9.63501742972592E-07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305176600266737" calcext:value-type="float">
            <text:p>-0.305176600266737</text:p>
          </table:table-cell>
          <table:table-cell office:value-type="float" office:value="6.96443132259646E-235" calcext:value-type="float">
            <text:p>6.96443132259646E-235</text:p>
          </table:table-cell>
          <table:table-cell office:value-type="float" office:value="-0.964912280701754" calcext:value-type="float">
            <text:p>-0.964912280701754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37466873052935" calcext:value-type="float">
            <text:p>-0.337466873052935</text:p>
          </table:table-cell>
          <table:table-cell office:value-type="float" office:value="0.0000980132946197468" calcext:value-type="float">
            <text:p>9.80132946197468E-05</text:p>
          </table:table-cell>
          <table:table-cell office:value-type="float" office:value="-0.630826935666715" calcext:value-type="float">
            <text:p>-0.630826935666715</text:p>
          </table:table-cell>
          <table:table-cell office:value-type="float" office:value="1.45605347423276E-015" calcext:value-type="float">
            <text:p>1.45605347423276E-15</text:p>
          </table:table-cell>
          <table:table-cell office:value-type="float" office:value="0.524902377803327" calcext:value-type="float">
            <text:p>0.524902377803327</text:p>
          </table:table-cell>
          <table:table-cell office:value-type="float" office:value="0.00000000020131331845837" calcext:value-type="float">
            <text:p>2.0131331845837E-10</text:p>
          </table:table-cell>
          <table:table-cell office:value-type="float" office:value="4.27639080569827" calcext:value-type="float">
            <text:p>4.27639080569827</text:p>
          </table:table-cell>
          <table:table-cell office:value-type="float" office:value="0.000037378234810932" calcext:value-type="float">
            <text:p>3.7378234810932E-05</text:p>
          </table:table-cell>
          <table:table-cell office:value-type="float" office:value="-0.670175438596491" calcext:value-type="float">
            <text:p>-0.670175438596491</text:p>
          </table:table-cell>
          <table:table-cell office:value-type="float" office:value="0.00169130801821514" calcext:value-type="float">
            <text:p>0.001691308018215</text:p>
          </table:table-cell>
          <table:table-cell office:value-type="float" office:value="-0.706778559788012" calcext:value-type="float">
            <text:p>-0.706778559788012</text:p>
          </table:table-cell>
          <table:table-cell office:value-type="float" office:value="2.0331794831368E-041" calcext:value-type="float">
            <text:p>2.0331794831368E-41</text:p>
          </table:table-cell>
          <table:table-cell office:value-type="float" office:value="-0.690634695562424" calcext:value-type="float">
            <text:p>-0.690634695562424</text:p>
          </table:table-cell>
          <table:table-cell office:value-type="float" office:value="6.85620571571029E-039" calcext:value-type="float">
            <text:p>6.85620571571029E-39</text:p>
          </table:table-cell>
          <table:table-cell office:value-type="float" office:value="0.561712590763631" calcext:value-type="float">
            <text:p>0.561712590763631</text:p>
          </table:table-cell>
          <table:table-cell office:value-type="float" office:value="1.94268927562558E-023" calcext:value-type="float">
            <text:p>1.94268927562558E-23</text:p>
          </table:table-cell>
          <table:table-cell office:value-type="float" office:value="-0.438946527683499" calcext:value-type="float">
            <text:p>-0.438946527683499</text:p>
          </table:table-cell>
          <table:table-cell office:value-type="float" office:value="0.661062049478145" calcext:value-type="float">
            <text:p>0.661062049478145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319491246700306" calcext:value-type="float">
            <text:p>-0.319491246700306</text:p>
          </table:table-cell>
          <table:table-cell office:value-type="float" office:value="8.70379494215099E-197" calcext:value-type="float">
            <text:p>8.70379494215099E-197</text:p>
          </table:table-cell>
          <table:table-cell office:value-type="float" office:value="-0.905263157894737" calcext:value-type="float">
            <text:p>-0.905263157894737</text:p>
          </table:table-cell>
          <table:table-cell office:value-type="float" office:value="0.0000000412187380174454" calcext:value-type="float">
            <text:p>4.12187380174454E-08</text:p>
          </table:table-cell>
          <table:table-cell office:value-type="float" office:value="-0.467818872704903" calcext:value-type="float">
            <text:p>-0.467818872704903</text:p>
          </table:table-cell>
          <table:table-cell office:value-type="float" office:value="0.00000000821541521712364" calcext:value-type="float">
            <text:p>8.21541521712364E-09</text:p>
          </table:table-cell>
          <table:table-cell office:value-type="float" office:value="-0.661394488953977" calcext:value-type="float">
            <text:p>-0.661394488953977</text:p>
          </table:table-cell>
          <table:table-cell office:value-type="float" office:value="1.40533507418457E-018" calcext:value-type="float">
            <text:p>1.40533507418457E-18</text:p>
          </table:table-cell>
          <table:table-cell office:value-type="float" office:value="0.494591030116056" calcext:value-type="float">
            <text:p>0.494591030116056</text:p>
          </table:table-cell>
          <table:table-cell office:value-type="float" office:value="0.000000000810184407793064" calcext:value-type="float">
            <text:p>8.10184407793064E-10</text:p>
          </table:table-cell>
          <table:table-cell office:value-type="float" office:value="2.96987910472031" calcext:value-type="float">
            <text:p>2.96987910472031</text:p>
          </table:table-cell>
          <table:table-cell office:value-type="float" office:value="0.00353123197330612" calcext:value-type="float">
            <text:p>0.003531231973306</text:p>
          </table:table-cell>
          <table:table-cell office:value-type="float" office:value="-0.733770804609042" calcext:value-type="float">
            <text:p>-0.733770804609042</text:p>
          </table:table-cell>
          <table:table-cell office:value-type="float" office:value="0.0000449307720893385" calcext:value-type="float">
            <text:p>4.49307720893385E-05</text:p>
          </table:table-cell>
          <table:table-cell office:value-type="float" office:value="-0.76558466927288" calcext:value-type="float">
            <text:p>-0.76558466927288</text:p>
          </table:table-cell>
          <table:table-cell office:value-type="float" office:value="4.52097469146016E-058" calcext:value-type="float">
            <text:p>4.52097469146016E-58</text:p>
          </table:table-cell>
          <table:table-cell office:value-type="float" office:value="-0.71115383963895" calcext:value-type="float">
            <text:p>-0.71115383963895</text:p>
          </table:table-cell>
          <table:table-cell office:value-type="float" office:value="9.53341394276669E-047" calcext:value-type="float">
            <text:p>9.53341394276669E-47</text:p>
          </table:table-cell>
          <table:table-cell office:value-type="float" office:value="0.539311086777805" calcext:value-type="float">
            <text:p>0.539311086777805</text:p>
          </table:table-cell>
          <table:table-cell office:value-type="float" office:value="1.16233661375923E-023" calcext:value-type="float">
            <text:p>1.16233661375923E-23</text:p>
          </table:table-cell>
          <table:table-cell office:value-type="float" office:value="-1.69773432171419" calcext:value-type="float">
            <text:p>-1.69773432171419</text:p>
          </table:table-cell>
          <table:table-cell office:value-type="float" office:value="0.0906233105183985" calcext:value-type="float">
            <text:p>0.090623310518399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18885638752175" calcext:value-type="float">
            <text:p>-0.318885638752175</text:p>
          </table:table-cell>
          <table:table-cell office:value-type="float" office:value="1.70497036013546E-300" calcext:value-type="float">
            <text:p>1.70497036013546E-300</text:p>
          </table:table-cell>
          <table:table-cell office:value-type="float" office:value="-0.972159793640826" calcext:value-type="float">
            <text:p>-0.972159793640826</text:p>
          </table:table-cell>
          <table:table-cell office:value-type="float" office:value="0.000000000000862610782016384" calcext:value-type="float">
            <text:p>8.62610782016384E-13</text:p>
          </table:table-cell>
          <table:table-cell office:value-type="float" office:value="-0.393902263786662" calcext:value-type="float">
            <text:p>-0.393902263786662</text:p>
          </table:table-cell>
          <table:table-cell office:value-type="float" office:value="0.00000296986199493245" calcext:value-type="float">
            <text:p>2.96986199493245E-06</text:p>
          </table:table-cell>
          <table:table-cell office:value-type="float" office:value="-0.662074522492105" calcext:value-type="float">
            <text:p>-0.662074522492105</text:p>
          </table:table-cell>
          <table:table-cell office:value-type="float" office:value="5.42937208910052E-018" calcext:value-type="float">
            <text:p>5.42937208910052E-18</text:p>
          </table:table-cell>
          <table:table-cell office:value-type="float" office:value="0.425794648500708" calcext:value-type="float">
            <text:p>0.425794648500708</text:p>
          </table:table-cell>
          <table:table-cell office:value-type="float" office:value="0.000000358287051058641" calcext:value-type="float">
            <text:p>3.58287051058641E-07</text:p>
          </table:table-cell>
          <table:table-cell office:value-type="float" office:value="3.73823883060471" calcext:value-type="float">
            <text:p>3.73823883060471</text:p>
          </table:table-cell>
          <table:table-cell office:value-type="float" office:value="0.000277391395895721" calcext:value-type="float">
            <text:p>0.000277391395896</text:p>
          </table:table-cell>
          <table:table-cell office:value-type="float" office:value="-0.791804416090483" calcext:value-type="float">
            <text:p>-0.791804416090483</text:p>
          </table:table-cell>
          <table:table-cell office:value-type="float" office:value="0.00000241645159011807" calcext:value-type="float">
            <text:p>2.41645159011807E-06</text:p>
          </table:table-cell>
          <table:table-cell office:value-type="float" office:value="-0.733240538736877" calcext:value-type="float">
            <text:p>-0.733240538736877</text:p>
          </table:table-cell>
          <table:table-cell office:value-type="float" office:value="1.24826320108883E-046" calcext:value-type="float">
            <text:p>1.24826320108883E-46</text:p>
          </table:table-cell>
          <table:table-cell office:value-type="float" office:value="-0.657954646995001" calcext:value-type="float">
            <text:p>-0.657954646995001</text:p>
          </table:table-cell>
          <table:table-cell office:value-type="float" office:value="9.57443906784124E-035" calcext:value-type="float">
            <text:p>9.57443906784124E-35</text:p>
          </table:table-cell>
          <table:table-cell office:value-type="float" office:value="0.534915300617627" calcext:value-type="float">
            <text:p>0.534915300617627</text:p>
          </table:table-cell>
          <table:table-cell office:value-type="float" office:value="2.59329497087831E-021" calcext:value-type="float">
            <text:p>2.59329497087831E-21</text:p>
          </table:table-cell>
          <table:table-cell office:value-type="float" office:value="-2.01987990728034" calcext:value-type="float">
            <text:p>-2.01987990728034</text:p>
          </table:table-cell>
          <table:table-cell office:value-type="float" office:value="0.0443983377170766" calcext:value-type="float">
            <text:p>0.044398337717077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281982718548812" calcext:value-type="float">
            <text:p>-0.281982718548812</text:p>
          </table:table-cell>
          <table:table-cell office:value-type="float" office:value="0" calcext:value-type="float">
            <text:p>0</text:p>
          </table:table-cell>
          <table:table-cell office:value-type="float" office:value="-0.546698457093846" calcext:value-type="float">
            <text:p>-0.546698457093846</text:p>
          </table:table-cell>
          <table:table-cell office:value-type="float" office:value="0.0818123480865216" calcext:value-type="float">
            <text:p>0.081812348086522</text:p>
          </table:table-cell>
          <table:table-cell office:value-type="float" office:value="-0.378698055661496" calcext:value-type="float">
            <text:p>-0.378698055661496</text:p>
          </table:table-cell>
          <table:table-cell office:value-type="float" office:value="0.0000799938434955118" calcext:value-type="float">
            <text:p>7.99938434955118E-05</text:p>
          </table:table-cell>
          <table:table-cell office:value-type="float" office:value="-0.546110000095573" calcext:value-type="float">
            <text:p>-0.546110000095573</text:p>
          </table:table-cell>
          <table:table-cell office:value-type="float" office:value="0.00000000242465558471965" calcext:value-type="float">
            <text:p>2.42465558471965E-09</text:p>
          </table:table-cell>
          <table:table-cell office:value-type="float" office:value="0.400644772886153" calcext:value-type="float">
            <text:p>0.400644772886153</text:p>
          </table:table-cell>
          <table:table-cell office:value-type="float" office:value="0.0000274632736924745" calcext:value-type="float">
            <text:p>2.74632736924745E-05</text:p>
          </table:table-cell>
          <table:table-cell office:value-type="float" office:value="1.82996659579642" calcext:value-type="float">
            <text:p>1.82996659579642</text:p>
          </table:table-cell>
          <table:table-cell office:value-type="float" office:value="0.0702339439149063" calcext:value-type="float">
            <text:p>0.070233943914906</text:p>
          </table:table-cell>
          <table:table-cell office:value-type="float" office:value="-0.411339828751965" calcext:value-type="float">
            <text:p>-0.411339828751965</text:p>
          </table:table-cell>
          <table:table-cell office:value-type="float" office:value="0.143956455667736" calcext:value-type="float">
            <text:p>0.143956455667736</text:p>
          </table:table-cell>
          <table:table-cell office:value-type="float" office:value="-0.758373890316956" calcext:value-type="float">
            <text:p>-0.758373890316956</text:p>
          </table:table-cell>
          <table:table-cell office:value-type="float" office:value="1.80219146934197E-038" calcext:value-type="float">
            <text:p>1.80219146934197E-38</text:p>
          </table:table-cell>
          <table:table-cell office:value-type="float" office:value="-0.535797786674236" calcext:value-type="float">
            <text:p>-0.535797786674236</text:p>
          </table:table-cell>
          <table:table-cell office:value-type="float" office:value="3.50312472315843E-016" calcext:value-type="float">
            <text:p>3.50312472315843E-16</text:p>
          </table:table-cell>
          <table:table-cell office:value-type="float" office:value="0.435058025834754" calcext:value-type="float">
            <text:p>0.435058025834754</text:p>
          </table:table-cell>
          <table:table-cell office:value-type="float" office:value="0.000000000135124234831421" calcext:value-type="float">
            <text:p>1.35124234831421E-10</text:p>
          </table:table-cell>
          <table:table-cell office:value-type="float" office:value="-4.53048184869105" calcext:value-type="float">
            <text:p>-4.53048184869105</text:p>
          </table:table-cell>
          <table:table-cell office:value-type="float" office:value="0.0000102147929290605" calcext:value-type="float">
            <text:p>1.02147929290605E-05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333463028667412" calcext:value-type="float">
            <text:p>-0.333463028667412</text:p>
          </table:table-cell>
          <table:table-cell office:value-type="float" office:value="6.18647569367356E-052" calcext:value-type="float">
            <text:p>6.18647569367356E-52</text:p>
          </table:table-cell>
          <table:table-cell office:value-type="float" office:value="-0.993006993006993" calcext:value-type="float">
            <text:p>-0.993006993006993</text:p>
          </table:table-cell>
          <table:table-cell office:value-type="float" office:value="0.000000000130167305606344" calcext:value-type="float">
            <text:p>1.30167305606344E-10</text:p>
          </table:table-cell>
          <table:table-cell office:value-type="float" office:value="-0.247663176029272" calcext:value-type="float">
            <text:p>-0.247663176029272</text:p>
          </table:table-cell>
          <table:table-cell office:value-type="float" office:value="0.00465832649978251" calcext:value-type="float">
            <text:p>0.004658326499783</text:p>
          </table:table-cell>
          <table:table-cell office:value-type="float" office:value="-0.3438995258458" calcext:value-type="float">
            <text:p>-0.3438995258458</text:p>
          </table:table-cell>
          <table:table-cell office:value-type="float" office:value="0.0000659785737509763" calcext:value-type="float">
            <text:p>6.59785737509763E-05</text:p>
          </table:table-cell>
          <table:table-cell office:value-type="float" office:value="0.466475488390348" calcext:value-type="float">
            <text:p>0.466475488390348</text:p>
          </table:table-cell>
          <table:table-cell office:value-type="float" office:value="0.0000000252195673487994" calcext:value-type="float">
            <text:p>2.52195673487994E-08</text:p>
          </table:table-cell>
          <table:table-cell office:value-type="float" office:value="1.11455449829635" calcext:value-type="float">
            <text:p>1.11455449829635</text:p>
          </table:table-cell>
          <table:table-cell office:value-type="float" office:value="0.26716280924786" calcext:value-type="float">
            <text:p>0.26716280924786</text:p>
          </table:table-cell>
          <table:table-cell office:value-type="float" office:value="-0.565934065934066" calcext:value-type="float">
            <text:p>-0.565934065934066</text:p>
          </table:table-cell>
          <table:table-cell office:value-type="float" office:value="0.0437925922354548" calcext:value-type="float">
            <text:p>0.043792592235455</text:p>
          </table:table-cell>
          <table:table-cell office:value-type="float" office:value="-0.668842370640558" calcext:value-type="float">
            <text:p>-0.668842370640558</text:p>
          </table:table-cell>
          <table:table-cell office:value-type="float" office:value="7.87243939971973E-046" calcext:value-type="float">
            <text:p>7.87243939971973E-46</text:p>
          </table:table-cell>
          <table:table-cell office:value-type="float" office:value="-0.553302994091637" calcext:value-type="float">
            <text:p>-0.553302994091637</text:p>
          </table:table-cell>
          <table:table-cell office:value-type="float" office:value="6.69668027675534E-029" calcext:value-type="float">
            <text:p>6.69668027675534E-29</text:p>
          </table:table-cell>
          <table:table-cell office:value-type="float" office:value="0.453946427177934" calcext:value-type="float">
            <text:p>0.453946427177934</text:p>
          </table:table-cell>
          <table:table-cell office:value-type="float" office:value="7.70201514494088E-019" calcext:value-type="float">
            <text:p>7.70201514494088E-19</text:p>
          </table:table-cell>
          <table:table-cell office:value-type="float" office:value="-2.848528051233" calcext:value-type="float">
            <text:p>-2.848528051233</text:p>
          </table:table-cell>
          <table:table-cell office:value-type="float" office:value="0.00465957587623561" calcext:value-type="float">
            <text:p>0.004659575876236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10885601546471" calcext:value-type="float">
            <text:p>-0.310885601546471</text:p>
          </table:table-cell>
          <table:table-cell office:value-type="float" office:value="5.86674216304771E-307" calcext:value-type="float">
            <text:p>5.86674216304771E-307</text:p>
          </table:table-cell>
          <table:table-cell office:value-type="float" office:value="-0.97673409571425" calcext:value-type="float">
            <text:p>-0.97673409571425</text:p>
          </table:table-cell>
          <table:table-cell office:value-type="float" office:value="3.34580476514109E-016" calcext:value-type="float">
            <text:p>3.34580476514109E-16</text:p>
          </table:table-cell>
          <table:table-cell office:value-type="float" office:value="-0.428708365645321" calcext:value-type="float">
            <text:p>-0.428708365645321</text:p>
          </table:table-cell>
          <table:table-cell office:value-type="float" office:value="0.000000494293164702646" calcext:value-type="float">
            <text:p>4.94293164702646E-07</text:p>
          </table:table-cell>
          <table:table-cell office:value-type="float" office:value="-0.480484456459418" calcext:value-type="float">
            <text:p>-0.480484456459418</text:p>
          </table:table-cell>
          <table:table-cell office:value-type="float" office:value="0.0000000108479919966145" calcext:value-type="float">
            <text:p>1.08479919966145E-08</text:p>
          </table:table-cell>
          <table:table-cell office:value-type="float" office:value="0.499802126063018" calcext:value-type="float">
            <text:p>0.499802126063018</text:p>
          </table:table-cell>
          <table:table-cell office:value-type="float" office:value="0.00000000220076771258507" calcext:value-type="float">
            <text:p>2.20076771258507E-09</text:p>
          </table:table-cell>
          <table:table-cell office:value-type="float" office:value="0.670685619005646" calcext:value-type="float">
            <text:p>0.670685619005646</text:p>
          </table:table-cell>
          <table:table-cell office:value-type="float" office:value="0.503668116064579" calcext:value-type="float">
            <text:p>0.503668116064579</text:p>
          </table:table-cell>
          <table:table-cell office:value-type="float" office:value="-0.662218348987033" calcext:value-type="float">
            <text:p>-0.662218348987033</text:p>
          </table:table-cell>
          <table:table-cell office:value-type="float" office:value="0.0000911162007188715" calcext:value-type="float">
            <text:p>9.11162007188715E-05</text:p>
          </table:table-cell>
          <table:table-cell office:value-type="float" office:value="-0.753641689231703" calcext:value-type="float">
            <text:p>-0.753641689231703</text:p>
          </table:table-cell>
          <table:table-cell office:value-type="float" office:value="1.12708269091743E-051" calcext:value-type="float">
            <text:p>1.12708269091743E-51</text:p>
          </table:table-cell>
          <table:table-cell office:value-type="float" office:value="-0.604536525322197" calcext:value-type="float">
            <text:p>-0.604536525322197</text:p>
          </table:table-cell>
          <table:table-cell office:value-type="float" office:value="8.60161899331767E-029" calcext:value-type="float">
            <text:p>8.60161899331767E-29</text:p>
          </table:table-cell>
          <table:table-cell office:value-type="float" office:value="0.459470792238324" calcext:value-type="float">
            <text:p>0.459470792238324</text:p>
          </table:table-cell>
          <table:table-cell office:value-type="float" office:value="9.07774371797332E-016" calcext:value-type="float">
            <text:p>9.07774371797332E-16</text:p>
          </table:table-cell>
          <table:table-cell office:value-type="float" office:value="-3.77129602725796" calcext:value-type="float">
            <text:p>-3.77129602725796</text:p>
          </table:table-cell>
          <table:table-cell office:value-type="float" office:value="0.000199270555733637" calcext:value-type="float">
            <text:p>0.000199270555734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381582670301421" calcext:value-type="float">
            <text:p>-0.381582670301421</text:p>
          </table:table-cell>
          <table:table-cell office:value-type="float" office:value="1.85825626451012E-245" calcext:value-type="float">
            <text:p>1.85825626451012E-245</text:p>
          </table:table-cell>
          <table:table-cell office:value-type="float" office:value="-0.986570774372395" calcext:value-type="float">
            <text:p>-0.986570774372395</text:p>
          </table:table-cell>
          <table:table-cell office:value-type="float" office:value="0.0000000000000509977898800814" calcext:value-type="float">
            <text:p>5.09977898800814E-14</text:p>
          </table:table-cell>
          <table:table-cell office:value-type="float" office:value="-0.510999562925714" calcext:value-type="float">
            <text:p>-0.510999562925714</text:p>
          </table:table-cell>
          <table:table-cell office:value-type="float" office:value="0.000000000206524985430108" calcext:value-type="float">
            <text:p>2.06524985430108E-10</text:p>
          </table:table-cell>
          <table:table-cell office:value-type="float" office:value="-0.650512199359189" calcext:value-type="float">
            <text:p>-0.650512199359189</text:p>
          </table:table-cell>
          <table:table-cell office:value-type="float" office:value="1.02440633025055E-017" calcext:value-type="float">
            <text:p>1.02440633025055E-17</text:p>
          </table:table-cell>
          <table:table-cell office:value-type="float" office:value="0.624741850240606" calcext:value-type="float">
            <text:p>0.624741850240606</text:p>
          </table:table-cell>
          <table:table-cell office:value-type="float" office:value="4.36207910068364E-016" calcext:value-type="float">
            <text:p>4.36207910068364E-16</text:p>
          </table:table-cell>
          <table:table-cell office:value-type="float" office:value="2.45285813281087" calcext:value-type="float">
            <text:p>2.45285813281087</text:p>
          </table:table-cell>
          <table:table-cell office:value-type="float" office:value="0.0154676904582584" calcext:value-type="float">
            <text:p>0.015467690458258</text:p>
          </table:table-cell>
          <table:table-cell office:value-type="float" office:value="-0.80590141030331" calcext:value-type="float">
            <text:p>-0.80590141030331</text:p>
          </table:table-cell>
          <table:table-cell office:value-type="float" office:value="0.00000200486272319233" calcext:value-type="float">
            <text:p>2.00486272319233E-06</text:p>
          </table:table-cell>
          <table:table-cell office:value-type="float" office:value="-0.781551966943289" calcext:value-type="float">
            <text:p>-0.781551966943289</text:p>
          </table:table-cell>
          <table:table-cell office:value-type="float" office:value="1.48058246369785E-060" calcext:value-type="float">
            <text:p>1.48058246369785E-60</text:p>
          </table:table-cell>
          <table:table-cell office:value-type="float" office:value="-0.624839378130855" calcext:value-type="float">
            <text:p>-0.624839378130855</text:p>
          </table:table-cell>
          <table:table-cell office:value-type="float" office:value="1.36221008365001E-032" calcext:value-type="float">
            <text:p>1.36221008365001E-32</text:p>
          </table:table-cell>
          <table:table-cell office:value-type="float" office:value="0.530783108355278" calcext:value-type="float">
            <text:p>0.530783108355278</text:p>
          </table:table-cell>
          <table:table-cell office:value-type="float" office:value="2.47617059603652E-022" calcext:value-type="float">
            <text:p>2.47617059603652E-22</text:p>
          </table:table-cell>
          <table:table-cell office:value-type="float" office:value="-4.53229984003549" calcext:value-type="float">
            <text:p>-4.53229984003549</text:p>
          </table:table-cell>
          <table:table-cell office:value-type="float" office:value="0.00000859537799723198" calcext:value-type="float">
            <text:p>8.59537799723198E-06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27411037884279" calcext:value-type="float">
            <text:p>-0.27411037884279</text:p>
          </table:table-cell>
          <table:table-cell office:value-type="float" office:value="1.3557897873327E-212" calcext:value-type="float">
            <text:p>1.3557897873327E-212</text:p>
          </table:table-cell>
          <table:table-cell office:value-type="float" office:value="-0.973168214654283" calcext:value-type="float">
            <text:p>-0.973168214654283</text:p>
          </table:table-cell>
          <table:table-cell office:value-type="float" office:value="0.0000000000124188234583517" calcext:value-type="float">
            <text:p>1.24188234583517E-11</text:p>
          </table:table-cell>
          <table:table-cell office:value-type="float" office:value="-0.344119178035838" calcext:value-type="float">
            <text:p>-0.344119178035838</text:p>
          </table:table-cell>
          <table:table-cell office:value-type="float" office:value="0.000155366353550255" calcext:value-type="float">
            <text:p>0.00015536635355</text:p>
          </table:table-cell>
          <table:table-cell office:value-type="float" office:value="-0.582231676358442" calcext:value-type="float">
            <text:p>-0.582231676358442</text:p>
          </table:table-cell>
          <table:table-cell office:value-type="float" office:value="0.00000000000711436687174361" calcext:value-type="float">
            <text:p>7.11436687174361E-12</text:p>
          </table:table-cell>
          <table:table-cell office:value-type="float" office:value="0.585155142950108" calcext:value-type="float">
            <text:p>0.585155142950108</text:p>
          </table:table-cell>
          <table:table-cell office:value-type="float" office:value="0.00000000000527134569245456" calcext:value-type="float">
            <text:p>5.27134569245456E-12</text:p>
          </table:table-cell>
          <table:table-cell office:value-type="float" office:value="3.38875006394538" calcext:value-type="float">
            <text:p>3.38875006394538</text:p>
          </table:table-cell>
          <table:table-cell office:value-type="float" office:value="0.000967388506057862" calcext:value-type="float">
            <text:p>0.000967388506058</text:p>
          </table:table-cell>
          <table:table-cell office:value-type="float" office:value="-0.702519793945942" calcext:value-type="float">
            <text:p>-0.702519793945942</text:p>
          </table:table-cell>
          <table:table-cell office:value-type="float" office:value="0.000552606322814236" calcext:value-type="float">
            <text:p>0.000552606322814</text:p>
          </table:table-cell>
          <table:table-cell office:value-type="float" office:value="-0.758025802670222" calcext:value-type="float">
            <text:p>-0.758025802670222</text:p>
          </table:table-cell>
          <table:table-cell office:value-type="float" office:value="9.55614101794335E-048" calcext:value-type="float">
            <text:p>9.55614101794335E-48</text:p>
          </table:table-cell>
          <table:table-cell office:value-type="float" office:value="-0.610207165684477" calcext:value-type="float">
            <text:p>-0.610207165684477</text:p>
          </table:table-cell>
          <table:table-cell office:value-type="float" office:value="8.60319582524828E-027" calcext:value-type="float">
            <text:p>8.60319582524828E-27</text:p>
          </table:table-cell>
          <table:table-cell office:value-type="float" office:value="0.517404865621949" calcext:value-type="float">
            <text:p>0.517404865621949</text:p>
          </table:table-cell>
          <table:table-cell office:value-type="float" office:value="1.88451093116391E-018" calcext:value-type="float">
            <text:p>1.88451093116391E-18</text:p>
          </table:table-cell>
          <table:table-cell office:value-type="float" office:value="-3.7495038765589" calcext:value-type="float">
            <text:p>-3.7495038765589</text:p>
          </table:table-cell>
          <table:table-cell office:value-type="float" office:value="0.00022093442934021" calcext:value-type="float">
            <text:p>0.00022093442934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333029511172781" calcext:value-type="float">
            <text:p>-0.333029511172781</text:p>
          </table:table-cell>
          <table:table-cell office:value-type="float" office:value="3.15340093108696E-152" calcext:value-type="float">
            <text:p>3.15340093108696E-152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00000608625795805396" calcext:value-type="float">
            <text:p>6.08625795805396E-08</text:p>
          </table:table-cell>
          <table:table-cell office:value-type="float" office:value="-0.419107407589413" calcext:value-type="float">
            <text:p>-0.419107407589413</text:p>
          </table:table-cell>
          <table:table-cell office:value-type="float" office:value="0.000000255292371799872" calcext:value-type="float">
            <text:p>2.55292371799872E-07</text:p>
          </table:table-cell>
          <table:table-cell office:value-type="float" office:value="-0.602196969207512" calcext:value-type="float">
            <text:p>-0.602196969207512</text:p>
          </table:table-cell>
          <table:table-cell office:value-type="float" office:value="3.53734613487694E-015" calcext:value-type="float">
            <text:p>3.53734613487694E-15</text:p>
          </table:table-cell>
          <table:table-cell office:value-type="float" office:value="0.61824230588836" calcext:value-type="float">
            <text:p>0.61824230588836</text:p>
          </table:table-cell>
          <table:table-cell office:value-type="float" office:value="4.00441700728722E-016" calcext:value-type="float">
            <text:p>4.00441700728722E-16</text:p>
          </table:table-cell>
          <table:table-cell office:value-type="float" office:value="3.05284764919815" calcext:value-type="float">
            <text:p>3.05284764919815</text:p>
          </table:table-cell>
          <table:table-cell office:value-type="float" office:value="0.0027237081472016" calcext:value-type="float">
            <text:p>0.002723708147202</text:p>
          </table:table-cell>
          <table:table-cell office:value-type="float" office:value="-0.605882352941176" calcext:value-type="float">
            <text:p>-0.605882352941176</text:p>
          </table:table-cell>
          <table:table-cell office:value-type="float" office:value="0.0128602985333672" calcext:value-type="float">
            <text:p>0.012860298533367</text:p>
          </table:table-cell>
          <table:table-cell office:value-type="float" office:value="-0.763095303407007" calcext:value-type="float">
            <text:p>-0.763095303407007</text:p>
          </table:table-cell>
          <table:table-cell office:value-type="float" office:value="2.68698866250385E-057" calcext:value-type="float">
            <text:p>2.68698866250385E-57</text:p>
          </table:table-cell>
          <table:table-cell office:value-type="float" office:value="-0.657471753929583" calcext:value-type="float">
            <text:p>-0.657471753929583</text:p>
          </table:table-cell>
          <table:table-cell office:value-type="float" office:value="8.99268856206302E-038" calcext:value-type="float">
            <text:p>8.99268856206302E-38</text:p>
          </table:table-cell>
          <table:table-cell office:value-type="float" office:value="0.555756129074234" calcext:value-type="float">
            <text:p>0.555756129074234</text:p>
          </table:table-cell>
          <table:table-cell office:value-type="float" office:value="3.14007645081019E-025" calcext:value-type="float">
            <text:p>3.14007645081019E-25</text:p>
          </table:table-cell>
          <table:table-cell office:value-type="float" office:value="-3.13973468765365" calcext:value-type="float">
            <text:p>-3.13973468765365</text:p>
          </table:table-cell>
          <table:table-cell office:value-type="float" office:value="0.00186483385800899" calcext:value-type="float">
            <text:p>0.001864833858009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229030462933291" calcext:value-type="float">
            <text:p>-0.229030462933291</text:p>
          </table:table-cell>
          <table:table-cell office:value-type="float" office:value="2.02891045865113E-223" calcext:value-type="float">
            <text:p>2.02891045865113E-223</text:p>
          </table:table-cell>
          <table:table-cell office:value-type="float" office:value="-0.959486166007905" calcext:value-type="float">
            <text:p>-0.959486166007905</text:p>
          </table:table-cell>
          <table:table-cell office:value-type="float" office:value="0.000000000000500422731925934" calcext:value-type="float">
            <text:p>5.00422731925934E-13</text:p>
          </table:table-cell>
          <table:table-cell office:value-type="float" office:value="-0.497416055348848" calcext:value-type="float">
            <text:p>-0.497416055348848</text:p>
          </table:table-cell>
          <table:table-cell office:value-type="float" office:value="0.00000000232870782170333" calcext:value-type="float">
            <text:p>2.32870782170333E-09</text:p>
          </table:table-cell>
          <table:table-cell office:value-type="float" office:value="-0.507731635376021" calcext:value-type="float">
            <text:p>-0.507731635376021</text:p>
          </table:table-cell>
          <table:table-cell office:value-type="float" office:value="0.000000000953049521614426" calcext:value-type="float">
            <text:p>9.53049521614426E-10</text:p>
          </table:table-cell>
          <table:table-cell office:value-type="float" office:value="0.325152875263856" calcext:value-type="float">
            <text:p>0.325152875263856</text:p>
          </table:table-cell>
          <table:table-cell office:value-type="float" office:value="0.000180476752460502" calcext:value-type="float">
            <text:p>0.000180476752461</text:p>
          </table:table-cell>
          <table:table-cell office:value-type="float" office:value="0.122064344809975" calcext:value-type="float">
            <text:p>0.122064344809975</text:p>
          </table:table-cell>
          <table:table-cell office:value-type="float" office:value="0.903044080710373" calcext:value-type="float">
            <text:p>0.903044080710373</text:p>
          </table:table-cell>
          <table:table-cell office:value-type="float" office:value="-0.766678249942934" calcext:value-type="float">
            <text:p>-0.766678249942934</text:p>
          </table:table-cell>
          <table:table-cell office:value-type="float" office:value="0.00000493160259525091" calcext:value-type="float">
            <text:p>4.93160259525091E-06</text:p>
          </table:table-cell>
          <table:table-cell office:value-type="float" office:value="-0.76583347795938" calcext:value-type="float">
            <text:p>-0.76583347795938</text:p>
          </table:table-cell>
          <table:table-cell office:value-type="float" office:value="1.6490374713301E-053" calcext:value-type="float">
            <text:p>1.6490374713301E-53</text:p>
          </table:table-cell>
          <table:table-cell office:value-type="float" office:value="-0.466552121443153" calcext:value-type="float">
            <text:p>-0.466552121443153</text:p>
          </table:table-cell>
          <table:table-cell office:value-type="float" office:value="4.71048414533145E-016" calcext:value-type="float">
            <text:p>4.71048414533145E-16</text:p>
          </table:table-cell>
          <table:table-cell office:value-type="float" office:value="0.364843865192501" calcext:value-type="float">
            <text:p>0.364843865192501</text:p>
          </table:table-cell>
          <table:table-cell office:value-type="float" office:value="0.000000000589878034985487" calcext:value-type="float">
            <text:p>5.89878034985487E-10</text:p>
          </table:table-cell>
          <table:table-cell office:value-type="float" office:value="-6.6384253150386" calcext:value-type="float">
            <text:p>-6.6384253150386</text:p>
          </table:table-cell>
          <table:table-cell office:value-type="float" office:value="0.000000000175297415005939" calcext:value-type="float">
            <text:p>1.75297415005939E-10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348333703717956" calcext:value-type="float">
            <text:p>-0.348333703717956</text:p>
          </table:table-cell>
          <table:table-cell office:value-type="float" office:value="0" calcext:value-type="float">
            <text:p>0</text:p>
          </table:table-cell>
          <table:table-cell office:value-type="float" office:value="-0.899642788598033" calcext:value-type="float">
            <text:p>-0.899642788598033</text:p>
          </table:table-cell>
          <table:table-cell office:value-type="float" office:value="0.0000000288484304712263" calcext:value-type="float">
            <text:p>2.88484304712263E-08</text:p>
          </table:table-cell>
          <table:table-cell office:value-type="float" office:value="-0.226439813973115" calcext:value-type="float">
            <text:p>-0.226439813973115</text:p>
          </table:table-cell>
          <table:table-cell office:value-type="float" office:value="0.0093018686312142" calcext:value-type="float">
            <text:p>0.009301868631214</text:p>
          </table:table-cell>
          <table:table-cell office:value-type="float" office:value="-0.522191476772842" calcext:value-type="float">
            <text:p>-0.522191476772842</text:p>
          </table:table-cell>
          <table:table-cell office:value-type="float" office:value="0.000000000158737807585879" calcext:value-type="float">
            <text:p>1.58737807585879E-10</text:p>
          </table:table-cell>
          <table:table-cell office:value-type="float" office:value="0.361682006647045" calcext:value-type="float">
            <text:p>0.361682006647045</text:p>
          </table:table-cell>
          <table:table-cell office:value-type="float" office:value="0.0000219010382366541" calcext:value-type="float">
            <text:p>2.19010382366541E-05</text:p>
          </table:table-cell>
          <table:table-cell office:value-type="float" office:value="3.4279353031723" calcext:value-type="float">
            <text:p>3.4279353031723</text:p>
          </table:table-cell>
          <table:table-cell office:value-type="float" office:value="0.000818524010788265" calcext:value-type="float">
            <text:p>0.000818524010788</text:p>
          </table:table-cell>
          <table:table-cell office:value-type="float" office:value="-0.704806519858032" calcext:value-type="float">
            <text:p>-0.704806519858032</text:p>
          </table:table-cell>
          <table:table-cell office:value-type="float" office:value="0.000173299268303569" calcext:value-type="float">
            <text:p>0.000173299268304</text:p>
          </table:table-cell>
          <table:table-cell office:value-type="float" office:value="-0.734099156551336" calcext:value-type="float">
            <text:p>-0.734099156551336</text:p>
          </table:table-cell>
          <table:table-cell office:value-type="float" office:value="2.61537145558561E-048" calcext:value-type="float">
            <text:p>2.61537145558561E-48</text:p>
          </table:table-cell>
          <table:table-cell office:value-type="float" office:value="-0.607737710404324" calcext:value-type="float">
            <text:p>-0.607737710404324</text:p>
          </table:table-cell>
          <table:table-cell office:value-type="float" office:value="1.84505986192504E-029" calcext:value-type="float">
            <text:p>1.84505986192504E-29</text:p>
          </table:table-cell>
          <table:table-cell office:value-type="float" office:value="0.475604092195634" calcext:value-type="float">
            <text:p>0.475604092195634</text:p>
          </table:table-cell>
          <table:table-cell office:value-type="float" office:value="4.26067520212655E-017" calcext:value-type="float">
            <text:p>4.26067520212655E-17</text:p>
          </table:table-cell>
          <table:table-cell office:value-type="float" office:value="-3.17120175355463" calcext:value-type="float">
            <text:p>-3.17120175355463</text:p>
          </table:table-cell>
          <table:table-cell office:value-type="float" office:value="0.00168992231823482" calcext:value-type="float">
            <text:p>0.001689922318235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278675996442588" calcext:value-type="float">
            <text:p>-0.278675996442588</text:p>
          </table:table-cell>
          <table:table-cell office:value-type="float" office:value="2.01248184109461E-147" calcext:value-type="float">
            <text:p>2.01248184109461E-147</text:p>
          </table:table-cell>
          <table:table-cell office:value-type="float" office:value="-0.996491228070175" calcext:value-type="float">
            <text:p>-0.996491228070175</text:p>
          </table:table-cell>
          <table:table-cell office:value-type="float" office:value="9.28516508005848E-020" calcext:value-type="float">
            <text:p>9.28516508005848E-20</text:p>
          </table:table-cell>
          <table:table-cell office:value-type="float" office:value="-0.332126087245194" calcext:value-type="float">
            <text:p>-0.332126087245194</text:p>
          </table:table-cell>
          <table:table-cell office:value-type="float" office:value="0.0000350255374224318" calcext:value-type="float">
            <text:p>3.50255374224318E-05</text:p>
          </table:table-cell>
          <table:table-cell office:value-type="float" office:value="-0.413921789354407" calcext:value-type="float">
            <text:p>-0.413921789354407</text:p>
          </table:table-cell>
          <table:table-cell office:value-type="float" office:value="0.00000015435090431232" calcext:value-type="float">
            <text:p>1.5435090431232E-07</text:p>
          </table:table-cell>
          <table:table-cell office:value-type="float" office:value="0.401559825220282" calcext:value-type="float">
            <text:p>0.401559825220282</text:p>
          </table:table-cell>
          <table:table-cell office:value-type="float" office:value="0.00000038613239433934" calcext:value-type="float">
            <text:p>3.8613239433934E-07</text:p>
          </table:table-cell>
          <table:table-cell office:value-type="float" office:value="1.00168882066655" calcext:value-type="float">
            <text:p>1.00168882066655</text:p>
          </table:table-cell>
          <table:table-cell office:value-type="float" office:value="0.318151188871685" calcext:value-type="float">
            <text:p>0.318151188871685</text:p>
          </table:table-cell>
          <table:table-cell office:value-type="float" office:value="-0.725836832074769" calcext:value-type="float">
            <text:p>-0.725836832074769</text:p>
          </table:table-cell>
          <table:table-cell office:value-type="float" office:value="0.000291526458227771" calcext:value-type="float">
            <text:p>0.000291526458228</text:p>
          </table:table-cell>
          <table:table-cell office:value-type="float" office:value="-0.762137725472858" calcext:value-type="float">
            <text:p>-0.762137725472858</text:p>
          </table:table-cell>
          <table:table-cell office:value-type="float" office:value="3.85958296266989E-063" calcext:value-type="float">
            <text:p>3.85958296266989E-63</text:p>
          </table:table-cell>
          <table:table-cell office:value-type="float" office:value="-0.502478383811665" calcext:value-type="float">
            <text:p>-0.502478383811665</text:p>
          </table:table-cell>
          <table:table-cell office:value-type="float" office:value="2.93647589880623E-022" calcext:value-type="float">
            <text:p>2.93647589880623E-22</text:p>
          </table:table-cell>
          <table:table-cell office:value-type="float" office:value="0.451938811367236" calcext:value-type="float">
            <text:p>0.451938811367236</text:p>
          </table:table-cell>
          <table:table-cell office:value-type="float" office:value="8.16847564158261E-018" calcext:value-type="float">
            <text:p>8.16847564158261E-18</text:p>
          </table:table-cell>
          <table:table-cell office:value-type="float" office:value="-6.80640344740065" calcext:value-type="float">
            <text:p>-6.80640344740065</text:p>
          </table:table-cell>
          <table:table-cell office:value-type="float" office:value="0.0000000000487777415279748" calcext:value-type="float">
            <text:p>4.87777415279748E-11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283288959054985" calcext:value-type="float">
            <text:p>-0.283288959054985</text:p>
          </table:table-cell>
          <table:table-cell office:value-type="float" office:value="8.86850576566069E-130" calcext:value-type="float">
            <text:p>8.86850576566069E-130</text:p>
          </table:table-cell>
          <table:table-cell office:value-type="float" office:value="-0.982352941176471" calcext:value-type="float">
            <text:p>-0.982352941176471</text:p>
          </table:table-cell>
          <table:table-cell office:value-type="float" office:value="0.0000000000136412383426108" calcext:value-type="float">
            <text:p>1.36412383426108E-11</text:p>
          </table:table-cell>
          <table:table-cell office:value-type="float" office:value="-0.394557298773661" calcext:value-type="float">
            <text:p>-0.394557298773661</text:p>
          </table:table-cell>
          <table:table-cell office:value-type="float" office:value="0.00000405586492938978" calcext:value-type="float">
            <text:p>4.05586492938978E-06</text:p>
          </table:table-cell>
          <table:table-cell office:value-type="float" office:value="-0.595545520203422" calcext:value-type="float">
            <text:p>-0.595545520203422</text:p>
          </table:table-cell>
          <table:table-cell office:value-type="float" office:value="0.000000000000121919800644506" calcext:value-type="float">
            <text:p>1.21919800644506E-13</text:p>
          </table:table-cell>
          <table:table-cell office:value-type="float" office:value="0.298082214660515" calcext:value-type="float">
            <text:p>0.298082214660515</text:p>
          </table:table-cell>
          <table:table-cell office:value-type="float" office:value="0.000632312775413777" calcext:value-type="float">
            <text:p>0.000632312775414</text:p>
          </table:table-cell>
          <table:table-cell office:value-type="float" office:value="2.37180871108682" calcext:value-type="float">
            <text:p>2.37180871108682</text:p>
          </table:table-cell>
          <table:table-cell office:value-type="float" office:value="0.0192277625379319" calcext:value-type="float">
            <text:p>0.019227762537932</text:p>
          </table:table-cell>
          <table:table-cell office:value-type="float" office:value="-0.651960784313726" calcext:value-type="float">
            <text:p>-0.651960784313726</text:p>
          </table:table-cell>
          <table:table-cell office:value-type="float" office:value="0.00456834626692481" calcext:value-type="float">
            <text:p>0.004568346266925</text:p>
          </table:table-cell>
          <table:table-cell office:value-type="float" office:value="-0.729254419763163" calcext:value-type="float">
            <text:p>-0.729254419763163</text:p>
          </table:table-cell>
          <table:table-cell office:value-type="float" office:value="1.1277439241104E-054" calcext:value-type="float">
            <text:p>1.1277439241104E-54</text:p>
          </table:table-cell>
          <table:table-cell office:value-type="float" office:value="-0.587182329215791" calcext:value-type="float">
            <text:p>-0.587182329215791</text:p>
          </table:table-cell>
          <table:table-cell office:value-type="float" office:value="3.15749008876922E-031" calcext:value-type="float">
            <text:p>3.15749008876922E-31</text:p>
          </table:table-cell>
          <table:table-cell office:value-type="float" office:value="0.423788622009237" calcext:value-type="float">
            <text:p>0.423788622009237</text:p>
          </table:table-cell>
          <table:table-cell office:value-type="float" office:value="1.82093431098346E-015" calcext:value-type="float">
            <text:p>1.82093431098346E-15</text:p>
          </table:table-cell>
          <table:table-cell office:value-type="float" office:value="-3.62965793326943" calcext:value-type="float">
            <text:p>-3.62965793326943</text:p>
          </table:table-cell>
          <table:table-cell office:value-type="float" office:value="0.000330433164779929" calcext:value-type="float">
            <text:p>0.00033043316478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06103380291491" calcext:value-type="float">
            <text:p>-0.306103380291491</text:p>
          </table:table-cell>
          <table:table-cell office:value-type="float" office:value="0" calcext:value-type="float">
            <text:p>0</text:p>
          </table:table-cell>
          <table:table-cell office:value-type="float" office:value="-0.950980392156863" calcext:value-type="float">
            <text:p>-0.950980392156863</text:p>
          </table:table-cell>
          <table:table-cell office:value-type="float" office:value="0.00000000479175684831834" calcext:value-type="float">
            <text:p>4.79175684831834E-09</text:p>
          </table:table-cell>
          <table:table-cell office:value-type="float" office:value="-0.150554423181407" calcext:value-type="float">
            <text:p>-0.150554423181407</text:p>
          </table:table-cell>
          <table:table-cell office:value-type="float" office:value="0.105176440326526" calcext:value-type="float">
            <text:p>0.105176440326526</text:p>
          </table:table-cell>
          <table:table-cell office:value-type="float" office:value="-0.662357779538323" calcext:value-type="float">
            <text:p>-0.662357779538323</text:p>
          </table:table-cell>
          <table:table-cell office:value-type="float" office:value="4.19612357643261E-016" calcext:value-type="float">
            <text:p>4.19612357643261E-16</text:p>
          </table:table-cell>
          <table:table-cell office:value-type="float" office:value="0.456598440235953" calcext:value-type="float">
            <text:p>0.456598440235953</text:p>
          </table:table-cell>
          <table:table-cell office:value-type="float" office:value="0.000000228817322849753" calcext:value-type="float">
            <text:p>2.28817322849753E-07</text:p>
          </table:table-cell>
          <table:table-cell office:value-type="float" office:value="7.07707054275592" calcext:value-type="float">
            <text:p>7.07707054275592</text:p>
          </table:table-cell>
          <table:table-cell office:value-type="float" office:value="0.000000000127859011661282" calcext:value-type="float">
            <text:p>1.27859011661282E-10</text:p>
          </table:table-cell>
          <table:table-cell office:value-type="float" office:value="-0.759239953005281" calcext:value-type="float">
            <text:p>-0.759239953005281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10658885344625" calcext:value-type="float">
            <text:p>-0.710658885344625</text:p>
          </table:table-cell>
          <table:table-cell office:value-type="float" office:value="6.62633366396653E-038" calcext:value-type="float">
            <text:p>6.62633366396653E-38</text:p>
          </table:table-cell>
          <table:table-cell office:value-type="float" office:value="-0.690790650740116" calcext:value-type="float">
            <text:p>-0.690790650740116</text:p>
          </table:table-cell>
          <table:table-cell office:value-type="float" office:value="4.34620559264521E-035" calcext:value-type="float">
            <text:p>4.34620559264521E-35</text:p>
          </table:table-cell>
          <table:table-cell office:value-type="float" office:value="0.548066012053566" calcext:value-type="float">
            <text:p>0.548066012053566</text:p>
          </table:table-cell>
          <table:table-cell office:value-type="float" office:value="4.63498079726623E-020" calcext:value-type="float">
            <text:p>4.63498079726623E-20</text:p>
          </table:table-cell>
          <table:table-cell office:value-type="float" office:value="-0.508240979116449" calcext:value-type="float">
            <text:p>-0.508240979116449</text:p>
          </table:table-cell>
          <table:table-cell office:value-type="float" office:value="0.611761103645692" calcext:value-type="float">
            <text:p>0.611761103645692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09749495209466" calcext:value-type="float">
            <text:p>-0.309749495209466</text:p>
          </table:table-cell>
          <table:table-cell office:value-type="float" office:value="1.45744618404553E-284" calcext:value-type="float">
            <text:p>1.45744618404553E-284</text:p>
          </table:table-cell>
          <table:table-cell office:value-type="float" office:value="-0.970588235294117" calcext:value-type="float">
            <text:p>-0.970588235294117</text:p>
          </table:table-cell>
          <table:table-cell office:value-type="float" office:value="0.000000000472340112728703" calcext:value-type="float">
            <text:p>4.72340112728703E-10</text:p>
          </table:table-cell>
          <table:table-cell office:value-type="float" office:value="-0.44831944442149" calcext:value-type="float">
            <text:p>-0.44831944442149</text:p>
          </table:table-cell>
          <table:table-cell office:value-type="float" office:value="0.000000251330649784861" calcext:value-type="float">
            <text:p>2.51330649784861E-07</text:p>
          </table:table-cell>
          <table:table-cell office:value-type="float" office:value="-0.715563838567054" calcext:value-type="float">
            <text:p>-0.715563838567054</text:p>
          </table:table-cell>
          <table:table-cell office:value-type="float" office:value="2.9144370293595E-020" calcext:value-type="float">
            <text:p>2.9144370293595E-20</text:p>
          </table:table-cell>
          <table:table-cell office:value-type="float" office:value="0.584306534087497" calcext:value-type="float">
            <text:p>0.584306534087497</text:p>
          </table:table-cell>
          <table:table-cell office:value-type="float" office:value="0.00000000000198326327144217" calcext:value-type="float">
            <text:p>1.98326327144217E-12</text:p>
          </table:table-cell>
          <table:table-cell office:value-type="float" office:value="4.48138929836852" calcext:value-type="float">
            <text:p>4.48138929836852</text:p>
          </table:table-cell>
          <table:table-cell office:value-type="float" office:value="0.0000172728376916155" calcext:value-type="float">
            <text:p>1.72728376916155E-05</text:p>
          </table:table-cell>
          <table:table-cell office:value-type="float" office:value="-0.750021522965008" calcext:value-type="float">
            <text:p>-0.750021522965008</text:p>
          </table:table-cell>
          <table:table-cell office:value-type="float" office:value="0.000139991132244898" calcext:value-type="float">
            <text:p>0.000139991132245</text:p>
          </table:table-cell>
          <table:table-cell office:value-type="float" office:value="-0.759246921182448" calcext:value-type="float">
            <text:p>-0.759246921182448</text:p>
          </table:table-cell>
          <table:table-cell office:value-type="float" office:value="1.75675099152839E-043" calcext:value-type="float">
            <text:p>1.75675099152839E-43</text:p>
          </table:table-cell>
          <table:table-cell office:value-type="float" office:value="-0.774753488895933" calcext:value-type="float">
            <text:p>-0.774753488895933</text:p>
          </table:table-cell>
          <table:table-cell office:value-type="float" office:value="2.73607136241367E-046" calcext:value-type="float">
            <text:p>2.73607136241367E-46</text:p>
          </table:table-cell>
          <table:table-cell office:value-type="float" office:value="0.652736936618061" calcext:value-type="float">
            <text:p>0.652736936618061</text:p>
          </table:table-cell>
          <table:table-cell office:value-type="float" office:value="1.05474912248414E-028" calcext:value-type="float">
            <text:p>1.05474912248414E-28</text:p>
          </table:table-cell>
          <table:table-cell office:value-type="float" office:value="0.498711599712621" calcext:value-type="float">
            <text:p>0.498711599712621</text:p>
          </table:table-cell>
          <table:table-cell office:value-type="float" office:value="0.618476345829097" calcext:value-type="float">
            <text:p>0.618476345829097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246120937407316" calcext:value-type="float">
            <text:p>-0.246120937407316</text:p>
          </table:table-cell>
          <table:table-cell office:value-type="float" office:value="4.795803044085E-043" calcext:value-type="float">
            <text:p>4.795803044085E-43</text:p>
          </table:table-cell>
          <table:table-cell office:value-type="float" office:value="-0.967857142857143" calcext:value-type="float">
            <text:p>-0.967857142857143</text:p>
          </table:table-cell>
          <table:table-cell office:value-type="float" office:value="0.00000000359653554093157" calcext:value-type="float">
            <text:p>3.59653554093157E-09</text:p>
          </table:table-cell>
          <table:table-cell office:value-type="float" office:value="-0.319762370767832" calcext:value-type="float">
            <text:p>-0.319762370767832</text:p>
          </table:table-cell>
          <table:table-cell office:value-type="float" office:value="0.000262383647856063" calcext:value-type="float">
            <text:p>0.000262383647856</text:p>
          </table:table-cell>
          <table:table-cell office:value-type="float" office:value="-0.46648206831216" calcext:value-type="float">
            <text:p>-0.46648206831216</text:p>
          </table:table-cell>
          <table:table-cell office:value-type="float" office:value="0.000000036837669303721" calcext:value-type="float">
            <text:p>3.6837669303721E-08</text:p>
          </table:table-cell>
          <table:table-cell office:value-type="float" office:value="0.375700223786986" calcext:value-type="float">
            <text:p>0.375700223786986</text:p>
          </table:table-cell>
          <table:table-cell office:value-type="float" office:value="0.0000145693583965102" calcext:value-type="float">
            <text:p>1.45693583965102E-05</text:p>
          </table:table-cell>
          <table:table-cell office:value-type="float" office:value="1.64925243905422" calcext:value-type="float">
            <text:p>1.64925243905422</text:p>
          </table:table-cell>
          <table:table-cell office:value-type="float" office:value="0.101647643351806" calcext:value-type="float">
            <text:p>0.101647643351806</text:p>
          </table:table-cell>
          <table:table-cell office:value-type="float" office:value="-0.620588235294118" calcext:value-type="float">
            <text:p>-0.620588235294118</text:p>
          </table:table-cell>
          <table:table-cell office:value-type="float" office:value="0.0103135155496777" calcext:value-type="float">
            <text:p>0.010313515549678</text:p>
          </table:table-cell>
          <table:table-cell office:value-type="float" office:value="-0.702734463745868" calcext:value-type="float">
            <text:p>-0.702734463745868</text:p>
          </table:table-cell>
          <table:table-cell office:value-type="float" office:value="4.3254328341377E-049" calcext:value-type="float">
            <text:p>4.3254328341377E-49</text:p>
          </table:table-cell>
          <table:table-cell office:value-type="float" office:value="-0.553031772163986" calcext:value-type="float">
            <text:p>-0.553031772163986</text:p>
          </table:table-cell>
          <table:table-cell office:value-type="float" office:value="4.13357845748099E-027" calcext:value-type="float">
            <text:p>4.13357845748099E-27</text:p>
          </table:table-cell>
          <table:table-cell office:value-type="float" office:value="0.43340627105015" calcext:value-type="float">
            <text:p>0.43340627105015</text:p>
          </table:table-cell>
          <table:table-cell office:value-type="float" office:value="3.93453077005116E-016" calcext:value-type="float">
            <text:p>3.93453077005116E-16</text:p>
          </table:table-cell>
          <table:table-cell office:value-type="float" office:value="-3.64243824299722" calcext:value-type="float">
            <text:p>-3.64243824299722</text:p>
          </table:table-cell>
          <table:table-cell office:value-type="float" office:value="0.000315222210718769" calcext:value-type="float">
            <text:p>0.000315222210719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289409629860596" calcext:value-type="float">
            <text:p>-0.289409629860596</text:p>
          </table:table-cell>
          <table:table-cell office:value-type="float" office:value="3.91156838602077E-288" calcext:value-type="float">
            <text:p>3.91156838602077E-288</text:p>
          </table:table-cell>
          <table:table-cell office:value-type="float" office:value="-0.779967159277504" calcext:value-type="float">
            <text:p>-0.779967159277504</text:p>
          </table:table-cell>
          <table:table-cell office:value-type="float" office:value="0.000000991727680742742" calcext:value-type="float">
            <text:p>9.91727680742742E-07</text:p>
          </table:table-cell>
          <table:table-cell office:value-type="float" office:value="-0.422270243146543" calcext:value-type="float">
            <text:p>-0.422270243146543</text:p>
          </table:table-cell>
          <table:table-cell office:value-type="float" office:value="0.00000432694821695719" calcext:value-type="float">
            <text:p>4.32694821695719E-06</text:p>
          </table:table-cell>
          <table:table-cell office:value-type="float" office:value="-0.58523136012151" calcext:value-type="float">
            <text:p>-0.58523136012151</text:p>
          </table:table-cell>
          <table:table-cell office:value-type="float" office:value="0.0000000000188859195352422" calcext:value-type="float">
            <text:p>1.88859195352422E-11</text:p>
          </table:table-cell>
          <table:table-cell office:value-type="float" office:value="0.557324957520467" calcext:value-type="float">
            <text:p>0.557324957520467</text:p>
          </table:table-cell>
          <table:table-cell office:value-type="float" office:value="0.000000000255163674746351" calcext:value-type="float">
            <text:p>2.55163674746351E-10</text:p>
          </table:table-cell>
          <table:table-cell office:value-type="float" office:value="2.20556089011699" calcext:value-type="float">
            <text:p>2.20556089011699</text:p>
          </table:table-cell>
          <table:table-cell office:value-type="float" office:value="0.029553673595331" calcext:value-type="float">
            <text:p>0.029553673595331</text:p>
          </table:table-cell>
          <table:table-cell office:value-type="float" office:value="-0.60229092709588" calcext:value-type="float">
            <text:p>-0.60229092709588</text:p>
          </table:table-cell>
          <table:table-cell office:value-type="float" office:value="0.000546046311415719" calcext:value-type="float">
            <text:p>0.000546046311416</text:p>
          </table:table-cell>
          <table:table-cell office:value-type="float" office:value="-0.772247104787749" calcext:value-type="float">
            <text:p>-0.772247104787749</text:p>
          </table:table-cell>
          <table:table-cell office:value-type="float" office:value="1.39701461859004E-049" calcext:value-type="float">
            <text:p>1.39701461859004E-49</text:p>
          </table:table-cell>
          <table:table-cell office:value-type="float" office:value="-0.612763505153226" calcext:value-type="float">
            <text:p>-0.612763505153226</text:p>
          </table:table-cell>
          <table:table-cell office:value-type="float" office:value="1.51552070291812E-026" calcext:value-type="float">
            <text:p>1.51552070291812E-26</text:p>
          </table:table-cell>
          <table:table-cell office:value-type="float" office:value="0.501509454329931" calcext:value-type="float">
            <text:p>0.501509454329931</text:p>
          </table:table-cell>
          <table:table-cell office:value-type="float" office:value="6.03314217222875E-017" calcext:value-type="float">
            <text:p>6.03314217222875E-17</text:p>
          </table:table-cell>
          <table:table-cell office:value-type="float" office:value="-4.04879344461829" calcext:value-type="float">
            <text:p>-4.04879344461829</text:p>
          </table:table-cell>
          <table:table-cell office:value-type="float" office:value="0.0000694202740894027" calcext:value-type="float">
            <text:p>6.94202740894027E-05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284934841181933" calcext:value-type="float">
            <text:p>-0.284934841181933</text:p>
          </table:table-cell>
          <table:table-cell office:value-type="float" office:value="5.1939987875098E-291" calcext:value-type="float">
            <text:p>5.1939987875098E-291</text:p>
          </table:table-cell>
          <table:table-cell office:value-type="float" office:value="-0.997936016511868" calcext:value-type="float">
            <text:p>-0.997936016511868</text:p>
          </table:table-cell>
          <table:table-cell office:value-type="float" office:value="1.64512317153124E-020" calcext:value-type="float">
            <text:p>1.64512317153124E-20</text:p>
          </table:table-cell>
          <table:table-cell office:value-type="float" office:value="-0.430322465969389" calcext:value-type="float">
            <text:p>-0.430322465969389</text:p>
          </table:table-cell>
          <table:table-cell office:value-type="float" office:value="0.00000196321545854879" calcext:value-type="float">
            <text:p>1.96321545854879E-06</text:p>
          </table:table-cell>
          <table:table-cell office:value-type="float" office:value="-0.712568916318382" calcext:value-type="float">
            <text:p>-0.712568916318382</text:p>
          </table:table-cell>
          <table:table-cell office:value-type="float" office:value="8.66786611041198E-019" calcext:value-type="float">
            <text:p>8.66786611041198E-19</text:p>
          </table:table-cell>
          <table:table-cell office:value-type="float" office:value="0.611375195735887" calcext:value-type="float">
            <text:p>0.611375195735887</text:p>
          </table:table-cell>
          <table:table-cell office:value-type="float" office:value="0.000000000000636988250744307" calcext:value-type="float">
            <text:p>6.36988250744307E-13</text:p>
          </table:table-cell>
          <table:table-cell office:value-type="float" office:value="4.71456899038543" calcext:value-type="float">
            <text:p>4.71456899038543</text:p>
          </table:table-cell>
          <table:table-cell office:value-type="float" office:value="0.00000714465827616943" calcext:value-type="float">
            <text:p>7.14465827616943E-06</text:p>
          </table:table-cell>
          <table:table-cell office:value-type="float" office:value="-0.740964695716355" calcext:value-type="float">
            <text:p>-0.740964695716355</text:p>
          </table:table-cell>
          <table:table-cell office:value-type="float" office:value="0.000185947662527949" calcext:value-type="float">
            <text:p>0.000185947662528</text:p>
          </table:table-cell>
          <table:table-cell office:value-type="float" office:value="-0.77116996904939" calcext:value-type="float">
            <text:p>-0.77116996904939</text:p>
          </table:table-cell>
          <table:table-cell office:value-type="float" office:value="1.19282442254745E-043" calcext:value-type="float">
            <text:p>1.19282442254745E-43</text:p>
          </table:table-cell>
          <table:table-cell office:value-type="float" office:value="-0.717114978287199" calcext:value-type="float">
            <text:p>-0.717114978287199</text:p>
          </table:table-cell>
          <table:table-cell office:value-type="float" office:value="3.03639047938386E-035" calcext:value-type="float">
            <text:p>3.03639047938386E-35</text:p>
          </table:table-cell>
          <table:table-cell office:value-type="float" office:value="0.579363977974028" calcext:value-type="float">
            <text:p>0.579363977974028</text:p>
          </table:table-cell>
          <table:table-cell office:value-type="float" office:value="1.13441983788807E-020" calcext:value-type="float">
            <text:p>1.13441983788807E-20</text:p>
          </table:table-cell>
          <table:table-cell office:value-type="float" office:value="-1.50282912648264" calcext:value-type="float">
            <text:p>-1.50282912648264</text:p>
          </table:table-cell>
          <table:table-cell office:value-type="float" office:value="0.134371234990739" calcext:value-type="float">
            <text:p>0.134371234990739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322430530790943" calcext:value-type="float">
            <text:p>-0.322430530790943</text:p>
          </table:table-cell>
          <table:table-cell office:value-type="float" office:value="1.37192111344808E-293" calcext:value-type="float">
            <text:p>1.37192111344808E-293</text:p>
          </table:table-cell>
          <table:table-cell office:value-type="float" office:value="-0.970588235294118" calcext:value-type="float">
            <text:p>-0.970588235294118</text:p>
          </table:table-cell>
          <table:table-cell office:value-type="float" office:value="0.000000000110013067002065" calcext:value-type="float">
            <text:p>1.10013067002065E-10</text:p>
          </table:table-cell>
          <table:table-cell office:value-type="float" office:value="-0.564766698855609" calcext:value-type="float">
            <text:p>-0.564766698855609</text:p>
          </table:table-cell>
          <table:table-cell office:value-type="float" office:value="0.00000000000381832332230415" calcext:value-type="float">
            <text:p>3.81832332230415E-12</text:p>
          </table:table-cell>
          <table:table-cell office:value-type="float" office:value="-0.770308402779907" calcext:value-type="float">
            <text:p>-0.770308402779907</text:p>
          </table:table-cell>
          <table:table-cell office:value-type="float" office:value="2.19360081113259E-026" calcext:value-type="float">
            <text:p>2.19360081113259E-26</text:p>
          </table:table-cell>
          <table:table-cell office:value-type="float" office:value="0.585123996481753" calcext:value-type="float">
            <text:p>0.585123996481753</text:p>
          </table:table-cell>
          <table:table-cell office:value-type="float" office:value="0.000000000000407558953640297" calcext:value-type="float">
            <text:p>4.07558953640297E-13</text:p>
          </table:table-cell>
          <table:table-cell office:value-type="float" office:value="3.93676006615487" calcext:value-type="float">
            <text:p>3.93676006615487</text:p>
          </table:table-cell>
          <table:table-cell office:value-type="float" office:value="0.000136325253282929" calcext:value-type="float">
            <text:p>0.000136325253283</text:p>
          </table:table-cell>
          <table:table-cell office:value-type="float" office:value="-0.721386360260435" calcext:value-type="float">
            <text:p>-0.721386360260435</text:p>
          </table:table-cell>
          <table:table-cell office:value-type="float" office:value="0.000330954078314261" calcext:value-type="float">
            <text:p>0.000330954078314</text:p>
          </table:table-cell>
          <table:table-cell office:value-type="float" office:value="-0.784265958724124" calcext:value-type="float">
            <text:p>-0.784265958724124</text:p>
          </table:table-cell>
          <table:table-cell office:value-type="float" office:value="2.06064657792054E-055" calcext:value-type="float">
            <text:p>2.06064657792054E-55</text:p>
          </table:table-cell>
          <table:table-cell office:value-type="float" office:value="-0.657255037941252" calcext:value-type="float">
            <text:p>-0.657255037941252</text:p>
          </table:table-cell>
          <table:table-cell office:value-type="float" office:value="1.54276986998215E-033" calcext:value-type="float">
            <text:p>1.54276986998215E-33</text:p>
          </table:table-cell>
          <table:table-cell office:value-type="float" office:value="0.492065725836236" calcext:value-type="float">
            <text:p>0.492065725836236</text:p>
          </table:table-cell>
          <table:table-cell office:value-type="float" office:value="2.92699190553503E-017" calcext:value-type="float">
            <text:p>2.92699190553503E-17</text:p>
          </table:table-cell>
          <table:table-cell office:value-type="float" office:value="-3.50425492295937" calcext:value-type="float">
            <text:p>-3.50425492295937</text:p>
          </table:table-cell>
          <table:table-cell office:value-type="float" office:value="0.000539993212997385" calcext:value-type="float">
            <text:p>0.000539993212997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337080558130445" calcext:value-type="float">
            <text:p>-0.337080558130445</text:p>
          </table:table-cell>
          <table:table-cell office:value-type="float" office:value="0" calcext:value-type="float">
            <text:p>0</text:p>
          </table:table-cell>
          <table:table-cell office:value-type="float" office:value="-0.97399723074298" calcext:value-type="float">
            <text:p>-0.97399723074298</text:p>
          </table:table-cell>
          <table:table-cell office:value-type="float" office:value="0.0000000000000229107907516731" calcext:value-type="float">
            <text:p>2.29107907516731E-14</text:p>
          </table:table-cell>
          <table:table-cell office:value-type="float" office:value="-0.460079577384257" calcext:value-type="float">
            <text:p>-0.460079577384257</text:p>
          </table:table-cell>
          <table:table-cell office:value-type="float" office:value="0.00000054573356060036" calcext:value-type="float">
            <text:p>5.4573356060036E-07</text:p>
          </table:table-cell>
          <table:table-cell office:value-type="float" office:value="-0.657697586099464" calcext:value-type="float">
            <text:p>-0.657697586099464</text:p>
          </table:table-cell>
          <table:table-cell office:value-type="float" office:value="0.0000000000000105346250875888" calcext:value-type="float">
            <text:p>1.05346250875888E-14</text:p>
          </table:table-cell>
          <table:table-cell office:value-type="float" office:value="0.427178651357833" calcext:value-type="float">
            <text:p>0.427178651357833</text:p>
          </table:table-cell>
          <table:table-cell office:value-type="float" office:value="0.00000401375627723477" calcext:value-type="float">
            <text:p>4.01375627723477E-06</text:p>
          </table:table-cell>
          <table:table-cell office:value-type="float" office:value="2.5204592284028" calcext:value-type="float">
            <text:p>2.5204592284028</text:p>
          </table:table-cell>
          <table:table-cell office:value-type="float" office:value="0.0132247235000615" calcext:value-type="float">
            <text:p>0.013224723500062</text:p>
          </table:table-cell>
          <table:table-cell office:value-type="float" office:value="-0.792273756856157" calcext:value-type="float">
            <text:p>-0.792273756856157</text:p>
          </table:table-cell>
          <table:table-cell office:value-type="float" office:value="0.00000236040661903825" calcext:value-type="float">
            <text:p>2.36040661903825E-06</text:p>
          </table:table-cell>
          <table:table-cell office:value-type="float" office:value="-0.749090133217202" calcext:value-type="float">
            <text:p>-0.749090133217202</text:p>
          </table:table-cell>
          <table:table-cell office:value-type="float" office:value="9.35528463225026E-042" calcext:value-type="float">
            <text:p>9.35528463225026E-42</text:p>
          </table:table-cell>
          <table:table-cell office:value-type="float" office:value="-0.642315220420034" calcext:value-type="float">
            <text:p>-0.642315220420034</text:p>
          </table:table-cell>
          <table:table-cell office:value-type="float" office:value="1.43070157050563E-027" calcext:value-type="float">
            <text:p>1.43070157050563E-27</text:p>
          </table:table-cell>
          <table:table-cell office:value-type="float" office:value="0.53123330091066" calcext:value-type="float">
            <text:p>0.53123330091066</text:p>
          </table:table-cell>
          <table:table-cell office:value-type="float" office:value="8.73024569713302E-018" calcext:value-type="float">
            <text:p>8.73024569713302E-18</text:p>
          </table:table-cell>
          <table:table-cell office:value-type="float" office:value="-2.63070794197105" calcext:value-type="float">
            <text:p>-2.63070794197105</text:p>
          </table:table-cell>
          <table:table-cell office:value-type="float" office:value="0.00911756983265768" calcext:value-type="float">
            <text:p>0.009117569832658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272050399527289" calcext:value-type="float">
            <text:p>-0.272050399527289</text:p>
          </table:table-cell>
          <table:table-cell office:value-type="float" office:value="0" calcext:value-type="float">
            <text:p>0</text:p>
          </table:table-cell>
          <table:table-cell office:value-type="float" office:value="-0.894164631274013" calcext:value-type="float">
            <text:p>-0.894164631274013</text:p>
          </table:table-cell>
          <table:table-cell office:value-type="float" office:value="0.00000000893576458181121" calcext:value-type="float">
            <text:p>8.93576458181121E-09</text:p>
          </table:table-cell>
          <table:table-cell office:value-type="float" office:value="-0.274045838551721" calcext:value-type="float">
            <text:p>-0.274045838551721</text:p>
          </table:table-cell>
          <table:table-cell office:value-type="float" office:value="0.00605388202547217" calcext:value-type="float">
            <text:p>0.006053882025472</text:p>
          </table:table-cell>
          <table:table-cell office:value-type="float" office:value="-0.472136371513678" calcext:value-type="float">
            <text:p>-0.472136371513678</text:p>
          </table:table-cell>
          <table:table-cell office:value-type="float" office:value="0.000000807225851338818" calcext:value-type="float">
            <text:p>8.07225851338818E-07</text:p>
          </table:table-cell>
          <table:table-cell office:value-type="float" office:value="0.654549919292068" calcext:value-type="float">
            <text:p>0.654549919292068</text:p>
          </table:table-cell>
          <table:table-cell office:value-type="float" office:value="0.00000000000020113234653673" calcext:value-type="float">
            <text:p>2.0113234653673E-13</text:p>
          </table:table-cell>
          <table:table-cell office:value-type="float" office:value="2.6441291733241" calcext:value-type="float">
            <text:p>2.6441291733241</text:p>
          </table:table-cell>
          <table:table-cell office:value-type="float" office:value="0.00956746043144953" calcext:value-type="float">
            <text:p>0.00956746043145</text:p>
          </table:table-cell>
          <table:table-cell office:value-type="float" office:value="-0.741200012394764" calcext:value-type="float">
            <text:p>-0.741200012394764</text:p>
          </table:table-cell>
          <table:table-cell office:value-type="float" office:value="0.0000148015336207676" calcext:value-type="float">
            <text:p>1.48015336207676E-05</text:p>
          </table:table-cell>
          <table:table-cell office:value-type="float" office:value="-0.712599655030373" calcext:value-type="float">
            <text:p>-0.712599655030373</text:p>
          </table:table-cell>
          <table:table-cell office:value-type="float" office:value="1.98358922682441E-028" calcext:value-type="float">
            <text:p>1.98358922682441E-28</text:p>
          </table:table-cell>
          <table:table-cell office:value-type="float" office:value="-0.526736768615178" calcext:value-type="float">
            <text:p>-0.526736768615178</text:p>
          </table:table-cell>
          <table:table-cell office:value-type="float" office:value="0.0000000000000702172896574747" calcext:value-type="float">
            <text:p>7.02172896574747E-14</text:p>
          </table:table-cell>
          <table:table-cell office:value-type="float" office:value="0.602460144316282" calcext:value-type="float">
            <text:p>0.602460144316282</text:p>
          </table:table-cell>
          <table:table-cell office:value-type="float" office:value="1.14454453224643E-018" calcext:value-type="float">
            <text:p>1.14454453224643E-18</text:p>
          </table:table-cell>
          <table:table-cell office:value-type="float" office:value="-3.88152217432338" calcext:value-type="float">
            <text:p>-3.88152217432338</text:p>
          </table:table-cell>
          <table:table-cell office:value-type="float" office:value="0.000147732060150402" calcext:value-type="float">
            <text:p>0.00014773206015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278958997773483" calcext:value-type="float">
            <text:p>-0.278958997773483</text:p>
          </table:table-cell>
          <table:table-cell office:value-type="float" office:value="7.76465252592239E-278" calcext:value-type="float">
            <text:p>7.76465252592239E-278</text:p>
          </table:table-cell>
          <table:table-cell office:value-type="float" office:value="-0.811274509803922" calcext:value-type="float">
            <text:p>-0.811274509803922</text:p>
          </table:table-cell>
          <table:table-cell office:value-type="float" office:value="0.0000773803618060898" calcext:value-type="float">
            <text:p>7.73803618060898E-05</text:p>
          </table:table-cell>
          <table:table-cell office:value-type="float" office:value="-0.545655174148795" calcext:value-type="float">
            <text:p>-0.545655174148795</text:p>
          </table:table-cell>
          <table:table-cell office:value-type="float" office:value="0.00000000174959102176625" calcext:value-type="float">
            <text:p>1.74959102176625E-09</text:p>
          </table:table-cell>
          <table:table-cell office:value-type="float" office:value="-0.708255689751067" calcext:value-type="float">
            <text:p>-0.708255689751067</text:p>
          </table:table-cell>
          <table:table-cell office:value-type="float" office:value="2.91310025351252E-017" calcext:value-type="float">
            <text:p>2.91310025351252E-17</text:p>
          </table:table-cell>
          <table:table-cell office:value-type="float" office:value="0.646108834689914" calcext:value-type="float">
            <text:p>0.646108834689914</text:p>
          </table:table-cell>
          <table:table-cell office:value-type="float" office:value="0.0000000000000983948171010319" calcext:value-type="float">
            <text:p>9.83948171010319E-14</text:p>
          </table:table-cell>
          <table:table-cell office:value-type="float" office:value="2.76123575741084" calcext:value-type="float">
            <text:p>2.76123575741084</text:p>
          </table:table-cell>
          <table:table-cell office:value-type="float" office:value="0.00682987400466597" calcext:value-type="float">
            <text:p>0.006829874004666</text:p>
          </table:table-cell>
          <table:table-cell office:value-type="float" office:value="-0.580956615822148" calcext:value-type="float">
            <text:p>-0.580956615822148</text:p>
          </table:table-cell>
          <table:table-cell office:value-type="float" office:value="0.00909522277727018" calcext:value-type="float">
            <text:p>0.00909522277727</text:p>
          </table:table-cell>
          <table:table-cell office:value-type="float" office:value="-0.773466643419782" calcext:value-type="float">
            <text:p>-0.773466643419782</text:p>
          </table:table-cell>
          <table:table-cell office:value-type="float" office:value="1.1661540307659E-043" calcext:value-type="float">
            <text:p>1.1661540307659E-43</text:p>
          </table:table-cell>
          <table:table-cell office:value-type="float" office:value="-0.705660051754368" calcext:value-type="float">
            <text:p>-0.705660051754368</text:p>
          </table:table-cell>
          <table:table-cell office:value-type="float" office:value="2.07445764868323E-033" calcext:value-type="float">
            <text:p>2.07445764868323E-33</text:p>
          </table:table-cell>
          <table:table-cell office:value-type="float" office:value="0.591556409645328" calcext:value-type="float">
            <text:p>0.591556409645328</text:p>
          </table:table-cell>
          <table:table-cell office:value-type="float" office:value="1.69917719613259E-021" calcext:value-type="float">
            <text:p>1.69917719613259E-21</text:p>
          </table:table-cell>
          <table:table-cell office:value-type="float" office:value="-1.87710402144696" calcext:value-type="float">
            <text:p>-1.87710402144696</text:p>
          </table:table-cell>
          <table:table-cell office:value-type="float" office:value="0.0618904136859843" calcext:value-type="float">
            <text:p>0.061890413685984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320122945186232" calcext:value-type="float">
            <text:p>-0.320122945186232</text:p>
          </table:table-cell>
          <table:table-cell office:value-type="float" office:value="0" calcext:value-type="float">
            <text:p>0</text:p>
          </table:table-cell>
          <table:table-cell office:value-type="float" office:value="-0.955823319079594" calcext:value-type="float">
            <text:p>-0.955823319079594</text:p>
          </table:table-cell>
          <table:table-cell office:value-type="float" office:value="0.0000000000000290830457466856" calcext:value-type="float">
            <text:p>2.90830457466856E-14</text:p>
          </table:table-cell>
          <table:table-cell office:value-type="float" office:value="-0.371530338052466" calcext:value-type="float">
            <text:p>-0.371530338052466</text:p>
          </table:table-cell>
          <table:table-cell office:value-type="float" office:value="0.0000402319528323229" calcext:value-type="float">
            <text:p>4.02319528323229E-05</text:p>
          </table:table-cell>
          <table:table-cell office:value-type="float" office:value="-0.586480864154438" calcext:value-type="float">
            <text:p>-0.586480864154438</text:p>
          </table:table-cell>
          <table:table-cell office:value-type="float" office:value="0.000000000004596671738361" calcext:value-type="float">
            <text:p>4.596671738361E-12</text:p>
          </table:table-cell>
          <table:table-cell office:value-type="float" office:value="0.576036935002914" calcext:value-type="float">
            <text:p>0.576036935002914</text:p>
          </table:table-cell>
          <table:table-cell office:value-type="float" office:value="0.0000000000132991605945783" calcext:value-type="float">
            <text:p>1.32991605945783E-11</text:p>
          </table:table-cell>
          <table:table-cell office:value-type="float" office:value="3.03788651607491" calcext:value-type="float">
            <text:p>3.03788651607491</text:p>
          </table:table-cell>
          <table:table-cell office:value-type="float" office:value="0.00295940939069256" calcext:value-type="float">
            <text:p>0.002959409390693</text:p>
          </table:table-cell>
          <table:table-cell office:value-type="float" office:value="-0.777101009448565" calcext:value-type="float">
            <text:p>-0.777101009448565</text:p>
          </table:table-cell>
          <table:table-cell office:value-type="float" office:value="0.0000018658954036698" calcext:value-type="float">
            <text:p>1.8658954036698E-06</text:p>
          </table:table-cell>
          <table:table-cell office:value-type="float" office:value="-0.782412224291841" calcext:value-type="float">
            <text:p>-0.782412224291841</text:p>
          </table:table-cell>
          <table:table-cell office:value-type="float" office:value="5.74993339726959E-048" calcext:value-type="float">
            <text:p>5.74993339726959E-48</text:p>
          </table:table-cell>
          <table:table-cell office:value-type="float" office:value="-0.576905499259419" calcext:value-type="float">
            <text:p>-0.576905499259419</text:p>
          </table:table-cell>
          <table:table-cell office:value-type="float" office:value="1.8909366250092E-021" calcext:value-type="float">
            <text:p>1.8909366250092E-21</text:p>
          </table:table-cell>
          <table:table-cell office:value-type="float" office:value="0.545747715185418" calcext:value-type="float">
            <text:p>0.545747715185418</text:p>
          </table:table-cell>
          <table:table-cell office:value-type="float" office:value="6.10552025289941E-019" calcext:value-type="float">
            <text:p>6.10552025289941E-19</text:p>
          </table:table-cell>
          <table:table-cell office:value-type="float" office:value="-5.17969748798284" calcext:value-type="float">
            <text:p>-5.17969748798284</text:p>
          </table:table-cell>
          <table:table-cell office:value-type="float" office:value="0.000000496355400475089" calcext:value-type="float">
            <text:p>4.96355400475089E-07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406653459013857" calcext:value-type="float">
            <text:p>-0.406653459013857</text:p>
          </table:table-cell>
          <table:table-cell office:value-type="float" office:value="0" calcext:value-type="float">
            <text:p>0</text:p>
          </table:table-cell>
          <table:table-cell office:value-type="float" office:value="-0.912373137105383" calcext:value-type="float">
            <text:p>-0.912373137105383</text:p>
          </table:table-cell>
          <table:table-cell office:value-type="float" office:value="0.000000020975603907718" calcext:value-type="float">
            <text:p>2.0975603907718E-08</text:p>
          </table:table-cell>
          <table:table-cell office:value-type="float" office:value="-0.41459975411543" calcext:value-type="float">
            <text:p>-0.41459975411543</text:p>
          </table:table-cell>
          <table:table-cell office:value-type="float" office:value="0.00000103538039414365" calcext:value-type="float">
            <text:p>1.03538039414365E-06</text:p>
          </table:table-cell>
          <table:table-cell office:value-type="float" office:value="-0.538046445323355" calcext:value-type="float">
            <text:p>-0.538046445323355</text:p>
          </table:table-cell>
          <table:table-cell office:value-type="float" office:value="0.0000000000484181863149813" calcext:value-type="float">
            <text:p>4.84181863149813E-11</text:p>
          </table:table-cell>
          <table:table-cell office:value-type="float" office:value="0.636795746174103" calcext:value-type="float">
            <text:p>0.636795746174103</text:p>
          </table:table-cell>
          <table:table-cell office:value-type="float" office:value="4.99588073508706E-016" calcext:value-type="float">
            <text:p>4.99588073508706E-16</text:p>
          </table:table-cell>
          <table:table-cell office:value-type="float" office:value="1.92842580481205" calcext:value-type="float">
            <text:p>1.92842580481205</text:p>
          </table:table-cell>
          <table:table-cell office:value-type="float" office:value="0.0560515912372153" calcext:value-type="float">
            <text:p>0.056051591237215</text:p>
          </table:table-cell>
          <table:table-cell office:value-type="float" office:value="-0.707250852793029" calcext:value-type="float">
            <text:p>-0.707250852793029</text:p>
          </table:table-cell>
          <table:table-cell office:value-type="float" office:value="0.000232457649965214" calcext:value-type="float">
            <text:p>0.000232457649965</text:p>
          </table:table-cell>
          <table:table-cell office:value-type="float" office:value="-0.757683766072759" calcext:value-type="float">
            <text:p>-0.757683766072759</text:p>
          </table:table-cell>
          <table:table-cell office:value-type="float" office:value="3.59936586110494E-049" calcext:value-type="float">
            <text:p>3.59936586110494E-49</text:p>
          </table:table-cell>
          <table:table-cell office:value-type="float" office:value="-0.595131097738638" calcext:value-type="float">
            <text:p>-0.595131097738638</text:p>
          </table:table-cell>
          <table:table-cell office:value-type="float" office:value="5.12542471736848E-026" calcext:value-type="float">
            <text:p>5.12542471736848E-26</text:p>
          </table:table-cell>
          <table:table-cell office:value-type="float" office:value="0.556629611840797" calcext:value-type="float">
            <text:p>0.556629611840797</text:p>
          </table:table-cell>
          <table:table-cell office:value-type="float" office:value="2.60236206989307E-022" calcext:value-type="float">
            <text:p>2.60236206989307E-22</text:p>
          </table:table-cell>
          <table:table-cell office:value-type="float" office:value="-4.29121303737633" calcext:value-type="float">
            <text:p>-4.29121303737633</text:p>
          </table:table-cell>
          <table:table-cell office:value-type="float" office:value="0.0000252866303200569" calcext:value-type="float">
            <text:p>2.52866303200569E-05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30315151017648" calcext:value-type="float">
            <text:p>-0.330315151017648</text:p>
          </table:table-cell>
          <table:table-cell office:value-type="float" office:value="0" calcext:value-type="float">
            <text:p>0</text:p>
          </table:table-cell>
          <table:table-cell office:value-type="float" office:value="-0.99317965614902" calcext:value-type="float">
            <text:p>-0.99317965614902</text:p>
          </table:table-cell>
          <table:table-cell office:value-type="float" office:value="3.36039155335384E-019" calcext:value-type="float">
            <text:p>3.36039155335384E-19</text:p>
          </table:table-cell>
          <table:table-cell office:value-type="float" office:value="-0.418732942481438" calcext:value-type="float">
            <text:p>-0.418732942481438</text:p>
          </table:table-cell>
          <table:table-cell office:value-type="float" office:value="0.00000793032182478738" calcext:value-type="float">
            <text:p>7.93032182478738E-06</text:p>
          </table:table-cell>
          <table:table-cell office:value-type="float" office:value="-0.707400578587123" calcext:value-type="float">
            <text:p>-0.707400578587123</text:p>
          </table:table-cell>
          <table:table-cell office:value-type="float" office:value="2.32474895949734E-017" calcext:value-type="float">
            <text:p>2.32474895949734E-17</text:p>
          </table:table-cell>
          <table:table-cell office:value-type="float" office:value="0.540121626169634" calcext:value-type="float">
            <text:p>0.540121626169634</text:p>
          </table:table-cell>
          <table:table-cell office:value-type="float" office:value="0.00000000229478239414004" calcext:value-type="float">
            <text:p>2.29478239414004E-09</text:p>
          </table:table-cell>
          <table:table-cell office:value-type="float" office:value="4.24013063141698" calcext:value-type="float">
            <text:p>4.24013063141698</text:p>
          </table:table-cell>
          <table:table-cell office:value-type="float" office:value="0.000048854607724148" calcext:value-type="float">
            <text:p>4.8854607724148E-05</text:p>
          </table:table-cell>
          <table:table-cell office:value-type="float" office:value="-0.792147290775034" calcext:value-type="float">
            <text:p>-0.792147290775034</text:p>
          </table:table-cell>
          <table:table-cell office:value-type="float" office:value="0.00000397391744493737" calcext:value-type="float">
            <text:p>3.97391744493737E-06</text:p>
          </table:table-cell>
          <table:table-cell office:value-type="float" office:value="-0.748432293976447" calcext:value-type="float">
            <text:p>-0.748432293976447</text:p>
          </table:table-cell>
          <table:table-cell office:value-type="float" office:value="1.6048271592051E-037" calcext:value-type="float">
            <text:p>1.6048271592051E-37</text:p>
          </table:table-cell>
          <table:table-cell office:value-type="float" office:value="-0.645929442112084" calcext:value-type="float">
            <text:p>-0.645929442112084</text:p>
          </table:table-cell>
          <table:table-cell office:value-type="float" office:value="3.0750107791721E-025" calcext:value-type="float">
            <text:p>3.0750107791721E-25</text:p>
          </table:table-cell>
          <table:table-cell office:value-type="float" office:value="0.564049475294018" calcext:value-type="float">
            <text:p>0.564049475294018</text:p>
          </table:table-cell>
          <table:table-cell office:value-type="float" office:value="2.31122084902619E-018" calcext:value-type="float">
            <text:p>2.31122084902619E-18</text:p>
          </table:table-cell>
          <table:table-cell office:value-type="float" office:value="-2.46193135803699" calcext:value-type="float">
            <text:p>-2.46193135803699</text:p>
          </table:table-cell>
          <table:table-cell office:value-type="float" office:value="0.0146698664627802" calcext:value-type="float">
            <text:p>0.01466986646278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283876433582831" calcext:value-type="float">
            <text:p>-0.283876433582831</text:p>
          </table:table-cell>
          <table:table-cell office:value-type="float" office:value="3.45561545195868E-274" calcext:value-type="float">
            <text:p>3.45561545195868E-274</text:p>
          </table:table-cell>
          <table:table-cell office:value-type="float" office:value="-0.861660079051383" calcext:value-type="float">
            <text:p>-0.861660079051383</text:p>
          </table:table-cell>
          <table:table-cell office:value-type="float" office:value="0.000000128200527843296" calcext:value-type="float">
            <text:p>1.28200527843296E-07</text:p>
          </table:table-cell>
          <table:table-cell office:value-type="float" office:value="-0.325505638518486" calcext:value-type="float">
            <text:p>-0.325505638518486</text:p>
          </table:table-cell>
          <table:table-cell office:value-type="float" office:value="0.000322252694490435" calcext:value-type="float">
            <text:p>0.00032225269449</text:p>
          </table:table-cell>
          <table:table-cell office:value-type="float" office:value="-0.494309649833996" calcext:value-type="float">
            <text:p>-0.494309649833996</text:p>
          </table:table-cell>
          <table:table-cell office:value-type="float" office:value="0.000000012791230402195" calcext:value-type="float">
            <text:p>1.2791230402195E-08</text:p>
          </table:table-cell>
          <table:table-cell office:value-type="float" office:value="0.524788632153842" calcext:value-type="float">
            <text:p>0.524788632153842</text:p>
          </table:table-cell>
          <table:table-cell office:value-type="float" office:value="0.00000000105969858237365" calcext:value-type="float">
            <text:p>1.05969858237365E-09</text:p>
          </table:table-cell>
          <table:table-cell office:value-type="float" office:value="2.12733636645269" calcext:value-type="float">
            <text:p>2.12733636645269</text:p>
          </table:table-cell>
          <table:table-cell office:value-type="float" office:value="0.0355286144426062" calcext:value-type="float">
            <text:p>0.035528614442606</text:p>
          </table:table-cell>
          <table:table-cell office:value-type="float" office:value="-0.648401841812087" calcext:value-type="float">
            <text:p>-0.648401841812087</text:p>
          </table:table-cell>
          <table:table-cell office:value-type="float" office:value="0.000610758939499743" calcext:value-type="float">
            <text:p>0.0006107589395</text:p>
          </table:table-cell>
          <table:table-cell office:value-type="float" office:value="-0.753994712234128" calcext:value-type="float">
            <text:p>-0.753994712234128</text:p>
          </table:table-cell>
          <table:table-cell office:value-type="float" office:value="1.77373785765132E-041" calcext:value-type="float">
            <text:p>1.77373785765132E-41</text:p>
          </table:table-cell>
          <table:table-cell office:value-type="float" office:value="-0.5909953886844" calcext:value-type="float">
            <text:p>-0.5909953886844</text:p>
          </table:table-cell>
          <table:table-cell office:value-type="float" office:value="5.14747155820209E-022" calcext:value-type="float">
            <text:p>5.14747155820209E-22</text:p>
          </table:table-cell>
          <table:table-cell office:value-type="float" office:value="0.592453779015247" calcext:value-type="float">
            <text:p>0.592453779015247</text:p>
          </table:table-cell>
          <table:table-cell office:value-type="float" office:value="3.84950078273648E-022" calcext:value-type="float">
            <text:p>3.84950078273648E-22</text:p>
          </table:table-cell>
          <table:table-cell office:value-type="float" office:value="-4.08085494446396" calcext:value-type="float">
            <text:p>-4.08085494446396</text:p>
          </table:table-cell>
          <table:table-cell office:value-type="float" office:value="0.0000631508938446076" calcext:value-type="float">
            <text:p>6.31508938446076E-0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$2:.B$74])" office:value-type="float" office:value="-0.30005400063634" calcext:value-type="float">
            <text:p>-0.30005400063634</text:p>
          </table:table-cell>
          <table:table-cell table:formula="of:=AVERAGE([.C$2:.C$74])" office:value-type="float" office:value="3.27912266941788E-030" calcext:value-type="float">
            <text:p>3.27912266941788E-30</text:p>
          </table:table-cell>
          <table:table-cell table:formula="of:=AVERAGE([.D$2:.D$74])" office:value-type="float" office:value="-0.939226976474426" calcext:value-type="float">
            <text:p>-0.939226976474426</text:p>
          </table:table-cell>
          <table:table-cell table:formula="of:=AVERAGE([.E$2:.E$74])" office:value-type="float" office:value="0.00113591104086185" calcext:value-type="float">
            <text:p>0.001135911040862</text:p>
          </table:table-cell>
          <table:table-cell table:formula="of:=AVERAGE([.F$2:.F$74])" office:value-type="float" office:value="-0.404936144786712" calcext:value-type="float">
            <text:p>-0.404936144786712</text:p>
          </table:table-cell>
          <table:table-cell table:formula="of:=AVERAGE([.G$2:.G$74])" office:value-type="float" office:value="0.00184026174464905" calcext:value-type="float">
            <text:p>0.001840261744649</text:p>
          </table:table-cell>
          <table:table-cell table:formula="of:=AVERAGE([.H$2:.H$74])" office:value-type="float" office:value="-0.583300443514356" calcext:value-type="float">
            <text:p>-0.583300443514356</text:p>
          </table:table-cell>
          <table:table-cell table:formula="of:=AVERAGE([.I$2:.I$74])" office:value-type="float" office:value="0.00000740957718193328" calcext:value-type="float">
            <text:p>7.40957718193328E-06</text:p>
          </table:table-cell>
          <table:table-cell table:formula="of:=AVERAGE([.J$2:.J$74])" office:value-type="float" office:value="0.507000901046433" calcext:value-type="float">
            <text:p>0.507000901046433</text:p>
          </table:table-cell>
          <table:table-cell table:formula="of:=AVERAGE([.K$2:.K$74])" office:value-type="float" office:value="0.0000228530803123041" calcext:value-type="float">
            <text:p>2.28530803123041E-05</text:p>
          </table:table-cell>
          <table:table-cell table:formula="of:=AVERAGE([.L$2:.L$74])" office:value-type="float" office:value="2.53326618830044" calcext:value-type="float">
            <text:p>2.53326618830044</text:p>
          </table:table-cell>
          <table:table-cell table:formula="of:=AVERAGE([.M$2:.M$74])" office:value-type="float" office:value="0.107586110430581" calcext:value-type="float">
            <text:p>0.107586110430581</text:p>
          </table:table-cell>
          <table:table-cell table:formula="of:=AVERAGE([.N$2:.N$74])" office:value-type="float" office:value="-0.713390761774511" calcext:value-type="float">
            <text:p>-0.713390761774511</text:p>
          </table:table-cell>
          <table:table-cell table:formula="of:=AVERAGE([.O$2:.O$74])" office:value-type="float" office:value="0.00380915159451568" calcext:value-type="float">
            <text:p>0.003809151594516</text:p>
          </table:table-cell>
          <table:table-cell table:formula="of:=AVERAGE([.P$2:.P$74])" office:value-type="float" office:value="-0.755240987569642" calcext:value-type="float">
            <text:p>-0.755240987569642</text:p>
          </table:table-cell>
          <table:table-cell table:formula="of:=AVERAGE([.Q$2:.Q$74])" office:value-type="float" office:value="2.71724554489941E-030" calcext:value-type="float">
            <text:p>2.71724554489941E-30</text:p>
          </table:table-cell>
          <table:table-cell table:formula="of:=AVERAGE([.R$2:.R$74])" office:value-type="float" office:value="-0.616888638259565" calcext:value-type="float">
            <text:p>-0.616888638259565</text:p>
          </table:table-cell>
          <table:table-cell table:formula="of:=AVERAGE([.S$2:.S$74])" office:value-type="float" office:value="0.00000312436340967286" calcext:value-type="float">
            <text:p>3.12436340967286E-06</text:p>
          </table:table-cell>
          <table:table-cell table:formula="of:=AVERAGE([.T$2:.T$74])" office:value-type="float" office:value="0.520395692322801" calcext:value-type="float">
            <text:p>0.520395692322801</text:p>
          </table:table-cell>
          <table:table-cell table:formula="of:=AVERAGE([.U$2:.U$74])" office:value-type="float" office:value="0.0000141005446434444" calcext:value-type="float">
            <text:p>1.41005446434444E-05</text:p>
          </table:table-cell>
          <table:table-cell table:formula="of:=AVERAGE([.V$2:.V$74])" office:value-type="float" office:value="-3.47261075055353" calcext:value-type="float">
            <text:p>-3.47261075055353</text:p>
          </table:table-cell>
          <table:table-cell table:formula="of:=AVERAGE([.W$2:.W$74])" office:value-type="float" office:value="0.0692502405139584" calcext:value-type="float">
            <text:p>0.06925024051395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74])" office:value-type="float" office:value="-0.303494046061854" calcext:value-type="float">
            <text:p>-0.303494046061854</text:p>
          </table:table-cell>
          <table:table-cell table:formula="of:=MEDIAN([.C$2:.C$74])" office:value-type="float" office:value="4.78044751370483E-269" calcext:value-type="float">
            <text:p>4.78044751370483E-269</text:p>
          </table:table-cell>
          <table:table-cell table:formula="of:=MEDIAN([.D$2:.D$74])" office:value-type="float" office:value="-0.964912280701754" calcext:value-type="float">
            <text:p>-0.964912280701754</text:p>
          </table:table-cell>
          <table:table-cell table:formula="of:=MEDIAN([.E$2:.E$74])" office:value-type="float" office:value="0.0000000000475686258097978" calcext:value-type="float">
            <text:p>4.75686258097978E-11</text:p>
          </table:table-cell>
          <table:table-cell table:formula="of:=MEDIAN([.F$2:.F$74])" office:value-type="float" office:value="-0.41459975411543" calcext:value-type="float">
            <text:p>-0.41459975411543</text:p>
          </table:table-cell>
          <table:table-cell table:formula="of:=MEDIAN([.G$2:.G$74])" office:value-type="float" office:value="0.00000322047752148453" calcext:value-type="float">
            <text:p>3.22047752148453E-06</text:p>
          </table:table-cell>
          <table:table-cell table:formula="of:=MEDIAN([.H$2:.H$74])" office:value-type="float" office:value="-0.592096562891289" calcext:value-type="float">
            <text:p>-0.592096562891289</text:p>
          </table:table-cell>
          <table:table-cell table:formula="of:=MEDIAN([.I$2:.I$74])" office:value-type="float" office:value="0.00000000000126924820812482" calcext:value-type="float">
            <text:p>1.26924820812482E-12</text:p>
          </table:table-cell>
          <table:table-cell table:formula="of:=MEDIAN([.J$2:.J$74])" office:value-type="float" office:value="0.516018137245612" calcext:value-type="float">
            <text:p>0.516018137245612</text:p>
          </table:table-cell>
          <table:table-cell table:formula="of:=MEDIAN([.K$2:.K$74])" office:value-type="float" office:value="0.00000000112114015084815" calcext:value-type="float">
            <text:p>1.12114015084815E-09</text:p>
          </table:table-cell>
          <table:table-cell table:formula="of:=MEDIAN([.L$2:.L$74])" office:value-type="float" office:value="2.29696218372022" calcext:value-type="float">
            <text:p>2.29696218372022</text:p>
          </table:table-cell>
          <table:table-cell table:formula="of:=MEDIAN([.M$2:.M$74])" office:value-type="float" office:value="0.0232978789639159" calcext:value-type="float">
            <text:p>0.023297878963916</text:p>
          </table:table-cell>
          <table:table-cell table:formula="of:=MEDIAN([.N$2:.N$74])" office:value-type="float" office:value="-0.733770804609042" calcext:value-type="float">
            <text:p>-0.733770804609042</text:p>
          </table:table-cell>
          <table:table-cell table:formula="of:=MEDIAN([.O$2:.O$74])" office:value-type="float" office:value="0.0000962133359317431" calcext:value-type="float">
            <text:p>9.62133359317431E-05</text:p>
          </table:table-cell>
          <table:table-cell table:formula="of:=MEDIAN([.P$2:.P$74])" office:value-type="float" office:value="-0.758373890316956" calcext:value-type="float">
            <text:p>-0.758373890316956</text:p>
          </table:table-cell>
          <table:table-cell table:formula="of:=MEDIAN([.Q$2:.Q$74])" office:value-type="float" office:value="3.59936586110494E-049" calcext:value-type="float">
            <text:p>3.59936586110494E-49</text:p>
          </table:table-cell>
          <table:table-cell table:formula="of:=MEDIAN([.R$2:.R$74])" office:value-type="float" office:value="-0.614838304334637" calcext:value-type="float">
            <text:p>-0.614838304334637</text:p>
          </table:table-cell>
          <table:table-cell table:formula="of:=MEDIAN([.S$2:.S$74])" office:value-type="float" office:value="6.69668027675534E-029" calcext:value-type="float">
            <text:p>6.69668027675534E-29</text:p>
          </table:table-cell>
          <table:table-cell table:formula="of:=MEDIAN([.T$2:.T$74])" office:value-type="float" office:value="0.530783108355278" calcext:value-type="float">
            <text:p>0.530783108355278</text:p>
          </table:table-cell>
          <table:table-cell table:formula="of:=MEDIAN([.U$2:.U$74])" office:value-type="float" office:value="3.16186607214117E-019" calcext:value-type="float">
            <text:p>3.16186607214117E-19</text:p>
          </table:table-cell>
          <table:table-cell table:formula="of:=MEDIAN([.V$2:.V$74])" office:value-type="float" office:value="-3.50425492295937" calcext:value-type="float">
            <text:p>-3.50425492295937</text:p>
          </table:table-cell>
          <table:table-cell table:formula="of:=MEDIAN([.W$2:.W$74])" office:value-type="float" office:value="0.000539993212997385" calcext:value-type="float">
            <text:p>0.0005399932129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74])" office:value-type="float" office:value="-0.406653459013857" calcext:value-type="float">
            <text:p>-0.406653459013857</text:p>
          </table:table-cell>
          <table:table-cell table:formula="of:=MIN([.C$2:.C$74])" office:value-type="float" office:value="0" calcext:value-type="float">
            <text:p>0</text:p>
          </table:table-cell>
          <table:table-cell table:formula="of:=MIN([.D$2:.D$74])" office:value-type="float" office:value="-0.997936016511868" calcext:value-type="float">
            <text:p>-0.997936016511868</text:p>
          </table:table-cell>
          <table:table-cell table:formula="of:=MIN([.E$2:.E$74])" office:value-type="float" office:value="6.65194990320579E-025" calcext:value-type="float">
            <text:p>6.65194990320579E-25</text:p>
          </table:table-cell>
          <table:table-cell table:formula="of:=MIN([.F$2:.F$74])" office:value-type="float" office:value="-0.564766698855609" calcext:value-type="float">
            <text:p>-0.564766698855609</text:p>
          </table:table-cell>
          <table:table-cell table:formula="of:=MIN([.G$2:.G$74])" office:value-type="float" office:value="0.00000000000381832332230415" calcext:value-type="float">
            <text:p>3.81832332230415E-12</text:p>
          </table:table-cell>
          <table:table-cell table:formula="of:=MIN([.H$2:.H$74])" office:value-type="float" office:value="-0.770308402779907" calcext:value-type="float">
            <text:p>-0.770308402779907</text:p>
          </table:table-cell>
          <table:table-cell table:formula="of:=MIN([.I$2:.I$74])" office:value-type="float" office:value="2.19360081113259E-026" calcext:value-type="float">
            <text:p>2.19360081113259E-26</text:p>
          </table:table-cell>
          <table:table-cell table:formula="of:=MIN([.J$2:.J$74])" office:value-type="float" office:value="0.28238862195501" calcext:value-type="float">
            <text:p>0.28238862195501</text:p>
          </table:table-cell>
          <table:table-cell table:formula="of:=MIN([.K$2:.K$74])" office:value-type="float" office:value="4.68872324586383E-022" calcext:value-type="float">
            <text:p>4.68872324586383E-22</text:p>
          </table:table-cell>
          <table:table-cell table:formula="of:=MIN([.L$2:.L$74])" office:value-type="float" office:value="-1.07289486319797" calcext:value-type="float">
            <text:p>-1.07289486319797</text:p>
          </table:table-cell>
          <table:table-cell table:formula="of:=MIN([.M$2:.M$74])" office:value-type="float" office:value="0.000000000127859011661282" calcext:value-type="float">
            <text:p>1.27859011661282E-10</text:p>
          </table:table-cell>
          <table:table-cell table:formula="of:=MIN([.N$2:.N$74])" office:value-type="float" office:value="-0.842576216755417" calcext:value-type="float">
            <text:p>-0.842576216755417</text:p>
          </table:table-cell>
          <table:table-cell table:formula="of:=MIN([.O$2:.O$74])" office:value-type="float" office:value="0.00000000011615104949723" calcext:value-type="float">
            <text:p>1.1615104949723E-10</text:p>
          </table:table-cell>
          <table:table-cell table:formula="of:=MIN([.P$2:.P$74])" office:value-type="float" office:value="-0.815602846574969" calcext:value-type="float">
            <text:p>-0.815602846574969</text:p>
          </table:table-cell>
          <table:table-cell table:formula="of:=MIN([.Q$2:.Q$74])" office:value-type="float" office:value="3.85958296266989E-063" calcext:value-type="float">
            <text:p>3.85958296266989E-63</text:p>
          </table:table-cell>
          <table:table-cell table:formula="of:=MIN([.R$2:.R$74])" office:value-type="float" office:value="-0.802003401225691" calcext:value-type="float">
            <text:p>-0.802003401225691</text:p>
          </table:table-cell>
          <table:table-cell table:formula="of:=MIN([.S$2:.S$74])" office:value-type="float" office:value="1.04025674717401E-052" calcext:value-type="float">
            <text:p>1.04025674717401E-52</text:p>
          </table:table-cell>
          <table:table-cell table:formula="of:=MIN([.T$2:.T$74])" office:value-type="float" office:value="0.178296185320344" calcext:value-type="float">
            <text:p>0.178296185320344</text:p>
          </table:table-cell>
          <table:table-cell table:formula="of:=MIN([.U$2:.U$74])" office:value-type="float" office:value="1.4674210944414E-033" calcext:value-type="float">
            <text:p>1.4674210944414E-33</text:p>
          </table:table-cell>
          <table:table-cell table:formula="of:=MIN([.V$2:.V$74])" office:value-type="float" office:value="-10.1897731462999" calcext:value-type="float">
            <text:p>-10.1897731462999</text:p>
          </table:table-cell>
          <table:table-cell table:formula="of:=MIN([.W$2:.W$74])" office:value-type="float" office:value="2.10386327445433E-021" calcext:value-type="float">
            <text:p>2.10386327445433E-2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74])" office:value-type="float" office:value="-0.196000639622632" calcext:value-type="float">
            <text:p>-0.196000639622632</text:p>
          </table:table-cell>
          <table:table-cell table:formula="of:=MAX([.C$2:.C$74])" office:value-type="float" office:value="2.39375954867505E-028" calcext:value-type="float">
            <text:p>2.39375954867505E-28</text:p>
          </table:table-cell>
          <table:table-cell table:formula="of:=MAX([.D$2:.D$74])" office:value-type="float" office:value="-0.546698457093846" calcext:value-type="float">
            <text:p>-0.546698457093846</text:p>
          </table:table-cell>
          <table:table-cell table:formula="of:=MAX([.E$2:.E$74])" office:value-type="float" office:value="0.0818123480865216" calcext:value-type="float">
            <text:p>0.081812348086522</text:p>
          </table:table-cell>
          <table:table-cell table:formula="of:=MAX([.F$2:.F$74])" office:value-type="float" office:value="-0.150554423181407" calcext:value-type="float">
            <text:p>-0.150554423181407</text:p>
          </table:table-cell>
          <table:table-cell table:formula="of:=MAX([.G$2:.G$74])" office:value-type="float" office:value="0.105176440326526" calcext:value-type="float">
            <text:p>0.105176440326526</text:p>
          </table:table-cell>
          <table:table-cell table:formula="of:=MAX([.H$2:.H$74])" office:value-type="float" office:value="-0.277750163202951" calcext:value-type="float">
            <text:p>-0.277750163202951</text:p>
          </table:table-cell>
          <table:table-cell table:formula="of:=MAX([.I$2:.I$74])" office:value-type="float" office:value="0.000447213737004302" calcext:value-type="float">
            <text:p>0.000447213737004</text:p>
          </table:table-cell>
          <table:table-cell table:formula="of:=MAX([.J$2:.J$74])" office:value-type="float" office:value="0.720095369605483" calcext:value-type="float">
            <text:p>0.720095369605483</text:p>
          </table:table-cell>
          <table:table-cell table:formula="of:=MAX([.K$2:.K$74])" office:value-type="float" office:value="0.000661939942302394" calcext:value-type="float">
            <text:p>0.000661939942302</text:p>
          </table:table-cell>
          <table:table-cell table:formula="of:=MAX([.L$2:.L$74])" office:value-type="float" office:value="7.07707054275592" calcext:value-type="float">
            <text:p>7.07707054275592</text:p>
          </table:table-cell>
          <table:table-cell table:formula="of:=MAX([.M$2:.M$74])" office:value-type="float" office:value="0.977365424443683" calcext:value-type="float">
            <text:p>0.977365424443683</text:p>
          </table:table-cell>
          <table:table-cell table:formula="of:=MAX([.N$2:.N$74])" office:value-type="float" office:value="-0.411339828751965" calcext:value-type="float">
            <text:p>-0.411339828751965</text:p>
          </table:table-cell>
          <table:table-cell table:formula="of:=MAX([.O$2:.O$74])" office:value-type="float" office:value="0.143956455667736" calcext:value-type="float">
            <text:p>0.143956455667736</text:p>
          </table:table-cell>
          <table:table-cell table:formula="of:=MAX([.P$2:.P$74])" office:value-type="float" office:value="-0.668842370640558" calcext:value-type="float">
            <text:p>-0.668842370640558</text:p>
          </table:table-cell>
          <table:table-cell table:formula="of:=MAX([.Q$2:.Q$74])" office:value-type="float" office:value="1.98358922682441E-028" calcext:value-type="float">
            <text:p>1.98358922682441E-28</text:p>
          </table:table-cell>
          <table:table-cell table:formula="of:=MAX([.R$2:.R$74])" office:value-type="float" office:value="-0.199784954904114" calcext:value-type="float">
            <text:p>-0.199784954904114</text:p>
          </table:table-cell>
          <table:table-cell table:formula="of:=MAX([.S$2:.S$74])" office:value-type="float" office:value="0.000228078514342103" calcext:value-type="float">
            <text:p>0.000228078514342</text:p>
          </table:table-cell>
          <table:table-cell table:formula="of:=MAX([.T$2:.T$74])" office:value-type="float" office:value="0.688852726570837" calcext:value-type="float">
            <text:p>0.688852726570837</text:p>
          </table:table-cell>
          <table:table-cell table:formula="of:=MAX([.U$2:.U$74])" office:value-type="float" office:value="0.00102933829994754" calcext:value-type="float">
            <text:p>0.001029338299948</text:p>
          </table:table-cell>
          <table:table-cell table:formula="of:=MAX([.V$2:.V$74])" office:value-type="float" office:value="1.70405312968073" calcext:value-type="float">
            <text:p>1.70405312968073</text:p>
          </table:table-cell>
          <table:table-cell table:formula="of:=MAX([.W$2:.W$74])" office:value-type="float" office:value="0.661062049478145" calcext:value-type="float">
            <text:p>0.661062049478145</text:p>
          </table:table-cell>
        </table:table-row>
        <table:table-row table:style-name="ro1">
          <table:table-cell office:value-type="string" calcext:value-type="string">
            <text:p>MinLabel</text:p>
          </table:table-cell>
          <table:table-cell table:formula="of:=INDIRECT(ADDRESS(MATCH([.B$78];[.B$2:.B$74];-1)+1;1))" office:value-type="string" office:string-value="Swahili" calcext:value-type="string">
            <text:p>Swahili</text:p>
          </table:table-cell>
          <table:table-cell table:formula="of:=INDIRECT(ADDRESS(MATCH([.C$78];[.C$2:.C$74];-1)+1;1))" office:value-type="string" office:string-value="Somali" calcext:value-type="string">
            <text:p>Somali</text:p>
          </table:table-cell>
          <table:table-cell table:formula="of:=INDIRECT(ADDRESS(MATCH([.D$78];[.D$2:.D$74];-1)+1;1))" office:value-type="string" office:string-value="Latin" calcext:value-type="string">
            <text:p>Latin</text:p>
          </table:table-cell>
          <table:table-cell table:formula="of:=INDIRECT(ADDRESS(MATCH([.E$78];[.E$2:.E$74];-1)+1;1))" office:value-type="string" office:string-value="Campa (Axininca)" calcext:value-type="string">
            <text:p>Campa (Axininca)</text:p>
          </table:table-cell>
          <table:table-cell table:formula="of:=INDIRECT(ADDRESS(MATCH([.F$78];[.F$2:.F$74];-1)+1;1))" office:value-type="string" office:string-value="Portuguese" calcext:value-type="string">
            <text:p>Portuguese</text:p>
          </table:table-cell>
          <table:table-cell table:formula="of:=INDIRECT(ADDRESS(MATCH([.G$78];[.G$2:.G$74];-1)+1;1))" office:value-type="string" office:string-value="Portuguese" calcext:value-type="string">
            <text:p>Portuguese</text:p>
          </table:table-cell>
          <table:table-cell table:formula="of:=INDIRECT(ADDRESS(MATCH([.H$78];[.H$2:.H$74];-1)+1;1))" office:value-type="string" office:string-value="Portuguese" calcext:value-type="string">
            <text:p>Portuguese</text:p>
          </table:table-cell>
          <table:table-cell table:formula="of:=INDIRECT(ADDRESS(MATCH([.I$78];[.I$2:.I$74];-1)+1;1))" office:value-type="string" office:string-value="Portuguese" calcext:value-type="string">
            <text:p>Portuguese</text:p>
          </table:table-cell>
          <table:table-cell table:formula="of:=INDIRECT(ADDRESS(MATCH([.J$78];[.J$2:.J$74];-1)+1;1))" office:value-type="string" office:string-value="Uspanteco" calcext:value-type="string">
            <text:p>Uspanteco</text:p>
          </table:table-cell>
          <table:table-cell table:formula="of:=INDIRECT(ADDRESS(MATCH([.K$78];[.K$2:.K$74];-1)+1;1))" office:value-type="string" office:string-value="Swedish" calcext:value-type="string">
            <text:p>Swedish</text:p>
          </table:table-cell>
          <table:table-cell table:formula="of:=INDIRECT(ADDRESS(MATCH([.L$78];[.L$2:.L$74];-1)+1;1))" office:value-type="string" office:string-value="Vietnamese" calcext:value-type="string">
            <text:p>Vietnamese</text:p>
          </table:table-cell>
          <table:table-cell table:formula="of:=INDIRECT(ADDRESS(MATCH([.M$78];[.M$2:.M$74];-1)+1;1))" office:value-type="string" office:string-value="Slovak" calcext:value-type="string">
            <text:p>Slovak</text:p>
          </table:table-cell>
          <table:table-cell table:formula="of:=INDIRECT(ADDRESS(MATCH([.N$78];[.N$2:.N$74];-1)+1;1))" office:value-type="string" office:string-value="Cebuano" calcext:value-type="string">
            <text:p>Cebuano</text:p>
          </table:table-cell>
          <table:table-cell table:formula="of:=INDIRECT(ADDRESS(MATCH([.O$78];[.O$2:.O$74];-1)+1;1))" office:value-type="string" office:string-value="Cebuano" calcext:value-type="string">
            <text:p>Cebuano</text:p>
          </table:table-cell>
          <table:table-cell table:formula="of:=INDIRECT(ADDRESS(MATCH([.P$78];[.P$2:.P$74];-1)+1;1))" office:value-type="string" office:string-value="Tachelhit" calcext:value-type="string">
            <text:p>Tachelhit</text:p>
          </table:table-cell>
          <table:table-cell table:formula="of:=INDIRECT(ADDRESS(MATCH([.Q$78];[.Q$2:.Q$74];-1)+1;1))" office:value-type="string" office:string-value="Cakchiquel" calcext:value-type="string">
            <text:p>Cakchiquel</text:p>
          </table:table-cell>
          <table:table-cell table:formula="of:=INDIRECT(ADDRESS(MATCH([.R$78];[.R$2:.R$74];-1)+1;1))" office:value-type="string" office:string-value="Croatian" calcext:value-type="string">
            <text:p>Croatian</text:p>
          </table:table-cell>
          <table:table-cell table:formula="of:=INDIRECT(ADDRESS(MATCH([.S$78];[.S$2:.S$74];-1)+1;1))" office:value-type="string" office:string-value="Croatian" calcext:value-type="string">
            <text:p>Croatian</text:p>
          </table:table-cell>
          <table:table-cell table:formula="of:=INDIRECT(ADDRESS(MATCH([.T$78];[.T$2:.T$74];-1)+1;1))" office:value-type="string" office:string-value="Vietnamese" calcext:value-type="string">
            <text:p>Vietnamese</text:p>
          </table:table-cell>
          <table:table-cell table:formula="of:=INDIRECT(ADDRESS(MATCH([.U$78];[.U$2:.U$74];-1)+1;1))" office:value-type="string" office:string-value="Croatian" calcext:value-type="string">
            <text:p>Croatian</text:p>
          </table:table-cell>
          <table:table-cell table:formula="of:=INDIRECT(ADDRESS(MATCH([.V$78];[.V$2:.V$74];-1)+1;1))" office:value-type="string" office:string-value="Vietnamese" calcext:value-type="string">
            <text:p>Vietnamese</text:p>
          </table:table-cell>
          <table:table-cell table:formula="of:=INDIRECT(ADDRESS(MATCH([.W$78];[.W$2:.W$74];-1)+1;1))" office:value-type="string" office:string-value="Vietnamese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MaxLabel</text:p>
          </table:table-cell>
          <table:table-cell table:formula="of:=INDIRECT(ADDRESS(MATCH([.B$79];[.B$2:.B$74];1)+1;1))" office:value-type="string" office:string-value="Vietnamese" calcext:value-type="string">
            <text:p>Vietnamese</text:p>
          </table:table-cell>
          <table:table-cell table:formula="of:=INDIRECT(ADDRESS(MATCH([.C$79];[.C$2:.C$74];1)+1;1))" office:value-type="string" office:string-value="Vietnamese" calcext:value-type="string">
            <text:p>Vietnamese</text:p>
          </table:table-cell>
          <table:table-cell table:formula="of:=INDIRECT(ADDRESS(MATCH([.D$79];[.D$2:.D$74];1)+1;1))" office:value-type="string" office:string-value="Hebrew" calcext:value-type="string">
            <text:p>Hebrew</text:p>
          </table:table-cell>
          <table:table-cell table:formula="of:=INDIRECT(ADDRESS(MATCH([.E$79];[.E$2:.E$74];1)+1;1))" office:value-type="string" office:string-value="Hebrew" calcext:value-type="string">
            <text:p>Hebrew</text:p>
          </table:table-cell>
          <table:table-cell table:formula="of:=INDIRECT(ADDRESS(MATCH([.F$79];[.F$2:.F$74];1)+1;1))" office:value-type="string" office:string-value="Slovak" calcext:value-type="string">
            <text:p>Slovak</text:p>
          </table:table-cell>
          <table:table-cell table:formula="of:=INDIRECT(ADDRESS(MATCH([.G$79];[.G$2:.G$74];1)+1;1))" office:value-type="string" office:string-value="Slovak" calcext:value-type="string">
            <text:p>Slovak</text:p>
          </table:table-cell>
          <table:table-cell table:formula="of:=INDIRECT(ADDRESS(MATCH([.H$79];[.H$2:.H$74];1)+1;1))" office:value-type="string" office:string-value="Vietnamese" calcext:value-type="string">
            <text:p>Vietnamese</text:p>
          </table:table-cell>
          <table:table-cell table:formula="of:=INDIRECT(ADDRESS(MATCH([.I$79];[.I$2:.I$74];1)+1;1))" office:value-type="string" office:string-value="Vietnamese" calcext:value-type="string">
            <text:p>Vietnamese</text:p>
          </table:table-cell>
          <table:table-cell table:formula="of:=INDIRECT(ADDRESS(MATCH([.J$79];[.J$2:.J$74];1)+1;1))" office:value-type="string" office:string-value="Swedish" calcext:value-type="string">
            <text:p>Swedish</text:p>
          </table:table-cell>
          <table:table-cell table:formula="of:=INDIRECT(ADDRESS(MATCH([.K$79];[.K$2:.K$74];1)+1;1))" office:value-type="string" office:string-value="Uspanteco" calcext:value-type="string">
            <text:p>Uspanteco</text:p>
          </table:table-cell>
          <table:table-cell table:formula="of:=INDIRECT(ADDRESS(MATCH([.L$79];[.L$2:.L$74];1)+1;1))" office:value-type="string" office:string-value="Slovak" calcext:value-type="string">
            <text:p>Slovak</text:p>
          </table:table-cell>
          <table:table-cell table:formula="of:=INDIRECT(ADDRESS(MATCH([.M$79];[.M$2:.M$74];1)+1;1))" office:value-type="string" office:string-value="Barasana" calcext:value-type="string">
            <text:p>Barasana</text:p>
          </table:table-cell>
          <table:table-cell table:formula="of:=INDIRECT(ADDRESS(MATCH([.N$79];[.N$2:.N$74];1)+1;1))" office:value-type="string" office:string-value="Hebrew" calcext:value-type="string">
            <text:p>Hebrew</text:p>
          </table:table-cell>
          <table:table-cell table:formula="of:=INDIRECT(ADDRESS(MATCH([.O$79];[.O$2:.O$74];1)+1;1))" office:value-type="string" office:string-value="Hebrew" calcext:value-type="string">
            <text:p>Hebrew</text:p>
          </table:table-cell>
          <table:table-cell table:formula="of:=INDIRECT(ADDRESS(MATCH([.P$79];[.P$2:.P$74];1)+1;1))" office:value-type="string" office:string-value="Aukan" calcext:value-type="string">
            <text:p>Aukan</text:p>
          </table:table-cell>
          <table:table-cell table:formula="of:=INDIRECT(ADDRESS(MATCH([.Q$79];[.Q$2:.Q$74];1)+1;1))" office:value-type="string" office:string-value="Zulu" calcext:value-type="string">
            <text:p>Zulu</text:p>
          </table:table-cell>
          <table:table-cell table:formula="of:=INDIRECT(ADDRESS(MATCH([.R$79];[.R$2:.R$74];1)+1;1))" office:value-type="string" office:string-value="Vietnamese" calcext:value-type="string">
            <text:p>Vietnamese</text:p>
          </table:table-cell>
          <table:table-cell table:formula="of:=INDIRECT(ADDRESS(MATCH([.S$79];[.S$2:.S$74];1)+1;1))" office:value-type="string" office:string-value="Vietnamese" calcext:value-type="string">
            <text:p>Vietnamese</text:p>
          </table:table-cell>
          <table:table-cell table:formula="of:=INDIRECT(ADDRESS(MATCH([.T$79];[.T$2:.T$74];1)+1;1))" office:value-type="string" office:string-value="Croatian" calcext:value-type="string">
            <text:p>Croatian</text:p>
          </table:table-cell>
          <table:table-cell table:formula="of:=INDIRECT(ADDRESS(MATCH([.U$79];[.U$2:.U$74];1)+1;1))" office:value-type="string" office:string-value="Vietnamese" calcext:value-type="string">
            <text:p>Vietnamese</text:p>
          </table:table-cell>
          <table:table-cell table:formula="of:=INDIRECT(ADDRESS(MATCH([.V$79];[.V$2:.V$74];1)+1;1))" office:value-type="string" office:string-value="Croatian" calcext:value-type="string">
            <text:p>Croatian</text:p>
          </table:table-cell>
          <table:table-cell table:formula="of:=INDIRECT(ADDRESS(MATCH([.W$79];[.W$2:.W$74];1)+1;1))" office:value-type="string" office:string-value="French" calcext:value-type="string">
            <text:p>French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31.2pt" svg:height="573.73pt" svg:x="0pt" svg:y="0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31.2pt" svg:height="574.5pt" svg:x="0pt" svg:y="0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29.62pt" svg:height="575.21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31.97pt" svg:height="576.71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30.41pt" svg:height="574.47pt" svg:x="0.03pt" svg:y="0.03pt">
            <loext:p draw:notify-on-update-of-ranges="spearman_cors.A2:spearman_cors.A74 spearman_cors.N2:spearman_cors.N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P2:spearman_cors.P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R2:spearman_cors.R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30.52pt" svg:height="575.21pt" svg:x="0.03pt" svg:y="0.03pt">
            <loext:p draw:notify-on-update-of-ranges="spearman_cors.A2:spearman_cors.A74 spearman_cors.T2:spearman_cors.T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NOVAR0" table:style-name="ta1">
        <table:shapes>
          <draw:frame draw:z-index="0" draw:style-name="gr1" draw:text-style-name="P1" svg:width="829.42pt" svg:height="572.74pt" svg:x="0.03pt" svg:y="0.03pt">
            <loext:p draw:notify-on-update-of-ranges="spearman_cors.A2:spearman_cors.A74 spearman_cors.L2:spearman_cors.L7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p_Freq_VarStrLen_MeanStrLen_VAR0" table:style-name="ta1">
        <table:shapes>
          <draw:frame draw:z-index="0" draw:style-name="gr1" draw:text-style-name="P1" svg:width="830.72pt" svg:height="572.12pt" svg:x="0.03pt" svg:y="0.03pt">
            <loext:p draw:notify-on-update-of-ranges="spearman_cors.A2:spearman_cors.A74 spearman_cors.V2:spearman_cors.V7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3:23:42.764872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00:18:05.136343030</dc:date>
    <meta:editing-duration>PT1H4M12S</meta:editing-duration>
    <meta:editing-cycles>13</meta:editing-cycles>
    <meta:generator>LibreOffice/5.3.1.2$Linux_X86_64 LibreOffice_project/30m0$Build-2</meta:generator>
    <meta:document-statistic meta:table-count="11" meta:cell-count="183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41cm" xlink:href=".." xlink:type="simple" chart:class="chart:line" chart:style-name="ch1">
        <chart:title svg:x="9.918cm" svg:y="0.539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36cm" svg:y="1.728cm" svg:width="27.202cm" svg:height="17.189cm">
          <chartooo:coordinate-region svg:x="2.447cm" svg:y="1.916cm" svg:width="26.156cm" svg:height="16.813cm"/>
          <chart:axis chart:dimension="x" chart:name="primary-x" chart:style-name="ch4" chartooo:axis-type="auto">
            <chartooo:date-scale/>
            <chart:title svg:x="13.357cm" svg:y="19.32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63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993506493506493">
                <text:p>-0.993506493506493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965413533834586">
                <text:p>-0.965413533834586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96660957714228">
                <text:p>-0.9666095771422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936990391836812">
                <text:p>-0.936990391836812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980518811183982">
                <text:p>-0.98051881118398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14705882352941">
                <text:p>-0.81470588235294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925889328063241">
                <text:p>-0.92588932806324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968421052631579">
                <text:p>-0.96842105263157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957894736842105">
                <text:p>-0.95789473684210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54545454545455">
                <text:p>-0.85454545454545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91965811965812">
                <text:p>-0.89196581196581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973386022606421">
                <text:p>-0.97338602260642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947368421052632">
                <text:p>-0.94736842105263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951142748745635">
                <text:p>-0.95114274874563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969508752117448">
                <text:p>-0.96950875211744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909313725490196">
                <text:p>-0.9093137254901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968137254901961">
                <text:p>-0.96813725490196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983162995023326">
                <text:p>-0.98316299502332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981424148606811">
                <text:p>-0.98142414860681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991223673652919">
                <text:p>-0.99122367365291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944117647058823">
                <text:p>-0.94411764705882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933834586466165">
                <text:p>-0.93383458646616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950375939849624">
                <text:p>-0.95037593984962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928571428571428">
                <text:p>-0.92857142857142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94858879582559">
                <text:p>-0.79485887958255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979411764705882">
                <text:p>-0.97941176470588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974283364828432">
                <text:p>-0.97428336482843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969924812030075">
                <text:p>-0.96992481203007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985552115583075">
                <text:p>-0.98555211558307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992982456140351">
                <text:p>-0.99298245614035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874657909140668">
                <text:p>-0.87465790914066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907792207792208">
                <text:p>-0.90779220779220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03921568627451">
                <text:p>-0.80392156862745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975438596491228">
                <text:p>-0.97543859649122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975490196078431">
                <text:p>-0.97549019607843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962848297213622">
                <text:p>-0.96284829721362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943471490487542">
                <text:p>-0.94347149048754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925152656736676">
                <text:p>-0.92515265673667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975232198142415">
                <text:p>-0.97523219814241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972932330827068">
                <text:p>-0.97293233082706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936018237090084">
                <text:p>-0.93601823709008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953298768909921">
                <text:p>-0.95329876890992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94805194805195">
                <text:p>-0.89480519480519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977443609022556">
                <text:p>-0.97744360902255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905263157894737">
                <text:p>-0.90526315789473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972159793640826">
                <text:p>-0.97215979364082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698457093846">
                <text:p>-0.54669845709384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93006993006993">
                <text:p>-0.99300699300699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97673409571425">
                <text:p>-0.97673409571425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986570774372395">
                <text:p>-0.98657077437239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973168214654283">
                <text:p>-0.97316821465428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959486166007905">
                <text:p>-0.95948616600790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99642788598033">
                <text:p>-0.89964278859803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996491228070175">
                <text:p>-0.99649122807017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982352941176471">
                <text:p>-0.98235294117647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950980392156863">
                <text:p>-0.95098039215686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970588235294117">
                <text:p>-0.97058823529411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967857142857143">
                <text:p>-0.96785714285714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9967159277504">
                <text:p>-0.779967159277504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997936016511868">
                <text:p>-0.99793601651186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970588235294118">
                <text:p>-0.970588235294118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97399723074298">
                <text:p>-0.9739972307429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94164631274013">
                <text:p>-0.89416463127401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11274509803922">
                <text:p>-0.811274509803922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955823319079594">
                <text:p>-0.95582331907959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912373137105383">
                <text:p>-0.91237313710538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99317965614902">
                <text:p>-0.9931796561490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61660079051383">
                <text:p>-0.861660079051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07cm" svg:height="20.184cm" xlink:href=".." xlink:type="simple" chart:class="chart:line" chart:style-name="ch1">
        <chart:title svg:x="11.235cm" svg:y="0.538cm" chart:style-name="ch2">
          <text:p>Undefined Variances go to Zero</text:p>
        </chart:title>
        <chart:plot-area chart:style-name="ch3" table:cell-range-address="spearman_cors.A2:spearman_cors.A74 spearman_cors.V2:spearman_cors.V74" chart:data-source-has-labels="column" svg:x="1.536cm" svg:y="1.726cm" svg:width="27.185cm" svg:height="17.135cm">
          <chartooo:coordinate-region svg:x="2.447cm" svg:y="1.914cm" svg:width="26.139cm" svg:height="16.759cm"/>
          <chart:axis chart:dimension="x" chart:name="primary-x" chart:style-name="ch4" chartooo:axis-type="auto">
            <chartooo:date-scale/>
            <chart:title svg:x="13.348cm" svg:y="19.265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69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V2:spearman_cors.V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3.526637072661">
                <text:p>-3.526637072661</text:p>
                <draw:g>
                  <svg:desc>spearman_cors.V2:spearman_cors.V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5.81346125533383">
                <text:p>-5.8134612553338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2.11933140008363">
                <text:p>-2.1193314000836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7.18651550783739">
                <text:p>-7.1865155078373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4.72955369869215">
                <text:p>-4.7295536986921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3.79565375070618">
                <text:p>-3.7956537507061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3.11271102338433">
                <text:p>-3.1127110233843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2.21311517393949">
                <text:p>-2.2131151739394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4.59149443723212">
                <text:p>-4.59149443723212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5.05274274592388">
                <text:p>-5.0527427459238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10.1897731462999">
                <text:p>-10.1897731462999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5.6206059286218">
                <text:p>-5.620605928621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3.29588981291612">
                <text:p>-3.2958898129161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4.82919939389942">
                <text:p>-4.8291993938994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5.40070658453495">
                <text:p>-5.4007065845349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3.11566317826183">
                <text:p>-3.1156631782618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1.17552278178107">
                <text:p>-1.17552278178107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39161288397448">
                <text:p>-0.53916128839744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572227010337771">
                <text:p>-0.57222701033777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7.15773866788473">
                <text:p>-7.1577386678847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1.06263059198903">
                <text:p>-1.06263059198903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1.19738274713628">
                <text:p>-1.1973827471362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2.85278845157441">
                <text:p>-2.8527884515744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3.14584265697745">
                <text:p>-3.1458426569774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5.97702303105971">
                <text:p>-5.97702303105971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2.59710407758378">
                <text:p>-2.5971040775837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4.09275676620461">
                <text:p>-4.0927567662046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2.48417000566113">
                <text:p>-2.4841700056611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3.98738636475692">
                <text:p>-3.9873863647569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1.16272896642722">
                <text:p>-1.1627289664272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1.52423608567999">
                <text:p>-1.52423608567999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5.71505313962425">
                <text:p>-5.7150531396242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2.87327212947142">
                <text:p>-2.8732721294714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2.35181721429177">
                <text:p>-2.3518172142917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4.26367480154092">
                <text:p>-4.2636748015409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3.23942675977761">
                <text:p>-3.2394267597776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1.70405312968073">
                <text:p>1.7040531296807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2.56608169313365">
                <text:p>-2.5660816931336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4.08832567575126">
                <text:p>-4.0883256757512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5.97910404391546">
                <text:p>-5.9791040439154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1.99876515955233">
                <text:p>-1.9987651595523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4.72993065931456">
                <text:p>-4.7299306593145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3.20808873828925">
                <text:p>-3.2080887382892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4.25295667339259">
                <text:p>-4.2529566733925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5.52307446951724">
                <text:p>-5.5230744695172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1.20180374343779">
                <text:p>-1.2018037434377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5.00653979586439">
                <text:p>-5.0065397958643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438946527683499">
                <text:p>-0.43894652768349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1.69773432171419">
                <text:p>-1.6977343217141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2.01987990728034">
                <text:p>-2.01987990728034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4.53048184869105">
                <text:p>-4.5304818486910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2.848528051233">
                <text:p>-2.84852805123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3.77129602725796">
                <text:p>-3.7712960272579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4.53229984003549">
                <text:p>-4.5322998400354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3.7495038765589">
                <text:p>-3.749503876558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3.13973468765365">
                <text:p>-3.1397346876536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6.6384253150386">
                <text:p>-6.638425315038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3.17120175355463">
                <text:p>-3.1712017535546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6.80640344740065">
                <text:p>-6.8064034474006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3.62965793326943">
                <text:p>-3.6296579332694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508240979116449">
                <text:p>-0.50824097911644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498711599712621">
                <text:p>0.49871159971262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3.64243824299722">
                <text:p>-3.6424382429972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4.04879344461829">
                <text:p>-4.0487934446182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1.50282912648264">
                <text:p>-1.5028291264826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3.50425492295937">
                <text:p>-3.5042549229593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2.63070794197105">
                <text:p>-2.6307079419710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3.88152217432338">
                <text:p>-3.8815221743233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1.87710402144696">
                <text:p>-1.8771040214469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5.17969748798284">
                <text:p>-5.1796974879828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4.29121303737633">
                <text:p>-4.2912130373763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2.46193135803699">
                <text:p>-2.46193135803699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4.08085494446396">
                <text:p>-4.080854944463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68cm" xlink:href=".." xlink:type="simple" chart:class="chart:line" chart:style-name="ch1">
        <chart:title svg:x="9.918cm" svg:y="0.54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36cm" svg:y="1.73cm" svg:width="27.202cm" svg:height="17.213cm">
          <chartooo:coordinate-region svg:x="2.447cm" svg:y="1.918cm" svg:width="26.156cm" svg:height="16.837cm"/>
          <chart:axis chart:dimension="x" chart:name="primary-x" chart:style-name="ch4" chartooo:axis-type="auto">
            <chartooo:date-scale/>
            <chart:title svg:x="13.357cm" svg:y="19.349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3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416857255135699">
                <text:p>-0.416857255135699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381286118868575">
                <text:p>-0.38128611886857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06766565400951">
                <text:p>-0.50676656540095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95447615152723">
                <text:p>-0.495447615152723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470931831929797">
                <text:p>-0.47093183192979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288987592448499">
                <text:p>-0.28898759244849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52727457637676">
                <text:p>-0.4527274576376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41179711073115">
                <text:p>-0.4117971107311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395609803505517">
                <text:p>-0.39560980350551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348128524062036">
                <text:p>-0.34812852406203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68866521734674">
                <text:p>-0.36886652173467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495211235246576">
                <text:p>-0.49521123524657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371378417942017">
                <text:p>-0.37137841794201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287576297442688">
                <text:p>-0.28757629744268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4257194470089">
                <text:p>-0.53425719447008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44056748519335">
                <text:p>-0.44405674851933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413438268931135">
                <text:p>-0.41343826893113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274414967341489">
                <text:p>-0.27441496734148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374462473263203">
                <text:p>-0.37446247326320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286499536828079">
                <text:p>-0.28649953682807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31765486538431">
                <text:p>-0.3176548653843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18167804969176">
                <text:p>-0.41816780496917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464342654618167">
                <text:p>-0.46434265461816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341638387403386">
                <text:p>-0.34163838740338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488139863708438">
                <text:p>-0.48813986370843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40541453375336">
                <text:p>-0.54054145337533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432207399631419">
                <text:p>-0.43220739963141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348576634917511">
                <text:p>-0.34857663491751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470810272012825">
                <text:p>-0.47081027201282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13021749095574">
                <text:p>-0.413021749095574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23530954311177">
                <text:p>-0.52353095431117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16613144284414">
                <text:p>-0.41661314428441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284769152730923">
                <text:p>-0.28476915273092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463278989046242">
                <text:p>-0.46327898904624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41368220296525">
                <text:p>-0.41368220296525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484127925056034">
                <text:p>-0.48412792505603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393845315030954">
                <text:p>-0.39384531503095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508069287527648">
                <text:p>-0.50806928752764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20393497039399">
                <text:p>-0.52039349703939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08737266580865">
                <text:p>-0.50873726658086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302873008337857">
                <text:p>-0.30287300833785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290260146815404">
                <text:p>-0.29026014681540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389540715380228">
                <text:p>-0.389540715380228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42418486597836">
                <text:p>-0.4241848659783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73587565777459">
                <text:p>-0.47358756577745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36458222002159">
                <text:p>-0.43645822200215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347415768490334">
                <text:p>-0.34741576849033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337466873052935">
                <text:p>-0.33746687305293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467818872704903">
                <text:p>-0.46781887270490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393902263786662">
                <text:p>-0.39390226378666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378698055661496">
                <text:p>-0.37869805566149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247663176029272">
                <text:p>-0.24766317602927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28708365645321">
                <text:p>-0.42870836564532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10999562925714">
                <text:p>-0.510999562925714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344119178035838">
                <text:p>-0.34411917803583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419107407589413">
                <text:p>-0.41910740758941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97416055348848">
                <text:p>-0.49741605534884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226439813973115">
                <text:p>-0.22643981397311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332126087245194">
                <text:p>-0.33212608724519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394557298773661">
                <text:p>-0.39455729877366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150554423181407">
                <text:p>-0.15055442318140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44831944442149">
                <text:p>-0.4483194444214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319762370767832">
                <text:p>-0.31976237076783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422270243146543">
                <text:p>-0.42227024314654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430322465969389">
                <text:p>-0.43032246596938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564766698855609">
                <text:p>-0.564766698855609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460079577384257">
                <text:p>-0.46007957738425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274045838551721">
                <text:p>-0.27404583855172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45655174148795">
                <text:p>-0.54565517414879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371530338052466">
                <text:p>-0.371530338052466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1459975411543">
                <text:p>-0.4145997541154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8732942481438">
                <text:p>-0.41873294248143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325505638518486">
                <text:p>-0.325505638518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93cm" xlink:href=".." xlink:type="simple" chart:class="chart:line" chart:style-name="ch1">
        <chart:title svg:x="9.813cm" svg:y="0.54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35cm" svg:y="1.73cm" svg:width="27.148cm" svg:height="17.238cm">
          <chartooo:coordinate-region svg:x="2.447cm" svg:y="1.918cm" svg:width="26.102cm" svg:height="16.862cm"/>
          <chart:axis chart:dimension="x" chart:name="primary-x" chart:style-name="ch4" chartooo:axis-type="auto">
            <chartooo:date-scale/>
            <chart:title svg:x="13.329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9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664051570726355">
                <text:p>-0.664051570726355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29578191713507">
                <text:p>-0.52957819171350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52235816606977">
                <text:p>-0.55223581660697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47132848026234">
                <text:p>-0.547132848026234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18081805448975">
                <text:p>-0.61808180544897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477874529119745">
                <text:p>-0.47787452911974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571275716127149">
                <text:p>-0.57127571612714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99718472010541">
                <text:p>-0.69971847201054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47723105120545">
                <text:p>-0.54772310512054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05402583930827">
                <text:p>-0.50540258393082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277750163202951">
                <text:p>-0.27775016320295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68599188259813">
                <text:p>-0.56859918825981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539221967594413">
                <text:p>-0.53922196759441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49136317002">
                <text:p>-0.54913631700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6053028662076">
                <text:p>-0.53605302866207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5388714339479">
                <text:p>-0.63538871433947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592096562891289">
                <text:p>-0.59209656289128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83927964015723">
                <text:p>-0.68392796401572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14595887054566">
                <text:p>-0.61459588705456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71117859585565">
                <text:p>-0.47111785958556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63970433300789">
                <text:p>-0.66397043330078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17529848171575">
                <text:p>-0.61752984817157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02863845943991">
                <text:p>-0.60286384594399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70033302976835">
                <text:p>-0.57003330297683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83199633478484">
                <text:p>-0.58319963347848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37136297031274">
                <text:p>-0.63713629703127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94424957629604">
                <text:p>-0.69442495762960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02763461861409">
                <text:p>-0.60276346186140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74603266883177">
                <text:p>-0.67460326688317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25927192420107">
                <text:p>-0.52592719242010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3203239775904">
                <text:p>-0.71320323977590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50846102820162">
                <text:p>-0.55084610282016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382542156271114">
                <text:p>-0.38254215627111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562278744525">
                <text:p>-0.556227874452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45395297241966">
                <text:p>-0.54539529724196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94012795555364">
                <text:p>-0.59401279555536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30097613457936">
                <text:p>-0.63009761345793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33924757282224">
                <text:p>-0.63392475728222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17673686613636">
                <text:p>-0.61767368661363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646990644856814">
                <text:p>-0.64699064485681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1917349050793">
                <text:p>-0.67191734905079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491455490865895">
                <text:p>-0.49145549086589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66158339725452">
                <text:p>-0.66615833972545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08870242122436">
                <text:p>-0.50887024212243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25856611655402">
                <text:p>-0.52585661165540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00232957516112">
                <text:p>-0.60023295751611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16151939102381">
                <text:p>-0.61615193910238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30826935666715">
                <text:p>-0.63082693566671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61394488953977">
                <text:p>-0.66139448895397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62074522492105">
                <text:p>-0.66207452249210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110000095573">
                <text:p>-0.54611000009557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3438995258458">
                <text:p>-0.343899525845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80484456459418">
                <text:p>-0.4804844564594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50512199359189">
                <text:p>-0.6505121993591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82231676358442">
                <text:p>-0.58223167635844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2196969207512">
                <text:p>-0.602196969207512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507731635376021">
                <text:p>-0.50773163537602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22191476772842">
                <text:p>-0.52219147677284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413921789354407">
                <text:p>-0.413921789354407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95545520203422">
                <text:p>-0.59554552020342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62357779538323">
                <text:p>-0.66235777953832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15563838567054">
                <text:p>-0.71556383856705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46648206831216">
                <text:p>-0.4664820683121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8523136012151">
                <text:p>-0.5852313601215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2568916318382">
                <text:p>-0.7125689163183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70308402779907">
                <text:p>-0.77030840277990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57697586099464">
                <text:p>-0.65769758609946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472136371513678">
                <text:p>-0.47213637151367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8255689751067">
                <text:p>-0.708255689751067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86480864154438">
                <text:p>-0.58648086415443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38046445323355">
                <text:p>-0.53804644532335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07400578587123">
                <text:p>-0.70740057858712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94309649833996">
                <text:p>-0.494309649833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51cm" svg:height="20.346cm" xlink:href=".." xlink:type="simple" chart:class="chart:line" chart:style-name="ch1">
        <chart:title svg:x="9.931cm" svg:y="0.541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37cm" svg:y="1.732cm" svg:width="27.227cm" svg:height="17.288cm">
          <chartooo:coordinate-region svg:x="2.447cm" svg:y="1.732cm" svg:width="26.181cm" svg:height="14.585cm"/>
          <chart:axis chart:dimension="x" chart:name="primary-x" chart:style-name="ch4" chartooo:axis-type="auto">
            <chartooo:date-scale/>
            <chart:title svg:x="13.37cm" svg:y="19.427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47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0.525278240575395">
                <text:p>0.525278240575395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433187526865">
                <text:p>0.4043318752686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457659684891269">
                <text:p>0.45765968489126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9485138764709">
                <text:p>0.54948513876470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01597308857916">
                <text:p>0.50159730885791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39266888669741">
                <text:p>0.3926688866974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720095369605483">
                <text:p>0.72009536960548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1610510178812">
                <text:p>0.6161051017881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499091593420817">
                <text:p>0.49909159342081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5894799590021">
                <text:p>0.55589479959002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354763857625696">
                <text:p>0.35476385762569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53903422713877">
                <text:p>0.45390342271387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351884899277626">
                <text:p>0.351884899277626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1876861894642">
                <text:p>0.4187686189464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21684526475513">
                <text:p>0.62168452647551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86660814534024">
                <text:p>0.58666081453402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381010738837616">
                <text:p>0.38101073883761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1646963462653">
                <text:p>0.57164696346265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465661807807158">
                <text:p>0.46566180780715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28238862195501">
                <text:p>0.2823886219550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400335151750847">
                <text:p>0.40033515175084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7509901753083">
                <text:p>0.5750990175308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628536355189985">
                <text:p>0.62853635518998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34674464599661">
                <text:p>0.434674464599661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96989196493429">
                <text:p>0.59698919649342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599890491784232">
                <text:p>0.59989049178423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610435117917493">
                <text:p>0.61043511791749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481768250628088">
                <text:p>0.48176825062808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684655723036773">
                <text:p>0.68465572303677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92143004113032">
                <text:p>0.39214300411303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54633358812486">
                <text:p>0.55463335881248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86694976350291">
                <text:p>0.48669497635029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450285701903033">
                <text:p>0.45028570190303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567073526149658">
                <text:p>0.56707352614965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84976190559262">
                <text:p>0.58497619055926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422837477047431">
                <text:p>0.42283747704743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48704129735593">
                <text:p>0.64870412973559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16018137245612">
                <text:p>0.51601813724561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545157619513069">
                <text:p>0.54515761951306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610197128772777">
                <text:p>0.61019712877277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13065283545535">
                <text:p>0.41306528354553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33288115019455">
                <text:p>0.43328811501945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419197722302935">
                <text:p>0.41919772230293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90240388743622">
                <text:p>0.49024038874362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380376232873236">
                <text:p>0.38037623287323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62964573823934">
                <text:p>0.6296457382393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540728648117308">
                <text:p>0.540728648117308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24902377803327">
                <text:p>0.52490237780332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494591030116056">
                <text:p>0.49459103011605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425794648500708">
                <text:p>0.425794648500708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00644772886153">
                <text:p>0.40064477288615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66475488390348">
                <text:p>0.46647548839034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99802126063018">
                <text:p>0.4998021260630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624741850240606">
                <text:p>0.624741850240606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85155142950108">
                <text:p>0.58515514295010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61824230588836">
                <text:p>0.6182423058883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25152875263856">
                <text:p>0.32515287526385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361682006647045">
                <text:p>0.36168200664704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01559825220282">
                <text:p>0.40155982522028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298082214660515">
                <text:p>0.29808221466051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56598440235953">
                <text:p>0.45659844023595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584306534087497">
                <text:p>0.58430653408749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375700223786986">
                <text:p>0.37570022378698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57324957520467">
                <text:p>0.557324957520467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611375195735887">
                <text:p>0.61137519573588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585123996481753">
                <text:p>0.58512399648175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427178651357833">
                <text:p>0.42717865135783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54549919292068">
                <text:p>0.65454991929206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646108834689914">
                <text:p>0.64610883468991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76036935002914">
                <text:p>0.57603693500291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636795746174103">
                <text:p>0.63679574617410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40121626169634">
                <text:p>0.54012162616963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24788632153842">
                <text:p>0.524788632153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185cm" svg:y="0.54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35cm" svg:y="1.73cm" svg:width="27.176cm" svg:height="17.238cm">
          <chartooo:coordinate-region svg:x="2.446cm" svg:y="1.918cm" svg:width="26.13cm" svg:height="16.862cm"/>
          <chart:axis chart:dimension="x" chart:name="primary-x" chart:style-name="ch4" chartooo:axis-type="auto">
            <chartooo:date-scale/>
            <chart:title svg:x="13.343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43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736607956770609">
                <text:p>-0.736607956770609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54828126802357">
                <text:p>-0.75482812680235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62328240267389">
                <text:p>-0.76232824026738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15602846574969">
                <text:p>-0.81560284657496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91696050127502">
                <text:p>-0.79169605012750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32734826968861">
                <text:p>-0.73273482696886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0225790828728">
                <text:p>-0.77022579082872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77259972614144">
                <text:p>-0.77725997261414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65520818784873">
                <text:p>-0.76552081878487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355770170563">
                <text:p>-0.735577017056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722543397277552">
                <text:p>-0.72254339727755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02288250334985">
                <text:p>-0.80228825033498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74797913804311">
                <text:p>-0.7479791380431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70845952836351">
                <text:p>-0.77084595283635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68836231321218">
                <text:p>-0.76883623132121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8326492151452">
                <text:p>-0.76832649215145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35906593760995">
                <text:p>-0.73590659376099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96651780636711">
                <text:p>-0.69665178063671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54838624056904">
                <text:p>-0.75483862405690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756653602922562">
                <text:p>-0.75665360292256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61302489323905">
                <text:p>-0.76130248932390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39744770559287">
                <text:p>-0.73974477055928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82423224991203">
                <text:p>-0.78242322499120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35075067965745">
                <text:p>-0.73507506796574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808431770218421">
                <text:p>-0.808431770218421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84948481781054">
                <text:p>-0.78494848178105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80140437743211">
                <text:p>-0.78014043774321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68682608616618">
                <text:p>-0.76868260861661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72183416418586">
                <text:p>-0.772183416418586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78125851523641">
                <text:p>-0.778125851523641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69798321492906">
                <text:p>-0.76979832149290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14590881871327">
                <text:p>-0.71459088187132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66002266133741">
                <text:p>-0.76600226613374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71174064354329">
                <text:p>-0.77117406435432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74563436109444">
                <text:p>-0.77456343610944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67037523412215">
                <text:p>-0.76703752341221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3252109099314">
                <text:p>-0.75325210909931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44265949181624">
                <text:p>-0.74426594918162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45621036253028">
                <text:p>-0.74562103625302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8482717578649">
                <text:p>-0.7848271757864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23411508731848">
                <text:p>-0.72341150873184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12866877829793">
                <text:p>-0.71286687782979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43149770209533">
                <text:p>-0.74314977020953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58220515483472">
                <text:p>-0.75822051548347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4915727512855">
                <text:p>-0.77491572751285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41000219357643">
                <text:p>-0.74100021935764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51122578654035">
                <text:p>-0.751122578654035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06778559788012">
                <text:p>-0.70677855978801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6558466927288">
                <text:p>-0.7655846692728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33240538736877">
                <text:p>-0.73324053873687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58373890316956">
                <text:p>-0.75837389031695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68842370640558">
                <text:p>-0.66884237064055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53641689231703">
                <text:p>-0.75364168923170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781551966943289">
                <text:p>-0.7815519669432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58025802670222">
                <text:p>-0.75802580267022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763095303407007">
                <text:p>-0.76309530340700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583347795938">
                <text:p>-0.7658334779593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34099156551336">
                <text:p>-0.73409915655133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62137725472858">
                <text:p>-0.76213772547285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9254419763163">
                <text:p>-0.72925441976316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10658885344625">
                <text:p>-0.710658885344625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9246921182448">
                <text:p>-0.75924692118244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02734463745868">
                <text:p>-0.70273446374586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2247104787749">
                <text:p>-0.77224710478774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7116996904939">
                <text:p>-0.7711699690493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84265958724124">
                <text:p>-0.78426595872412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49090133217202">
                <text:p>-0.74909013321720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12599655030373">
                <text:p>-0.71259965503037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73466643419782">
                <text:p>-0.773466643419782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82412224291841">
                <text:p>-0.78241222429184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57683766072759">
                <text:p>-0.75768376607275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48432293976447">
                <text:p>-0.74843229397644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53994712234128">
                <text:p>-0.753994712234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185cm" svg:y="0.54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35cm" svg:y="1.73cm" svg:width="27.176cm" svg:height="17.238cm">
          <chartooo:coordinate-region svg:x="2.446cm" svg:y="1.918cm" svg:width="26.13cm" svg:height="16.862cm"/>
          <chart:axis chart:dimension="x" chart:name="primary-x" chart:style-name="ch4" chartooo:axis-type="auto">
            <chartooo:date-scale/>
            <chart:title svg:x="13.343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9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593322427633325">
                <text:p>-0.593322427633325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1568555114854">
                <text:p>-0.5156855511485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90844261845811">
                <text:p>-0.69084426184581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72483140416581">
                <text:p>-0.472483140416581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594977410413226">
                <text:p>-0.59497741041322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83384242698427">
                <text:p>-0.58338424269842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70623117111076">
                <text:p>-0.6706231171110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03263654056825">
                <text:p>-0.70326365405682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02941018248875">
                <text:p>-0.60294101824887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34455319172777">
                <text:p>-0.53445531917277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199784954904114">
                <text:p>-0.19978495490411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75087129750994">
                <text:p>-0.57508712975099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14838304334637">
                <text:p>-0.61483830433463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99469989439231">
                <text:p>-0.59946998943923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73139581278686">
                <text:p>-0.57313958127868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4741547188192">
                <text:p>-0.63474154718819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93533169611051">
                <text:p>-0.69353316961105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75690211454533">
                <text:p>-0.67569021145453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35540655162787">
                <text:p>-0.73554065516278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56964394132756">
                <text:p>-0.45696439413275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24105634495417">
                <text:p>-0.72410563449541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99299903634337">
                <text:p>-0.69929990363433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90268897705852">
                <text:p>-0.69026889770585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615535788251786">
                <text:p>-0.61553578825178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94492466264719">
                <text:p>-0.59449246626471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98151531981942">
                <text:p>-0.69815153198194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24790963439963">
                <text:p>-0.62479096343996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83698191259044">
                <text:p>-0.68369819125904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59591528344497">
                <text:p>-0.5959152834449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41085739342196">
                <text:p>-0.74108573934219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7970645428513">
                <text:p>-0.71797064542851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81827959702489">
                <text:p>-0.48182795970248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71314699631766">
                <text:p>-0.67131469963176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693424152682573">
                <text:p>-0.69342415268257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27474405524554">
                <text:p>-0.62747440552455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648359561611145">
                <text:p>-0.64835956161114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02003401225691">
                <text:p>-0.80200340122569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1673157681045">
                <text:p>-0.65167315768104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77642634522858">
                <text:p>-0.57764263452285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51637682463448">
                <text:p>-0.55163768246344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42546358217002">
                <text:p>-0.64254635821700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1739334009539">
                <text:p>-0.5173933400953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05643478844354">
                <text:p>-0.60564347884435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71278235424873">
                <text:p>-0.57127823542487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42252087787837">
                <text:p>-0.542252087787837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99024716723783">
                <text:p>-0.69902471672378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544057362888159">
                <text:p>-0.54405736288815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90634695562424">
                <text:p>-0.69063469556242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1115383963895">
                <text:p>-0.7111538396389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7954646995001">
                <text:p>-0.65795464699500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35797786674236">
                <text:p>-0.53579778667423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53302994091637">
                <text:p>-0.55330299409163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04536525322197">
                <text:p>-0.604536525322197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24839378130855">
                <text:p>-0.62483937813085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10207165684477">
                <text:p>-0.61020716568447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57471753929583">
                <text:p>-0.65747175392958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66552121443153">
                <text:p>-0.46655212144315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07737710404324">
                <text:p>-0.60773771040432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02478383811665">
                <text:p>-0.50247838381166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87182329215791">
                <text:p>-0.58718232921579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90790650740116">
                <text:p>-0.69079065074011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74753488895933">
                <text:p>-0.77475348889593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53031772163986">
                <text:p>-0.55303177216398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12763505153226">
                <text:p>-0.61276350515322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7114978287199">
                <text:p>-0.71711497828719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657255037941252">
                <text:p>-0.65725503794125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42315220420034">
                <text:p>-0.64231522042003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526736768615178">
                <text:p>-0.52673676861517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5660051754368">
                <text:p>-0.70566005175436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76905499259419">
                <text:p>-0.57690549925941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95131097738638">
                <text:p>-0.59513109773863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45929442112084">
                <text:p>-0.64592944211208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5909953886844">
                <text:p>-0.5909953886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cm" svg:height="20.293cm" xlink:href=".." xlink:type="simple" chart:class="chart:line" chart:style-name="ch1">
        <chart:title svg:x="11.187cm" svg:y="0.54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36cm" svg:y="1.73cm" svg:width="27.178cm" svg:height="17.238cm">
          <chartooo:coordinate-region svg:x="2.447cm" svg:y="1.73cm" svg:width="26.132cm" svg:height="14.535cm"/>
          <chart:axis chart:dimension="x" chart:name="primary-x" chart:style-name="ch4" chartooo:axis-type="auto">
            <chartooo:date-scale/>
            <chart:title svg:x="13.345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65cm" chart:style-name="ch6">
              <text:p>Spearman Rho (VarStrlen[f] / MeanStrlen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0.483468673376323">
                <text:p>0.483468673376323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7341606124715">
                <text:p>0.40734160612471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589111900075741">
                <text:p>0.58911190007574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435351892097216">
                <text:p>0.435351892097216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45227107259678">
                <text:p>0.54522710725967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469998906202105">
                <text:p>0.46999890620210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620008814106052">
                <text:p>0.620008814106052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21078250255723">
                <text:p>0.621078250255723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513658857414877">
                <text:p>0.51365885741487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7228565467423">
                <text:p>0.55722856546742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178296185320344">
                <text:p>0.17829618532034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98157663661158">
                <text:p>0.49815766366115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472688851928913">
                <text:p>0.47268885192891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536436471747926">
                <text:p>0.53643647174792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523200648290338">
                <text:p>0.52320064829033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11863297155634">
                <text:p>0.51186329715563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481714720862508">
                <text:p>0.48171472086250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9357069696509">
                <text:p>0.57935706969650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55522161409585">
                <text:p>0.655522161409585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387990957959306">
                <text:p>0.38799095795930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581877833166056">
                <text:p>0.58187783316605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63427776424088">
                <text:p>0.56342777642408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590199429480988">
                <text:p>0.59019942948098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90051540510722">
                <text:p>0.49005154051072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22788888590472">
                <text:p>0.52278888859047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604118699865872">
                <text:p>0.60411869986587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567855651560736">
                <text:p>0.56785565156073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55950348381078">
                <text:p>0.5595034838107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545426188364414">
                <text:p>0.545426188364414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620417757488313">
                <text:p>0.62041775748831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973651490298">
                <text:p>0.597365149029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45817920461321">
                <text:p>0.44581792046132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633706117422901">
                <text:p>0.63370611742290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600561210547613">
                <text:p>0.60056121054761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57478541041623">
                <text:p>0.55747854104162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523518944689324">
                <text:p>0.52351894468932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88852726570837">
                <text:p>0.68885272657083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27312168273519">
                <text:p>0.52731216827351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460406400857473">
                <text:p>0.46040640085747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448657692261435">
                <text:p>0.44865769226143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87677893885471">
                <text:p>0.48767789388547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15967376271106">
                <text:p>0.41596737627110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512606622724241">
                <text:p>0.51260662272424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5687719389859">
                <text:p>0.4568771938985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461703230346212">
                <text:p>0.46170323034621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551496842042283">
                <text:p>0.55149684204228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409697128270363">
                <text:p>0.40969712827036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61712590763631">
                <text:p>0.56171259076363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539311086777805">
                <text:p>0.53931108677780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534915300617627">
                <text:p>0.53491530061762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35058025834754">
                <text:p>0.435058025834754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53946427177934">
                <text:p>0.45394642717793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59470792238324">
                <text:p>0.45947079223832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30783108355278">
                <text:p>0.53078310835527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17404865621949">
                <text:p>0.51740486562194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555756129074234">
                <text:p>0.55575612907423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64843865192501">
                <text:p>0.36484386519250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475604092195634">
                <text:p>0.47560409219563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51938811367236">
                <text:p>0.45193881136723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423788622009237">
                <text:p>0.42378862200923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548066012053566">
                <text:p>0.54806601205356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652736936618061">
                <text:p>0.65273693661806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43340627105015">
                <text:p>0.4334062710501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01509454329931">
                <text:p>0.50150945432993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579363977974028">
                <text:p>0.57936397797402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92065725836236">
                <text:p>0.49206572583623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3123330091066">
                <text:p>0.5312333009106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02460144316282">
                <text:p>0.602460144316282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591556409645328">
                <text:p>0.59155640964532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45747715185418">
                <text:p>0.54574771518541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556629611840797">
                <text:p>0.556629611840797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64049475294018">
                <text:p>0.56404947529401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92453779015247">
                <text:p>0.592453779015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67cm" xlink:href=".." xlink:type="simple" chart:class="chart:line" chart:style-name="ch1">
        <chart:title svg:x="11.185cm" svg:y="0.54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35cm" svg:y="1.73cm" svg:width="27.176cm" svg:height="17.212cm">
          <chartooo:coordinate-region svg:x="2.446cm" svg:y="1.918cm" svg:width="26.13cm" svg:height="16.836cm"/>
          <chart:axis chart:dimension="x" chart:name="primary-x" chart:style-name="ch4" chartooo:axis-type="auto">
            <chartooo:date-scale/>
            <chart:title svg:x="13.343cm" svg:y="19.348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77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822074882320653">
                <text:p>-0.822074882320653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68629275136788">
                <text:p>-0.76862927513678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83644243310643">
                <text:p>-0.78364424331064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38487987291918">
                <text:p>-0.63848798729191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3762956148195">
                <text:p>-0.8376295614819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203876013295">
                <text:p>-0.620387601329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20907880233006">
                <text:p>-0.72090788023300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17115984557566">
                <text:p>-0.71711598455756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35444223561589">
                <text:p>-0.73544422356158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03271956466227">
                <text:p>-0.70327195646622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74702020449981">
                <text:p>-0.67470202044998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14109764453917">
                <text:p>-0.71410976445391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12930951804472">
                <text:p>-0.81293095180447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90871127797535">
                <text:p>-0.79087112779753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85523872354376">
                <text:p>-0.78552387235437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6743876157472">
                <text:p>-0.76674387615747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47114481698152">
                <text:p>-0.74711448169815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57378740970072">
                <text:p>-0.65737874097007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08805469091747">
                <text:p>-0.80880546909174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00236828465285">
                <text:p>-0.80023682846528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48684575914854">
                <text:p>-0.74868457591485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40098219637511">
                <text:p>-0.64009821963751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11701981140692">
                <text:p>-0.71170198114069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62143082932119">
                <text:p>-0.76214308293211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31948139372822">
                <text:p>-0.53194813937282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0742498714592">
                <text:p>-0.74074249871459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3736314579284">
                <text:p>-0.63373631457928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4241423526908">
                <text:p>-0.70424142352690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18067945370483">
                <text:p>-0.61806794537048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52850253116099">
                <text:p>-0.75285025311609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94590269977066">
                <text:p>-0.59459026997706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4642455828578">
                <text:p>-0.7464245582857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17338152529197">
                <text:p>-0.717338152529197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37211942731696">
                <text:p>-0.83721194273169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88753106077571">
                <text:p>-0.58875310607757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42576216755417">
                <text:p>-0.842576216755417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39627907657819">
                <text:p>-0.73962790765781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832606100594">
                <text:p>-0.783260610059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63639680256428">
                <text:p>-0.56363968025642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8947368421053">
                <text:p>-0.67894736842105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37705389506436">
                <text:p>-0.73770538950643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3254310813073">
                <text:p>-0.7325431081307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680564199039882">
                <text:p>-0.68056419903988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7020009604875">
                <text:p>-0.77702000960487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69586583361216">
                <text:p>-0.76958658336121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45619470313402">
                <text:p>-0.74561947031340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70175438596491">
                <text:p>-0.67017543859649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33770804609042">
                <text:p>-0.73377080460904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1804416090483">
                <text:p>-0.79180441609048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411339828751965">
                <text:p>-0.41133982875196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65934065934066">
                <text:p>-0.56593406593406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62218348987033">
                <text:p>-0.66221834898703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0590141030331">
                <text:p>-0.80590141030331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02519793945942">
                <text:p>-0.70251979394594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5882352941176">
                <text:p>-0.60588235294117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6678249942934">
                <text:p>-0.76667824994293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04806519858032">
                <text:p>-0.70480651985803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25836832074769">
                <text:p>-0.72583683207476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651960784313726">
                <text:p>-0.651960784313726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0021522965008">
                <text:p>-0.75002152296500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20588235294118">
                <text:p>-0.62058823529411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0229092709588">
                <text:p>-0.6022909270958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40964695716355">
                <text:p>-0.74096469571635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21386360260435">
                <text:p>-0.72138636026043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92273756856157">
                <text:p>-0.79227375685615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41200012394764">
                <text:p>-0.74120001239476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80956615822148">
                <text:p>-0.58095661582214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7101009448565">
                <text:p>-0.77710100944856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07250852793029">
                <text:p>-0.70725085279302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92147290775034">
                <text:p>-0.79214729077503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48401841812087">
                <text:p>-0.6484018418120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1cm" svg:height="20.206cm" xlink:href=".." xlink:type="simple" chart:class="chart:line" chart:style-name="ch1">
        <chart:title svg:x="9.886cm" svg:y="0.539cm" chart:style-name="ch2">
          <text:p>Undefined Variances Removed from Domain</text:p>
        </chart:title>
        <chart:plot-area chart:style-name="ch3" table:cell-range-address="spearman_cors.A2:spearman_cors.A74 spearman_cors.L2:spearman_cors.L74" chart:data-source-has-labels="column" svg:x="1.535cm" svg:y="1.728cm" svg:width="27.141cm" svg:height="17.154cm">
          <chartooo:coordinate-region svg:x="2.447cm" svg:y="1.916cm" svg:width="26.095cm" svg:height="16.778cm"/>
          <chart:axis chart:dimension="x" chart:name="primary-x" chart:style-name="ch4" chartooo:axis-type="auto">
            <chartooo:date-scale/>
            <chart:title svg:x="13.325cm" svg:y="19.287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81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L2:spearman_cors.L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3.71405375957427">
                <text:p>3.71405375957427</text:p>
                <draw:g>
                  <svg:desc>spearman_cors.L2:spearman_cors.L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1.84293869769222">
                <text:p>1.84293869769222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599723740252537">
                <text:p>0.59972374025253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641068835665035">
                <text:p>0.64106883566503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1.72298904567903">
                <text:p>1.7229890456790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2.19737546839307">
                <text:p>2.1973754683930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2.17176809173923">
                <text:p>2.1717680917392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4.89064579042526">
                <text:p>4.8906457904252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2.06540835818351">
                <text:p>2.0654083581835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2.22313246079846">
                <text:p>2.2231324607984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1.07289486319797">
                <text:p>-1.0728948631979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81696506170462">
                <text:p>0.88169650617046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1.92572855072449">
                <text:p>1.92572855072449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3.25867359608588">
                <text:p>3.2586735960858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0284288857060035">
                <text:p>0.028428885706003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2.65322941022443">
                <text:p>2.6532294102244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2.28371311421882">
                <text:p>2.2837131142188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6.68744360509993">
                <text:p>6.6874436050999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2.85465375103501">
                <text:p>2.8546537510350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2.05606091953446">
                <text:p>2.0560609195344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4.44788688282816">
                <text:p>4.4478868828281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3.00228324861946">
                <text:p>3.0022832486194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2.27033753635173">
                <text:p>2.2703375363517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3.02211215781583">
                <text:p>3.0221121578158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1.50458866593954">
                <text:p>1.5045886659395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1.51779387294368">
                <text:p>1.5177938729436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3.98942162203624">
                <text:p>3.9894216220362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3.64417674374229">
                <text:p>3.6441767437422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3.46408592161652">
                <text:p>3.4640859216165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1.31098291193398">
                <text:p>1.3109829119339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2.97863980332089">
                <text:p>2.97863980332089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1.93634518237953">
                <text:p>1.93634518237953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1.06610106108485">
                <text:p>1.0661010610848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1.3276155883777">
                <text:p>1.327615588377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1.85140919914513">
                <text:p>1.8514091991451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1.36841633995095">
                <text:p>1.3684163399509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3.76081196975151">
                <text:p>3.7608119697515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1.83503947444774">
                <text:p>1.8350394744477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1.44632101413365">
                <text:p>1.44632101413365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2.29696218372022">
                <text:p>2.29696218372022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4.93582561296071">
                <text:p>4.9358256129607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2.66738061288954">
                <text:p>2.6673806128895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3.66416577741587">
                <text:p>3.66416577741587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1.05106703311528">
                <text:p>1.0510670331152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630920913075968">
                <text:p>0.63092091307596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2.63812856961802">
                <text:p>2.6381285696180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3.93189993817102">
                <text:p>3.9318999381710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4.27639080569827">
                <text:p>4.2763908056982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2.96987910472031">
                <text:p>2.96987910472031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3.73823883060471">
                <text:p>3.7382388306047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1.82996659579642">
                <text:p>1.82996659579642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1.11455449829635">
                <text:p>1.1145544982963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670685619005646">
                <text:p>0.67068561900564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2.45285813281087">
                <text:p>2.45285813281087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3.38875006394538">
                <text:p>3.3887500639453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3.05284764919815">
                <text:p>3.0528476491981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122064344809975">
                <text:p>0.12206434480997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3.4279353031723">
                <text:p>3.427935303172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1.00168882066655">
                <text:p>1.0016888206665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2.37180871108682">
                <text:p>2.3718087110868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7.07707054275592">
                <text:p>7.07707054275592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4.48138929836852">
                <text:p>4.48138929836852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1.64925243905422">
                <text:p>1.6492524390542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2.20556089011699">
                <text:p>2.2055608901169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4.71456899038543">
                <text:p>4.7145689903854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3.93676006615487">
                <text:p>3.9367600661548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2.5204592284028">
                <text:p>2.520459228402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2.6441291733241">
                <text:p>2.644129173324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2.76123575741084">
                <text:p>2.7612357574108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03788651607491">
                <text:p>3.0378865160749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1.92842580481205">
                <text:p>1.9284258048120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4.24013063141698">
                <text:p>4.2401306314169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2.12733636645269">
                <text:p>2.127336366452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